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shapes>
          <draw:frame draw:z-index="0" draw:style-name="gr1" draw:text-style-name="P1" svg:width="23.446cm" svg:height="15.635cm" svg:x="1.98cm" svg:y="15.55cm">
            <draw:object draw:notify-on-update-of-ranges="pthread.A27:pthread.A33 pthread.A27:pthread.A33 pthread.B26:pthread.B26 pthread.B27:pthread.B33 pthread.A27:pthread.A33 pthread.C26:pthread.C26 pthread.C27:pthread.C33 pthread.A27:pthread.A33 pthread.D26:pthread.D26 pthread.D27:pthread.D33 pthread.A27:pthread.A33 pthread.E26:pthread.E26 pthread.E27:pthread.E33 pthread.A27:pthread.A33 pthread.F26:pthread.F26 pthread.F27:pthread.F33 pthread.A27:pthread.A33 pthread.G26:pthread.G26 pthread.G27:pthread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193" calcext:value-type="float">
            <text:p>8193</text:p>
          </table:table-cell>
          <table:table-cell office:value-type="float" office:value="4188" calcext:value-type="float">
            <text:p>418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9783961918711" calcext:value-type="float">
            <text:p>1,89783961918711</text:p>
          </table:table-cell>
          <table:table-cell table:formula="of:=[.$A$6]/[.D6]" office:value-type="float" office:value="3.71275071633238" calcext:value-type="float">
            <text:p>3,71275071633238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3491" calcext:value-type="float">
            <text:p>33491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93281777193873" calcext:value-type="float">
            <text:p>1,93281777193873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0797" calcext:value-type="float">
            <text:p>150797</text:p>
          </table:table-cell>
          <table:table-cell office:value-type="float" office:value="67519" calcext:value-type="float">
            <text:p>67519</text:p>
          </table:table-cell>
          <table:table-cell office:value-type="float" office:value="33366" calcext:value-type="float">
            <text:p>33366</text:p>
          </table:table-cell>
          <table:table-cell office:value-type="float" office:value="17588" calcext:value-type="float">
            <text:p>17588</text:p>
          </table:table-cell>
          <table:table-cell office:value-type="float" office:value="9577" calcext:value-type="float">
            <text:p>957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5434922445407" calcext:value-type="float">
            <text:p>1,95434922445407</text:p>
          </table:table-cell>
          <table:table-cell table:formula="of:=[.$A$18]/[.D18]" office:value-type="float" office:value="4.36484545091011" calcext:value-type="float">
            <text:p>4,36484545091011</text:p>
          </table:table-cell>
          <table:table-cell table:formula="of:=[.$A$18]/[.E18]" office:value-type="float" office:value="8.83264400887131" calcext:value-type="float">
            <text:p>8,83264400887131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30.7726845567505" calcext:value-type="float">
            <text:p>30,7726845567505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82251521298174" calcext:value-type="float">
            <text:p>0,982251521298174</text:p>
          </table:table-cell>
          <table:table-cell office:value-type="float" office:value="1.00640776699029" calcext:value-type="float">
            <text:p>1,006407766990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4740104911779" calcext:value-type="float">
            <text:p>1,84740104911779</text:p>
          </table:table-cell>
          <table:table-cell office:value-type="float" office:value="1.83816053907081" calcext:value-type="float">
            <text:p>1,83816053907081</text:p>
          </table:table-cell>
          <table:table-cell office:value-type="float" office:value="1.88800093332556" calcext:value-type="float">
            <text:p>1,88800093332556</text:p>
          </table:table-cell>
          <table:table-cell office:value-type="float" office:value="1.92909739435343" calcext:value-type="float">
            <text:p>1,92909739435343</text:p>
          </table:table-cell>
          <table:table-cell office:value-type="float" office:value="1.92667507828691" calcext:value-type="float">
            <text:p>1,926675078286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5087076076994" calcext:value-type="float">
            <text:p>3,55087076076994</text:p>
          </table:table-cell>
          <table:table-cell office:value-type="float" office:value="3.65171441991545" calcext:value-type="float">
            <text:p>3,65171441991545</text:p>
          </table:table-cell>
          <table:table-cell office:value-type="float" office:value="3.78704732931609" calcext:value-type="float">
            <text:p>3,78704732931609</text:p>
          </table:table-cell>
          <table:table-cell office:value-type="float" office:value="4.20843554641133" calcext:value-type="float">
            <text:p>4,20843554641133</text:p>
          </table:table-cell>
          <table:table-cell office:value-type="float" office:value="4.26405266584678" calcext:value-type="float">
            <text:p>4,2640526658467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62222222222222" calcext:value-type="float">
            <text:p>6,62222222222222</text:p>
          </table:table-cell>
          <table:table-cell office:value-type="float" office:value="6.91066666666667" calcext:value-type="float">
            <text:p>6,91066666666667</text:p>
          </table:table-cell>
          <table:table-cell office:value-type="float" office:value="7.49994206928514" calcext:value-type="float">
            <text:p>7,49994206928514</text:p>
          </table:table-cell>
          <table:table-cell office:value-type="float" office:value="8.18394460117979" calcext:value-type="float">
            <text:p>8,18394460117979</text:p>
          </table:table-cell>
          <table:table-cell office:value-type="float" office:value="8.52847551799977" calcext:value-type="float">
            <text:p>8,52847551799977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.7611111111111" calcext:value-type="float">
            <text:p>10,7611111111111</text:p>
          </table:table-cell>
          <table:table-cell office:value-type="float" office:value="12.5395161290323" calcext:value-type="float">
            <text:p>12,5395161290323</text:p>
          </table:table-cell>
          <table:table-cell office:value-type="float" office:value="13.8939686628032" calcext:value-type="float">
            <text:p>13,8939686628032</text:p>
          </table:table-cell>
          <table:table-cell office:value-type="float" office:value="15.7716488730724" calcext:value-type="float">
            <text:p>15,7716488730724</text:p>
          </table:table-cell>
          <table:table-cell office:value-type="float" office:value="16.756311121219" calcext:value-type="float">
            <text:p>16,756311121219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.8278145695364" calcext:value-type="float">
            <text:p>12,8278145695364</text:p>
          </table:table-cell>
          <table:table-cell office:value-type="float" office:value="17.6292517006803" calcext:value-type="float">
            <text:p>17,6292517006803</text:p>
          </table:table-cell>
          <table:table-cell office:value-type="float" office:value="23.1682176091625" calcext:value-type="float">
            <text:p>23,1682176091625</text:p>
          </table:table-cell>
          <table:table-cell office:value-type="float" office:value="27.9219460973049" calcext:value-type="float">
            <text:p>27,9219460973049</text:p>
          </table:table-cell>
          <table:table-cell office:value-type="float" office:value="29.6131430868167" calcext:value-type="float">
            <text:p>29,6131430868167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11529411764706" calcext:value-type="float">
            <text:p>9,11529411764706</text:p>
          </table:table-cell>
          <table:table-cell office:value-type="float" office:value="15.7857868020305" calcext:value-type="float">
            <text:p>15,7857868020305</text:p>
          </table:table-cell>
          <table:table-cell office:value-type="float" office:value="26.8932280847528" calcext:value-type="float">
            <text:p>26,8932280847528</text:p>
          </table:table-cell>
          <table:table-cell office:value-type="float" office:value="36.1208965361105" calcext:value-type="float">
            <text:p>36,1208965361105</text:p>
          </table:table-cell>
          <table:table-cell office:value-type="float" office:value="42.489907727797" calcext:value-type="float">
            <text:p>42,489907727797</text:p>
          </table:table-cell>
          <table:table-cell/>
        </table:table-row>
      </table:table>
      <table:table table:name="ff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37797" calcext:value-type="float">
            <text:p>137797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3872580680276" calcext:value-type="float">
            <text:p>2,13872580680276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pthread_plot" table:style-name="ta1">
        <table:shapes>
          <draw:frame draw:z-index="0" draw:style-name="gr1" draw:text-style-name="P1" svg:width="19cm" svg:height="15cm" svg:x="5.4cm" svg:y="17cm">
            <draw:object draw:notify-on-update-of-ranges="pthread_plot.A3:pthread_plot.A35 pthread_plot.H2:pthread_plot.H2 pthread_plot.H3:pthread_plot.H35 pthread_plot.A3:pthread_plot.A35 pthread_plot.I2:pthread_plot.I2 pthread_plot.I3:pthread_plot.I35 pthread_plot.A3:pthread_plot.A35 pthread_plot.J2:pthread_plot.J2 pthread_plot.J3:pthread_plot.J35 pthread_plot.A3:pthread_plot.A35 pthread_plot.K2:pthread_plot.K2 pthread_plot.K3:pthread_plot.K35 pthread_plot.A3:pthread_plot.A35 pthread_plot.L2:pthread_plot.L2 pthread_plot.L3:pthread_plot.L35 pthread_plot.A3:pthread_plot.A35 pthread_plot.M2:pthread_plot.M2 pthread_plot.M3:pthread_plot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5" calcext:value-type="float">
            <text:p>2065</text:p>
          </table:table-cell>
          <table:table-cell office:value-type="float" office:value="8210" calcext:value-type="float">
            <text:p>8210</text:p>
          </table:table-cell>
          <table:table-cell office:value-type="float" office:value="33238" calcext:value-type="float">
            <text:p>33238</text:p>
          </table:table-cell>
          <table:table-cell office:value-type="float" office:value="82306" calcext:value-type="float">
            <text:p>82306</text:p>
          </table:table-cell>
          <table:table-cell office:value-type="float" office:value="150802" calcext:value-type="float">
            <text:p>15080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87" calcext:value-type="float">
            <text:p>1,87</text:p>
          </table:table-cell>
          <table:table-cell table:formula="of:=ROUND([.$C$2]/[.C4]; 2)" office:value-type="float" office:value="1.89" calcext:value-type="float">
            <text:p>1,89</text:p>
          </table:table-cell>
          <table:table-cell table:formula="of:=ROUND([.$D$2]/[.D4]; 2)" office:value-type="float" office:value="1.97" calcext:value-type="float">
            <text:p>1,97</text:p>
          </table:table-cell>
          <table:table-cell/>
          <table:table-cell table:formula="of:=ROUND([.$F$2]/[.F4]; 2)"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4192" calcext:value-type="float">
            <text:p>4192</text:p>
          </table:table-cell>
          <table:table-cell office:value-type="float" office:value="16565" calcext:value-type="float">
            <text:p>16565</text:p>
          </table:table-cell>
          <table:table-cell office:value-type="float" office:value="37513" calcext:value-type="float">
            <text:p>37513</text:p>
          </table:table-cell>
          <table:table-cell office:value-type="float" office:value="67519" calcext:value-type="float">
            <text:p>6751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61" calcext:value-type="float">
            <text:p>3,61</text:p>
          </table:table-cell>
          <table:table-cell table:formula="of:=ROUND([.$C$2]/[.C5]; 2)" office:value-type="float" office:value="3.71" calcext:value-type="float">
            <text:p>3,71</text:p>
          </table:table-cell>
          <table:table-cell table:formula="of:=ROUND([.$D$2]/[.D5]; 2)" office:value-type="float" office:value="3.95" calcext:value-type="float">
            <text:p>3,95</text:p>
          </table:table-cell>
          <table:table-cell/>
          <table:table-cell table:formula="of:=ROUND([.$F$2]/[.F5]; 2)" office:value-type="float" office:value="4.35" calcext:value-type="float">
            <text:p>4,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2859" calcext:value-type="float">
            <text:p>2859</text:p>
          </table:table-cell>
          <table:table-cell office:value-type="float" office:value="11281" calcext:value-type="float">
            <text:p>11281</text:p>
          </table:table-cell>
          <table:table-cell office:value-type="float" office:value="24977" calcext:value-type="float">
            <text:p>24977</text:p>
          </table:table-cell>
          <table:table-cell office:value-type="float" office:value="44762" calcext:value-type="float">
            <text:p>4476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5.19" calcext:value-type="float">
            <text:p>5,19</text:p>
          </table:table-cell>
          <table:table-cell table:formula="of:=ROUND([.$C$2]/[.C6]; 2)" office:value-type="float" office:value="5.44" calcext:value-type="float">
            <text:p>5,44</text:p>
          </table:table-cell>
          <table:table-cell table:formula="of:=ROUND([.$D$2]/[.D6]; 2)" office:value-type="float" office:value="5.81" calcext:value-type="float">
            <text:p>5,81</text:p>
          </table:table-cell>
          <table:table-cell/>
          <table:table-cell table:formula="of:=ROUND([.$F$2]/[.F6]; 2)" office:value-type="float" office:value="6.56" calcext:value-type="float">
            <text:p>6,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office:value-type="float" office:value="2172" calcext:value-type="float">
            <text:p>2172</text:p>
          </table:table-cell>
          <table:table-cell office:value-type="float" office:value="8445" calcext:value-type="float">
            <text:p>8445</text:p>
          </table:table-cell>
          <table:table-cell office:value-type="float" office:value="18830" calcext:value-type="float">
            <text:p>18830</text:p>
          </table:table-cell>
          <table:table-cell office:value-type="float" office:value="33366" calcext:value-type="float">
            <text:p>33366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6.69" calcext:value-type="float">
            <text:p>6,69</text:p>
          </table:table-cell>
          <table:table-cell table:formula="of:=ROUND([.$C$2]/[.C7]; 2)" office:value-type="float" office:value="7.16" calcext:value-type="float">
            <text:p>7,16</text:p>
          </table:table-cell>
          <table:table-cell table:formula="of:=ROUND([.$D$2]/[.D7]; 2)" office:value-type="float" office:value="7.75" calcext:value-type="float">
            <text:p>7,75</text:p>
          </table:table-cell>
          <table:table-cell/>
          <table:table-cell table:formula="of:=ROUND([.$F$2]/[.F7]; 2)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784" calcext:value-type="float">
            <text:p>1784</text:p>
          </table:table-cell>
          <table:table-cell office:value-type="float" office:value="6846" calcext:value-type="float">
            <text:p>6846</text:p>
          </table:table-cell>
          <table:table-cell office:value-type="float" office:value="15184" calcext:value-type="float">
            <text:p>15184</text:p>
          </table:table-cell>
          <table:table-cell office:value-type="float" office:value="26821" calcext:value-type="float">
            <text:p>268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7.98" calcext:value-type="float">
            <text:p>7,98</text:p>
          </table:table-cell>
          <table:table-cell table:formula="of:=ROUND([.$C$2]/[.C8]; 2)" office:value-type="float" office:value="8.72" calcext:value-type="float">
            <text:p>8,72</text:p>
          </table:table-cell>
          <table:table-cell table:formula="of:=ROUND([.$D$2]/[.D8]; 2)" office:value-type="float" office:value="9.57" calcext:value-type="float">
            <text:p>9,57</text:p>
          </table:table-cell>
          <table:table-cell/>
          <table:table-cell table:formula="of:=ROUND([.$F$2]/[.F8]; 2)" office:value-type="float" office:value="10.95" calcext:value-type="float">
            <text:p>10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" calcext:value-type="float">
            <text:p>423</text:p>
          </table:table-cell>
          <table:table-cell office:value-type="float" office:value="1536" calcext:value-type="float">
            <text:p>1536</text:p>
          </table:table-cell>
          <table:table-cell office:value-type="float" office:value="5841" calcext:value-type="float">
            <text:p>5841</text:p>
          </table:table-cell>
          <table:table-cell office:value-type="float" office:value="14027" calcext:value-type="float">
            <text:p>14027</text:p>
          </table:table-cell>
          <table:table-cell office:value-type="float" office:value="22721" calcext:value-type="float">
            <text:p>227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9.13" calcext:value-type="float">
            <text:p>9,13</text:p>
          </table:table-cell>
          <table:table-cell table:formula="of:=ROUND([.$C$2]/[.C9]; 2)" office:value-type="float" office:value="10.12" calcext:value-type="float">
            <text:p>10,12</text:p>
          </table:table-cell>
          <table:table-cell table:formula="of:=ROUND([.$D$2]/[.D9]; 2)" office:value-type="float" office:value="11.21" calcext:value-type="float">
            <text:p>11,21</text:p>
          </table:table-cell>
          <table:table-cell/>
          <table:table-cell table:formula="of:=ROUND([.$F$2]/[.F9]; 2)" office:value-type="float" office:value="12.93" calcext:value-type="float">
            <text:p>12,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1356" calcext:value-type="float">
            <text:p>1356</text:p>
          </table:table-cell>
          <table:table-cell office:value-type="float" office:value="5088" calcext:value-type="float">
            <text:p>5088</text:p>
          </table:table-cell>
          <table:table-cell office:value-type="float" office:value="11156" calcext:value-type="float">
            <text:p>11156</text:p>
          </table:table-cell>
          <table:table-cell office:value-type="float" office:value="19856" calcext:value-type="float">
            <text:p>1985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10.16" calcext:value-type="float">
            <text:p>10,16</text:p>
          </table:table-cell>
          <table:table-cell table:formula="of:=ROUND([.$C$2]/[.C10]; 2)" office:value-type="float" office:value="11.47" calcext:value-type="float">
            <text:p>11,47</text:p>
          </table:table-cell>
          <table:table-cell table:formula="of:=ROUND([.$D$2]/[.D10]; 2)" office:value-type="float" office:value="12.87" calcext:value-type="float">
            <text:p>12,87</text:p>
          </table:table-cell>
          <table:table-cell/>
          <table:table-cell table:formula="of:=ROUND([.$F$2]/[.F10]; 2)" office:value-type="float" office:value="14.79" calcext:value-type="float">
            <text:p>14,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1222" calcext:value-type="float">
            <text:p>1222</text:p>
          </table:table-cell>
          <table:table-cell office:value-type="float" office:value="4502" calcext:value-type="float">
            <text:p>4502</text:p>
          </table:table-cell>
          <table:table-cell office:value-type="float" office:value="9882" calcext:value-type="float">
            <text:p>9882</text:p>
          </table:table-cell>
          <table:table-cell office:value-type="float" office:value="17188" calcext:value-type="float">
            <text:p>17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10.79" calcext:value-type="float">
            <text:p>10,79</text:p>
          </table:table-cell>
          <table:table-cell table:formula="of:=ROUND([.$C$2]/[.C11]; 2)" office:value-type="float" office:value="12.72" calcext:value-type="float">
            <text:p>12,72</text:p>
          </table:table-cell>
          <table:table-cell table:formula="of:=ROUND([.$D$2]/[.D11]; 2)" office:value-type="float" office:value="14.55" calcext:value-type="float">
            <text:p>14,55</text:p>
          </table:table-cell>
          <table:table-cell/>
          <table:table-cell table:formula="of:=ROUND([.$F$2]/[.F11]; 2)" office:value-type="float" office:value="17.09" calcext:value-type="float">
            <text:p>17,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office:value-type="float" office:value="1139" calcext:value-type="float">
            <text:p>1139</text:p>
          </table:table-cell>
          <table:table-cell office:value-type="float" office:value="4122" calcext:value-type="float">
            <text:p>4122</text:p>
          </table:table-cell>
          <table:table-cell office:value-type="float" office:value="9095" calcext:value-type="float">
            <text:p>9095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11.43" calcext:value-type="float">
            <text:p>11,43</text:p>
          </table:table-cell>
          <table:table-cell table:formula="of:=ROUND([.$C$2]/[.C12]; 2)" office:value-type="float" office:value="13.65" calcext:value-type="float">
            <text:p>13,65</text:p>
          </table:table-cell>
          <table:table-cell table:formula="of:=ROUND([.$D$2]/[.D12]; 2)" office:value-type="float" office:value="15.89" calcext:value-type="float">
            <text:p>15,89</text:p>
          </table:table-cell>
          <table:table-cell/>
          <table:table-cell table:formula="of:=ROUND([.$F$2]/[.F12]; 2)" office:value-type="float" office:value="18.94" calcext:value-type="float">
            <text:p>18,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1061" calcext:value-type="float">
            <text:p>1061</text:p>
          </table:table-cell>
          <table:table-cell office:value-type="float" office:value="3759" calcext:value-type="float">
            <text:p>3759</text:p>
          </table:table-cell>
          <table:table-cell office:value-type="float" office:value="8086" calcext:value-type="float">
            <text:p>8086</text:p>
          </table:table-cell>
          <table:table-cell office:value-type="float" office:value="14054" calcext:value-type="float">
            <text:p>14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11.74" calcext:value-type="float">
            <text:p>11,74</text:p>
          </table:table-cell>
          <table:table-cell table:formula="of:=ROUND([.$C$2]/[.C13]; 2)" office:value-type="float" office:value="14.66" calcext:value-type="float">
            <text:p>14,66</text:p>
          </table:table-cell>
          <table:table-cell table:formula="of:=ROUND([.$D$2]/[.D13]; 2)" office:value-type="float" office:value="17.42" calcext:value-type="float">
            <text:p>17,42</text:p>
          </table:table-cell>
          <table:table-cell/>
          <table:table-cell table:formula="of:=ROUND([.$F$2]/[.F13]; 2)"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office:value-type="float" office:value="1012" calcext:value-type="float">
            <text:p>1012</text:p>
          </table:table-cell>
          <table:table-cell office:value-type="float" office:value="3528" calcext:value-type="float">
            <text:p>3528</text:p>
          </table:table-cell>
          <table:table-cell office:value-type="float" office:value="7516" calcext:value-type="float">
            <text:p>7516</text:p>
          </table:table-cell>
          <table:table-cell office:value-type="float" office:value="13015" calcext:value-type="float">
            <text:p>130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12.18" calcext:value-type="float">
            <text:p>12,18</text:p>
          </table:table-cell>
          <table:table-cell table:formula="of:=ROUND([.$C$2]/[.C14]; 2)" office:value-type="float" office:value="15.36" calcext:value-type="float">
            <text:p>15,36</text:p>
          </table:table-cell>
          <table:table-cell table:formula="of:=ROUND([.$D$2]/[.D14]; 2)" office:value-type="float" office:value="18.56" calcext:value-type="float">
            <text:p>18,56</text:p>
          </table:table-cell>
          <table:table-cell/>
          <table:table-cell table:formula="of:=ROUND([.$F$2]/[.F14]; 2)" office:value-type="float" office:value="22.57" calcext:value-type="float">
            <text:p>22,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963" calcext:value-type="float">
            <text:p>963</text:p>
          </table:table-cell>
          <table:table-cell office:value-type="float" office:value="3306" calcext:value-type="float">
            <text:p>3306</text:p>
          </table:table-cell>
          <table:table-cell office:value-type="float" office:value="6972" calcext:value-type="float">
            <text:p>6972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12.34" calcext:value-type="float">
            <text:p>12,34</text:p>
          </table:table-cell>
          <table:table-cell table:formula="of:=ROUND([.$C$2]/[.C15]; 2)" office:value-type="float" office:value="16.15" calcext:value-type="float">
            <text:p>16,15</text:p>
          </table:table-cell>
          <table:table-cell table:formula="of:=ROUND([.$D$2]/[.D15]; 2)" office:value-type="float" office:value="19.81" calcext:value-type="float">
            <text:p>19,81</text:p>
          </table:table-cell>
          <table:table-cell/>
          <table:table-cell table:formula="of:=ROUND([.$F$2]/[.F15]; 2)" office:value-type="float" office:value="24.16" calcext:value-type="float">
            <text:p>24,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  <table:table-cell office:value-type="float" office:value="3132" calcext:value-type="float">
            <text:p>3132</text:p>
          </table:table-cell>
          <table:table-cell office:value-type="float" office:value="6579" calcext:value-type="float">
            <text:p>6579</text:p>
          </table:table-cell>
          <table:table-cell office:value-type="float" office:value="11346" calcext:value-type="float">
            <text:p>1134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12.54" calcext:value-type="float">
            <text:p>12,54</text:p>
          </table:table-cell>
          <table:table-cell table:formula="of:=ROUND([.$C$2]/[.C16]; 2)" office:value-type="float" office:value="16.74" calcext:value-type="float">
            <text:p>16,74</text:p>
          </table:table-cell>
          <table:table-cell table:formula="of:=ROUND([.$D$2]/[.D16]; 2)" office:value-type="float" office:value="20.91" calcext:value-type="float">
            <text:p>20,91</text:p>
          </table:table-cell>
          <table:table-cell/>
          <table:table-cell table:formula="of:=ROUND([.$F$2]/[.F16]; 2)" office:value-type="float" office:value="25.89" calcext:value-type="float">
            <text:p>25,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911" calcext:value-type="float">
            <text:p>911</text:p>
          </table:table-cell>
          <table:table-cell office:value-type="float" office:value="2991" calcext:value-type="float">
            <text:p>2991</text:p>
          </table:table-cell>
          <table:table-cell office:value-type="float" office:value="6205" calcext:value-type="float">
            <text:p>6205</text:p>
          </table:table-cell>
          <table:table-cell office:value-type="float" office:value="10693" calcext:value-type="float">
            <text:p>1069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12.75" calcext:value-type="float">
            <text:p>12,75</text:p>
          </table:table-cell>
          <table:table-cell table:formula="of:=ROUND([.$C$2]/[.C17]; 2)" office:value-type="float" office:value="17.07" calcext:value-type="float">
            <text:p>17,07</text:p>
          </table:table-cell>
          <table:table-cell table:formula="of:=ROUND([.$D$2]/[.D17]; 2)" office:value-type="float" office:value="21.9" calcext:value-type="float">
            <text:p>21,9</text:p>
          </table:table-cell>
          <table:table-cell/>
          <table:table-cell table:formula="of:=ROUND([.$F$2]/[.F17]; 2)" office:value-type="float" office:value="27.47" calcext:value-type="float">
            <text:p>27,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886" calcext:value-type="float">
            <text:p>886</text:p>
          </table:table-cell>
          <table:table-cell office:value-type="float" office:value="2851" calcext:value-type="float">
            <text:p>2851</text:p>
          </table:table-cell>
          <table:table-cell office:value-type="float" office:value="5887" calcext:value-type="float">
            <text:p>5887</text:p>
          </table:table-cell>
          <table:table-cell office:value-type="float" office:value="10171" calcext:value-type="float">
            <text:p>1017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12.79" calcext:value-type="float">
            <text:p>12,79</text:p>
          </table:table-cell>
          <table:table-cell table:formula="of:=ROUND([.$C$2]/[.C18]; 2)" office:value-type="float" office:value="17.55" calcext:value-type="float">
            <text:p>17,55</text:p>
          </table:table-cell>
          <table:table-cell table:formula="of:=ROUND([.$D$2]/[.D18]; 2)" office:value-type="float" office:value="22.97" calcext:value-type="float">
            <text:p>22,97</text:p>
          </table:table-cell>
          <table:table-cell/>
          <table:table-cell table:formula="of:=ROUND([.$F$2]/[.F18]; 2)" office:value-type="float" office:value="28.88" calcext:value-type="float">
            <text:p>28,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879" calcext:value-type="float">
            <text:p>879</text:p>
          </table:table-cell>
          <table:table-cell office:value-type="float" office:value="2742" calcext:value-type="float">
            <text:p>2742</text:p>
          </table:table-cell>
          <table:table-cell office:value-type="float" office:value="5684" calcext:value-type="float">
            <text:p>5684</text:p>
          </table:table-cell>
          <table:table-cell office:value-type="float" office:value="9586" calcext:value-type="float">
            <text:p>958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12.75" calcext:value-type="float">
            <text:p>12,75</text:p>
          </table:table-cell>
          <table:table-cell table:formula="of:=ROUND([.$C$2]/[.C19]; 2)" office:value-type="float" office:value="17.69" calcext:value-type="float">
            <text:p>17,69</text:p>
          </table:table-cell>
          <table:table-cell table:formula="of:=ROUND([.$D$2]/[.D19]; 2)" office:value-type="float" office:value="23.88" calcext:value-type="float">
            <text:p>23,88</text:p>
          </table:table-cell>
          <table:table-cell/>
          <table:table-cell table:formula="of:=ROUND([.$F$2]/[.F19]; 2)" office:value-type="float" office:value="30.64" calcext:value-type="float">
            <text:p>30,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867" calcext:value-type="float">
            <text:p>867</text:p>
          </table:table-cell>
          <table:table-cell office:value-type="float" office:value="2655" calcext:value-type="float">
            <text:p>2655</text:p>
          </table:table-cell>
          <table:table-cell office:value-type="float" office:value="5428" calcext:value-type="float">
            <text:p>5428</text:p>
          </table:table-cell>
          <table:table-cell office:value-type="float" office:value="9282" calcext:value-type="float">
            <text:p>928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12.7" calcext:value-type="float">
            <text:p>12,7</text:p>
          </table:table-cell>
          <table:table-cell table:formula="of:=ROUND([.$C$2]/[.C20]; 2)" office:value-type="float" office:value="17.93" calcext:value-type="float">
            <text:p>17,93</text:p>
          </table:table-cell>
          <table:table-cell table:formula="of:=ROUND([.$D$2]/[.D20]; 2)" office:value-type="float" office:value="24.67" calcext:value-type="float">
            <text:p>24,67</text:p>
          </table:table-cell>
          <table:table-cell/>
          <table:table-cell table:formula="of:=ROUND([.$F$2]/[.F20]; 2)" office:value-type="float" office:value="31.64" calcext:value-type="float">
            <text:p>31,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  <table:table-cell office:value-type="float" office:value="849" calcext:value-type="float">
            <text:p>849</text:p>
          </table:table-cell>
          <table:table-cell office:value-type="float" office:value="2595" calcext:value-type="float">
            <text:p>2595</text:p>
          </table:table-cell>
          <table:table-cell office:value-type="float" office:value="5259" calcext:value-type="float">
            <text:p>5259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12.58" calcext:value-type="float">
            <text:p>12,58</text:p>
          </table:table-cell>
          <table:table-cell table:formula="of:=ROUND([.$C$2]/[.C21]; 2)" office:value-type="float" office:value="18.31" calcext:value-type="float">
            <text:p>18,31</text:p>
          </table:table-cell>
          <table:table-cell table:formula="of:=ROUND([.$D$2]/[.D21]; 2)" office:value-type="float" office:value="25.24" calcext:value-type="float">
            <text:p>25,24</text:p>
          </table:table-cell>
          <table:table-cell/>
          <table:table-cell table:formula="of:=ROUND([.$F$2]/[.F21]; 2)" office:value-type="float" office:value="32.93" calcext:value-type="float">
            <text:p>32,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847" calcext:value-type="float">
            <text:p>847</text:p>
          </table:table-cell>
          <table:table-cell office:value-type="float" office:value="2533" calcext:value-type="float">
            <text:p>2533</text:p>
          </table:table-cell>
          <table:table-cell office:value-type="float" office:value="5100" calcext:value-type="float">
            <text:p>5100</text:p>
          </table:table-cell>
          <table:table-cell office:value-type="float" office:value="8585" calcext:value-type="float">
            <text:p>858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12.5" calcext:value-type="float">
            <text:p>12,5</text:p>
          </table:table-cell>
          <table:table-cell table:formula="of:=ROUND([.$C$2]/[.C22]; 2)" office:value-type="float" office:value="18.36" calcext:value-type="float">
            <text:p>18,36</text:p>
          </table:table-cell>
          <table:table-cell table:formula="of:=ROUND([.$D$2]/[.D22]; 2)" office:value-type="float" office:value="25.85" calcext:value-type="float">
            <text:p>25,85</text:p>
          </table:table-cell>
          <table:table-cell/>
          <table:table-cell table:formula="of:=ROUND([.$F$2]/[.F22]; 2)" office:value-type="float" office:value="34.21" calcext:value-type="float">
            <text:p>34,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2478" calcext:value-type="float">
            <text:p>2478</text:p>
          </table:table-cell>
          <table:table-cell office:value-type="float" office:value="4956" calcext:value-type="float">
            <text:p>4956</text:p>
          </table:table-cell>
          <table:table-cell office:value-type="float" office:value="8293" calcext:value-type="float">
            <text:p>82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12.26" calcext:value-type="float">
            <text:p>12,26</text:p>
          </table:table-cell>
          <table:table-cell table:formula="of:=ROUND([.$C$2]/[.C23]; 2)" office:value-type="float" office:value="18.27" calcext:value-type="float">
            <text:p>18,27</text:p>
          </table:table-cell>
          <table:table-cell table:formula="of:=ROUND([.$D$2]/[.D23]; 2)" office:value-type="float" office:value="26.43" calcext:value-type="float">
            <text:p>26,43</text:p>
          </table:table-cell>
          <table:table-cell/>
          <table:table-cell table:formula="of:=ROUND([.$F$2]/[.F23]; 2)" office:value-type="float" office:value="35.42" calcext:value-type="float">
            <text:p>35,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854" calcext:value-type="float">
            <text:p>854</text:p>
          </table:table-cell>
          <table:table-cell office:value-type="float" office:value="2448" calcext:value-type="float">
            <text:p>2448</text:p>
          </table:table-cell>
          <table:table-cell office:value-type="float" office:value="4877" calcext:value-type="float">
            <text:p>4877</text:p>
          </table:table-cell>
          <table:table-cell office:value-type="float" office:value="8081" calcext:value-type="float">
            <text:p>80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11.96" calcext:value-type="float">
            <text:p>11,96</text:p>
          </table:table-cell>
          <table:table-cell table:formula="of:=ROUND([.$C$2]/[.C24]; 2)" office:value-type="float" office:value="18.21" calcext:value-type="float">
            <text:p>18,21</text:p>
          </table:table-cell>
          <table:table-cell table:formula="of:=ROUND([.$D$2]/[.D24]; 2)" office:value-type="float" office:value="26.75" calcext:value-type="float">
            <text:p>26,75</text:p>
          </table:table-cell>
          <table:table-cell/>
          <table:table-cell table:formula="of:=ROUND([.$F$2]/[.F24]; 2)" office:value-type="float" office:value="36.35" calcext:value-type="float">
            <text:p>36,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  <table:table-cell office:value-type="float" office:value="851" calcext:value-type="float">
            <text:p>851</text:p>
          </table:table-cell>
          <table:table-cell office:value-type="float" office:value="2419" calcext:value-type="float">
            <text:p>2419</text:p>
          </table:table-cell>
          <table:table-cell office:value-type="float" office:value="4749" calcext:value-type="float">
            <text:p>4749</text:p>
          </table:table-cell>
          <table:table-cell office:value-type="float" office:value="7905" calcext:value-type="float">
            <text:p>790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11.81" calcext:value-type="float">
            <text:p>11,81</text:p>
          </table:table-cell>
          <table:table-cell table:formula="of:=ROUND([.$C$2]/[.C25]; 2)" office:value-type="float" office:value="18.27" calcext:value-type="float">
            <text:p>18,27</text:p>
          </table:table-cell>
          <table:table-cell table:formula="of:=ROUND([.$D$2]/[.D25]; 2)" office:value-type="float" office:value="27.07" calcext:value-type="float">
            <text:p>27,07</text:p>
          </table:table-cell>
          <table:table-cell/>
          <table:table-cell table:formula="of:=ROUND([.$F$2]/[.F25]; 2)" office:value-type="float" office:value="37.15" calcext:value-type="float">
            <text:p>37,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841" calcext:value-type="float">
            <text:p>841</text:p>
          </table:table-cell>
          <table:table-cell office:value-type="float" office:value="2386" calcext:value-type="float">
            <text:p>2386</text:p>
          </table:table-cell>
          <table:table-cell office:value-type="float" office:value="4668" calcext:value-type="float">
            <text:p>4668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11.49" calcext:value-type="float">
            <text:p>11,49</text:p>
          </table:table-cell>
          <table:table-cell table:formula="of:=ROUND([.$C$2]/[.C26]; 2)" office:value-type="float" office:value="18.49" calcext:value-type="float">
            <text:p>18,49</text:p>
          </table:table-cell>
          <table:table-cell table:formula="of:=ROUND([.$D$2]/[.D26]; 2)" office:value-type="float" office:value="27.45" calcext:value-type="float">
            <text:p>27,45</text:p>
          </table:table-cell>
          <table:table-cell/>
          <table:table-cell table:formula="of:=ROUND([.$F$2]/[.F26]; 2)" office:value-type="float" office:value="38.33" calcext:value-type="float">
            <text:p>38,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8" calcext:value-type="float">
            <text:p>358</text:p>
          </table:table-cell>
          <table:table-cell office:value-type="float" office:value="853" calcext:value-type="float">
            <text:p>853</text:p>
          </table:table-cell>
          <table:table-cell office:value-type="float" office:value="2371" calcext:value-type="float">
            <text:p>2371</text:p>
          </table:table-cell>
          <table:table-cell office:value-type="float" office:value="4595" calcext:value-type="float">
            <text:p>4595</text:p>
          </table:table-cell>
          <table:table-cell office:value-type="float" office:value="7528" calcext:value-type="float">
            <text:p>752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10.79" calcext:value-type="float">
            <text:p>10,79</text:p>
          </table:table-cell>
          <table:table-cell table:formula="of:=ROUND([.$C$2]/[.C27]; 2)" office:value-type="float" office:value="18.23" calcext:value-type="float">
            <text:p>18,23</text:p>
          </table:table-cell>
          <table:table-cell table:formula="of:=ROUND([.$D$2]/[.D27]; 2)" office:value-type="float" office:value="27.62" calcext:value-type="float">
            <text:p>27,62</text:p>
          </table:table-cell>
          <table:table-cell/>
          <table:table-cell table:formula="of:=ROUND([.$F$2]/[.F27]; 2)" office:value-type="float" office:value="39.02" calcext:value-type="float">
            <text:p>39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856" calcext:value-type="float">
            <text:p>856</text:p>
          </table:table-cell>
          <table:table-cell office:value-type="float" office:value="2350" calcext:value-type="float">
            <text:p>2350</text:p>
          </table:table-cell>
          <table:table-cell office:value-type="float" office:value="4526" calcext:value-type="float">
            <text:p>4526</text:p>
          </table:table-cell>
          <table:table-cell office:value-type="float" office:value="7358" calcext:value-type="float">
            <text:p>73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10.61" calcext:value-type="float">
            <text:p>10,61</text:p>
          </table:table-cell>
          <table:table-cell table:formula="of:=ROUND([.$C$2]/[.C28]; 2)" office:value-type="float" office:value="18.16" calcext:value-type="float">
            <text:p>18,16</text:p>
          </table:table-cell>
          <table:table-cell table:formula="of:=ROUND([.$D$2]/[.D28]; 2)" office:value-type="float" office:value="27.87" calcext:value-type="float">
            <text:p>27,87</text:p>
          </table:table-cell>
          <table:table-cell/>
          <table:table-cell table:formula="of:=ROUND([.$F$2]/[.F28]; 2)" office:value-type="float" office:value="39.92" calcext:value-type="float">
            <text:p>39,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  <table:table-cell office:value-type="float" office:value="866" calcext:value-type="float">
            <text:p>866</text:p>
          </table:table-cell>
          <table:table-cell office:value-type="float" office:value="2351" calcext:value-type="float">
            <text:p>2351</text:p>
          </table:table-cell>
          <table:table-cell office:value-type="float" office:value="4507" calcext:value-type="float">
            <text:p>4507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10.33" calcext:value-type="float">
            <text:p>10,33</text:p>
          </table:table-cell>
          <table:table-cell table:formula="of:=ROUND([.$C$2]/[.C29]; 2)" office:value-type="float" office:value="17.95" calcext:value-type="float">
            <text:p>17,95</text:p>
          </table:table-cell>
          <table:table-cell table:formula="of:=ROUND([.$D$2]/[.D29]; 2)" office:value-type="float" office:value="27.86" calcext:value-type="float">
            <text:p>27,86</text:p>
          </table:table-cell>
          <table:table-cell/>
          <table:table-cell table:formula="of:=ROUND([.$F$2]/[.F29]; 2)" office:value-type="float" office:value="40.49" calcext:value-type="float">
            <text:p>40,4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3" calcext:value-type="float">
            <text:p>383</text:p>
          </table:table-cell>
          <table:table-cell office:value-type="float" office:value="877" calcext:value-type="float">
            <text:p>877</text:p>
          </table:table-cell>
          <table:table-cell office:value-type="float" office:value="2353" calcext:value-type="float">
            <text:p>2353</text:p>
          </table:table-cell>
          <table:table-cell office:value-type="float" office:value="4463" calcext:value-type="float">
            <text:p>4463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10.08" calcext:value-type="float">
            <text:p>10,08</text:p>
          </table:table-cell>
          <table:table-cell table:formula="of:=ROUND([.$C$2]/[.C30]; 2)" office:value-type="float" office:value="17.73" calcext:value-type="float">
            <text:p>17,73</text:p>
          </table:table-cell>
          <table:table-cell table:formula="of:=ROUND([.$D$2]/[.D30]; 2)" office:value-type="float" office:value="27.83" calcext:value-type="float">
            <text:p>27,83</text:p>
          </table:table-cell>
          <table:table-cell/>
          <table:table-cell table:formula="of:=ROUND([.$F$2]/[.F30]; 2)" office:value-type="float" office:value="40.96" calcext:value-type="float">
            <text:p>40,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office:value-type="float" office:value="2363" calcext:value-type="float">
            <text:p>2363</text:p>
          </table:table-cell>
          <table:table-cell office:value-type="float" office:value="4438" calcext:value-type="float">
            <text:p>4438</text:p>
          </table:table-cell>
          <table:table-cell office:value-type="float" office:value="7090" calcext:value-type="float">
            <text:p>709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9.75" calcext:value-type="float">
            <text:p>9,75</text:p>
          </table:table-cell>
          <table:table-cell table:formula="of:=ROUND([.$C$2]/[.C31]; 2)" office:value-type="float" office:value="17.49" calcext:value-type="float">
            <text:p>17,49</text:p>
          </table:table-cell>
          <table:table-cell table:formula="of:=ROUND([.$D$2]/[.D31]; 2)" office:value-type="float" office:value="27.71" calcext:value-type="float">
            <text:p>27,71</text:p>
          </table:table-cell>
          <table:table-cell/>
          <table:table-cell table:formula="of:=ROUND([.$F$2]/[.F31]; 2)" office:value-type="float" office:value="41.43" calcext:value-type="float">
            <text:p>41,4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1" calcext:value-type="float">
            <text:p>401</text:p>
          </table:table-cell>
          <table:table-cell office:value-type="float" office:value="901" calcext:value-type="float">
            <text:p>901</text:p>
          </table:table-cell>
          <table:table-cell office:value-type="float" office:value="2368" calcext:value-type="float">
            <text:p>2368</text:p>
          </table:table-cell>
          <table:table-cell office:value-type="float" office:value="4411" calcext:value-type="float">
            <text:p>4411</text:p>
          </table:table-cell>
          <table:table-cell office:value-type="float" office:value="7030" calcext:value-type="float">
            <text:p>703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9.63" calcext:value-type="float">
            <text:p>9,63</text:p>
          </table:table-cell>
          <table:table-cell table:formula="of:=ROUND([.$C$2]/[.C32]; 2)" office:value-type="float" office:value="17.26" calcext:value-type="float">
            <text:p>17,26</text:p>
          </table:table-cell>
          <table:table-cell table:formula="of:=ROUND([.$D$2]/[.D32]; 2)" office:value-type="float" office:value="27.66" calcext:value-type="float">
            <text:p>27,66</text:p>
          </table:table-cell>
          <table:table-cell/>
          <table:table-cell table:formula="of:=ROUND([.$F$2]/[.F32]; 2)" office:value-type="float" office:value="41.78" calcext:value-type="float">
            <text:p>41,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954" calcext:value-type="float">
            <text:p>954</text:p>
          </table:table-cell>
          <table:table-cell office:value-type="float" office:value="2376" calcext:value-type="float">
            <text:p>2376</text:p>
          </table:table-cell>
          <table:table-cell office:value-type="float" office:value="4436" calcext:value-type="float">
            <text:p>4436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9.4" calcext:value-type="float">
            <text:p>9,4</text:p>
          </table:table-cell>
          <table:table-cell table:formula="of:=ROUND([.$C$2]/[.C33]; 2)" office:value-type="float" office:value="16.3" calcext:value-type="float">
            <text:p>16,3</text:p>
          </table:table-cell>
          <table:table-cell table:formula="of:=ROUND([.$D$2]/[.D33]; 2)" office:value-type="float" office:value="27.56" calcext:value-type="float">
            <text:p>27,56</text:p>
          </table:table-cell>
          <table:table-cell/>
          <table:table-cell table:formula="of:=ROUND([.$F$2]/[.F33]; 2)" office:value-type="float" office:value="42.31" calcext:value-type="float">
            <text:p>42,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float" office:value="973" calcext:value-type="float">
            <text:p>973</text:p>
          </table:table-cell>
          <table:table-cell office:value-type="float" office:value="2385" calcext:value-type="float">
            <text:p>2385</text:p>
          </table:table-cell>
          <table:table-cell office:value-type="float" office:value="4381" calcext:value-type="float">
            <text:p>4381</text:p>
          </table:table-cell>
          <table:table-cell office:value-type="float" office:value="6947" calcext:value-type="float">
            <text:p>694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9.15" calcext:value-type="float">
            <text:p>9,15</text:p>
          </table:table-cell>
          <table:table-cell table:formula="of:=ROUND([.$C$2]/[.C34]; 2)" office:value-type="float" office:value="15.98" calcext:value-type="float">
            <text:p>15,98</text:p>
          </table:table-cell>
          <table:table-cell table:formula="of:=ROUND([.$D$2]/[.D34]; 2)" office:value-type="float" office:value="27.46" calcext:value-type="float">
            <text:p>27,46</text:p>
          </table:table-cell>
          <table:table-cell/>
          <table:table-cell table:formula="of:=ROUND([.$F$2]/[.F34]; 2)" office:value-type="float" office:value="42.28" calcext:value-type="float">
            <text:p>42,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9.09" calcext:value-type="float">
            <text:p>9,09</text:p>
          </table:table-cell>
          <table:table-cell table:formula="of:=ROUND([.$C$2]/[.C35]; 2)" office:value-type="float" office:value="15.87" calcext:value-type="float">
            <text:p>15,87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42.72" calcext:value-type="float">
            <text:p>42,72</text:p>
          </table:table-cell>
          <table:table-cell/>
        </table:table-row>
      </table:table>
      <table:table table:name="ff_plot" table:style-name="ta1">
        <table:shapes>
          <draw:frame draw:z-index="0" draw:style-name="gr1" draw:text-style-name="P1" svg:width="19cm" svg:height="15cm" svg:x="5.4cm" svg:y="17cm">
            <draw:object draw:notify-on-update-of-ranges="ff_plot.A3:ff_plot.A35 ff_plot.H2:ff_plot.H2 ff_plot.H3:ff_plot.H35 ff_plot.A3:ff_plot.A35 ff_plot.I2:ff_plot.I2 ff_plot.I3:ff_plot.I35 ff_plot.A3:ff_plot.A35 ff_plot.J2:ff_plot.J2 ff_plot.J3:ff_plot.J35 ff_plot.A3:ff_plot.A35 ff_plot.K2:ff_plot.K2 ff_plot.K3:ff_plot.K35 ff_plot.A3:ff_plot.A35 ff_plot.L2:ff_plot.L2 ff_plot.L3:ff_plot.L35 ff_plot.A3:ff_plot.A35 ff_plot.M2:ff_plot.M2 ff_plot.M3:ff_plot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3.65" calcext:value-type="float">
            <text:p>2193,65</text:p>
          </table:table-cell>
          <table:table-cell office:value-type="float" office:value="8492.06" calcext:value-type="float">
            <text:p>8492,06</text:p>
          </table:table-cell>
          <table:table-cell office:value-type="float" office:value="34654.6" calcext:value-type="float">
            <text:p>34654,6</text:p>
          </table:table-cell>
          <table:table-cell office:value-type="float" office:value="75765.5" calcext:value-type="float">
            <text:p>75765,5</text:p>
          </table:table-cell>
          <table:table-cell office:value-type="float" office:value="138459" calcext:value-type="float">
            <text:p>138459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76" calcext:value-type="float">
            <text:p>1,76</text:p>
          </table:table-cell>
          <table:table-cell table:formula="of:=ROUND([.$C$2]/[.C4]; 2)" office:value-type="float" office:value="1.83" calcext:value-type="float">
            <text:p>1,83</text:p>
          </table:table-cell>
          <table:table-cell table:formula="of:=ROUND([.$D$2]/[.D4]; 2)" office:value-type="float" office:value="1.89" calcext:value-type="float">
            <text:p>1,89</text:p>
          </table:table-cell>
          <table:table-cell/>
          <table:table-cell table:formula="of:=ROUND([.$F$2]/[.F4]; 2)" office:value-type="float" office:value="2.12" calcext:value-type="float">
            <text:p>2,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7.6" calcext:value-type="float">
            <text:p>1157,6</text:p>
          </table:table-cell>
          <table:table-cell office:value-type="float" office:value="4430.58" calcext:value-type="float">
            <text:p>4430,58</text:p>
          </table:table-cell>
          <table:table-cell office:value-type="float" office:value="17092.8" calcext:value-type="float">
            <text:p>17092,8</text:p>
          </table:table-cell>
          <table:table-cell office:value-type="float" office:value="39151.1" calcext:value-type="float">
            <text:p>39151,1</text:p>
          </table:table-cell>
          <table:table-cell office:value-type="float" office:value="69609.6" calcext:value-type="float">
            <text:p>69609,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34" calcext:value-type="float">
            <text:p>3,34</text:p>
          </table:table-cell>
          <table:table-cell table:formula="of:=ROUND([.$C$2]/[.C5]; 2)" office:value-type="float" office:value="3.51" calcext:value-type="float">
            <text:p>3,51</text:p>
          </table:table-cell>
          <table:table-cell table:formula="of:=ROUND([.$D$2]/[.D5]; 2)" office:value-type="float" office:value="3.83" calcext:value-type="float">
            <text:p>3,83</text:p>
          </table:table-cell>
          <table:table-cell/>
          <table:table-cell table:formula="of:=ROUND([.$F$2]/[.F5]; 2)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8.314" calcext:value-type="float">
            <text:p>828,314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11747.3" calcext:value-type="float">
            <text:p>11747,3</text:p>
          </table:table-cell>
          <table:table-cell office:value-type="float" office:value="25867.5" calcext:value-type="float">
            <text:p>25867,5</text:p>
          </table:table-cell>
          <table:table-cell office:value-type="float" office:value="47316.9" calcext:value-type="float">
            <text:p>47316,9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4.66" calcext:value-type="float">
            <text:p>4,66</text:p>
          </table:table-cell>
          <table:table-cell table:formula="of:=ROUND([.$C$2]/[.C6]; 2)" office:value-type="float" office:value="5.08" calcext:value-type="float">
            <text:p>5,08</text:p>
          </table:table-cell>
          <table:table-cell table:formula="of:=ROUND([.$D$2]/[.D6]; 2)" office:value-type="float" office:value="5.57" calcext:value-type="float">
            <text:p>5,57</text:p>
          </table:table-cell>
          <table:table-cell/>
          <table:table-cell table:formula="of:=ROUND([.$F$2]/[.F6]; 2)" office:value-type="float" office:value="6.21" calcext:value-type="float">
            <text:p>6,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.744" calcext:value-type="float">
            <text:p>672,744</text:p>
          </table:table-cell>
          <table:table-cell office:value-type="float" office:value="2390.48" calcext:value-type="float">
            <text:p>2390,48</text:p>
          </table:table-cell>
          <table:table-cell office:value-type="float" office:value="8965.51" calcext:value-type="float">
            <text:p>8965,51</text:p>
          </table:table-cell>
          <table:table-cell office:value-type="float" office:value="19729.5" calcext:value-type="float">
            <text:p>19729,5</text:p>
          </table:table-cell>
          <table:table-cell office:value-type="float" office:value="34566.2" calcext:value-type="float">
            <text:p>34566,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5.74" calcext:value-type="float">
            <text:p>5,74</text:p>
          </table:table-cell>
          <table:table-cell table:formula="of:=ROUND([.$C$2]/[.C7]; 2)" office:value-type="float" office:value="6.5" calcext:value-type="float">
            <text:p>6,5</text:p>
          </table:table-cell>
          <table:table-cell table:formula="of:=ROUND([.$D$2]/[.D7]; 2)" office:value-type="float" office:value="7.3" calcext:value-type="float">
            <text:p>7,3</text:p>
          </table:table-cell>
          <table:table-cell/>
          <table:table-cell table:formula="of:=ROUND([.$F$2]/[.F7]; 2)"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068" calcext:value-type="float">
            <text:p>600,068</text:p>
          </table:table-cell>
          <table:table-cell office:value-type="float" office:value="2022.02" calcext:value-type="float">
            <text:p>2022,02</text:p>
          </table:table-cell>
          <table:table-cell office:value-type="float" office:value="7353.12" calcext:value-type="float">
            <text:p>7353,12</text:p>
          </table:table-cell>
          <table:table-cell office:value-type="float" office:value="15985.5" calcext:value-type="float">
            <text:p>15985,5</text:p>
          </table:table-cell>
          <table:table-cell office:value-type="float" office:value="28018.2" calcext:value-type="float">
            <text:p>28018,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6.44" calcext:value-type="float">
            <text:p>6,44</text:p>
          </table:table-cell>
          <table:table-cell table:formula="of:=ROUND([.$C$2]/[.C8]; 2)" office:value-type="float" office:value="7.69" calcext:value-type="float">
            <text:p>7,69</text:p>
          </table:table-cell>
          <table:table-cell table:formula="of:=ROUND([.$D$2]/[.D8]; 2)" office:value-type="float" office:value="8.91" calcext:value-type="float">
            <text:p>8,91</text:p>
          </table:table-cell>
          <table:table-cell/>
          <table:table-cell table:formula="of:=ROUND([.$F$2]/[.F8]; 2)" office:value-type="float" office:value="10.48" calcext:value-type="float">
            <text:p>10,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.967" calcext:value-type="float">
            <text:p>542,967</text:p>
          </table:table-cell>
          <table:table-cell office:value-type="float" office:value="1770.56" calcext:value-type="float">
            <text:p>1770,56</text:p>
          </table:table-cell>
          <table:table-cell office:value-type="float" office:value="6350.65" calcext:value-type="float">
            <text:p>6350,65</text:p>
          </table:table-cell>
          <table:table-cell office:value-type="float" office:value="13687.2" calcext:value-type="float">
            <text:p>13687,2</text:p>
          </table:table-cell>
          <table:table-cell office:value-type="float" office:value="23827.5" calcext:value-type="float">
            <text:p>23827,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7.11" calcext:value-type="float">
            <text:p>7,11</text:p>
          </table:table-cell>
          <table:table-cell table:formula="of:=ROUND([.$C$2]/[.C9]; 2)" office:value-type="float" office:value="8.78" calcext:value-type="float">
            <text:p>8,78</text:p>
          </table:table-cell>
          <table:table-cell table:formula="of:=ROUND([.$D$2]/[.D9]; 2)" office:value-type="float" office:value="10.31" calcext:value-type="float">
            <text:p>10,31</text:p>
          </table:table-cell>
          <table:table-cell/>
          <table:table-cell table:formula="of:=ROUND([.$F$2]/[.F9]; 2)" office:value-type="float" office:value="12.33" calcext:value-type="float">
            <text:p>12,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4.355" calcext:value-type="float">
            <text:p>514,355</text:p>
          </table:table-cell>
          <table:table-cell office:value-type="float" office:value="1616.98" calcext:value-type="float">
            <text:p>1616,98</text:p>
          </table:table-cell>
          <table:table-cell office:value-type="float" office:value="5615.18" calcext:value-type="float">
            <text:p>5615,18</text:p>
          </table:table-cell>
          <table:table-cell office:value-type="float" office:value="12020.7" calcext:value-type="float">
            <text:p>12020,7</text:p>
          </table:table-cell>
          <table:table-cell office:value-type="float" office:value="20938.3" calcext:value-type="float">
            <text:p>20938,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7.51" calcext:value-type="float">
            <text:p>7,51</text:p>
          </table:table-cell>
          <table:table-cell table:formula="of:=ROUND([.$C$2]/[.C10]; 2)" office:value-type="float" office:value="9.62" calcext:value-type="float">
            <text:p>9,62</text:p>
          </table:table-cell>
          <table:table-cell table:formula="of:=ROUND([.$D$2]/[.D10]; 2)" office:value-type="float" office:value="11.66" calcext:value-type="float">
            <text:p>11,66</text:p>
          </table:table-cell>
          <table:table-cell/>
          <table:table-cell table:formula="of:=ROUND([.$F$2]/[.F10]; 2)" office:value-type="float" office:value="14.03" calcext:value-type="float">
            <text:p>14,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.519" calcext:value-type="float">
            <text:p>508,519</text:p>
          </table:table-cell>
          <table:table-cell office:value-type="float" office:value="1502.56" calcext:value-type="float">
            <text:p>1502,56</text:p>
          </table:table-cell>
          <table:table-cell office:value-type="float" office:value="5088.99" calcext:value-type="float">
            <text:p>5088,99</text:p>
          </table:table-cell>
          <table:table-cell office:value-type="float" office:value="10790" calcext:value-type="float">
            <text:p>10790</text:p>
          </table:table-cell>
          <table:table-cell office:value-type="float" office:value="18593.1" calcext:value-type="float">
            <text:p>18593,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7.59" calcext:value-type="float">
            <text:p>7,59</text:p>
          </table:table-cell>
          <table:table-cell table:formula="of:=ROUND([.$C$2]/[.C11]; 2)" office:value-type="float" office:value="10.35" calcext:value-type="float">
            <text:p>10,35</text:p>
          </table:table-cell>
          <table:table-cell table:formula="of:=ROUND([.$D$2]/[.D11]; 2)" office:value-type="float" office:value="12.87" calcext:value-type="float">
            <text:p>12,87</text:p>
          </table:table-cell>
          <table:table-cell/>
          <table:table-cell table:formula="of:=ROUND([.$F$2]/[.F11]; 2)" office:value-type="float" office:value="15.8" calcext:value-type="float">
            <text:p>15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621" calcext:value-type="float">
            <text:p>489,621</text:p>
          </table:table-cell>
          <table:table-cell office:value-type="float" office:value="1416.38" calcext:value-type="float">
            <text:p>1416,38</text:p>
          </table:table-cell>
          <table:table-cell office:value-type="float" office:value="4720.38" calcext:value-type="float">
            <text:p>4720,38</text:p>
          </table:table-cell>
          <table:table-cell office:value-type="float" office:value="9864.27" calcext:value-type="float">
            <text:p>9864,27</text:p>
          </table:table-cell>
          <table:table-cell office:value-type="float" office:value="16833.2" calcext:value-type="float">
            <text:p>16833,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7.89" calcext:value-type="float">
            <text:p>7,89</text:p>
          </table:table-cell>
          <table:table-cell table:formula="of:=ROUND([.$C$2]/[.C12]; 2)" office:value-type="float" office:value="10.98" calcext:value-type="float">
            <text:p>10,98</text:p>
          </table:table-cell>
          <table:table-cell table:formula="of:=ROUND([.$D$2]/[.D12]; 2)" office:value-type="float" office:value="13.87" calcext:value-type="float">
            <text:p>13,87</text:p>
          </table:table-cell>
          <table:table-cell/>
          <table:table-cell table:formula="of:=ROUND([.$F$2]/[.F12]; 2)"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1.318" calcext:value-type="float">
            <text:p>481,318</text:p>
          </table:table-cell>
          <table:table-cell office:value-type="float" office:value="1383.23" calcext:value-type="float">
            <text:p>1383,23</text:p>
          </table:table-cell>
          <table:table-cell office:value-type="float" office:value="4406.81" calcext:value-type="float">
            <text:p>4406,81</text:p>
          </table:table-cell>
          <table:table-cell office:value-type="float" office:value="9181.04" calcext:value-type="float">
            <text:p>9181,04</text:p>
          </table:table-cell>
          <table:table-cell office:value-type="float" office:value="15476.3" calcext:value-type="float">
            <text:p>15476,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8.02" calcext:value-type="float">
            <text:p>8,02</text:p>
          </table:table-cell>
          <table:table-cell table:formula="of:=ROUND([.$C$2]/[.C13]; 2)" office:value-type="float" office:value="11.24" calcext:value-type="float">
            <text:p>11,24</text:p>
          </table:table-cell>
          <table:table-cell table:formula="of:=ROUND([.$D$2]/[.D13]; 2)" office:value-type="float" office:value="14.86" calcext:value-type="float">
            <text:p>14,86</text:p>
          </table:table-cell>
          <table:table-cell/>
          <table:table-cell table:formula="of:=ROUND([.$F$2]/[.F13]; 2)" office:value-type="float" office:value="18.98" calcext:value-type="float">
            <text:p>18,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.861" calcext:value-type="float">
            <text:p>484,861</text:p>
          </table:table-cell>
          <table:table-cell office:value-type="float" office:value="1339.97" calcext:value-type="float">
            <text:p>1339,97</text:p>
          </table:table-cell>
          <table:table-cell office:value-type="float" office:value="4238.01" calcext:value-type="float">
            <text:p>4238,01</text:p>
          </table:table-cell>
          <table:table-cell office:value-type="float" office:value="8582.42" calcext:value-type="float">
            <text:p>8582,42</text:p>
          </table:table-cell>
          <table:table-cell office:value-type="float" office:value="14516.3" calcext:value-type="float">
            <text:p>14516,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7.97" calcext:value-type="float">
            <text:p>7,97</text:p>
          </table:table-cell>
          <table:table-cell table:formula="of:=ROUND([.$C$2]/[.C14]; 2)" office:value-type="float" office:value="11.6" calcext:value-type="float">
            <text:p>11,6</text:p>
          </table:table-cell>
          <table:table-cell table:formula="of:=ROUND([.$D$2]/[.D14]; 2)" office:value-type="float" office:value="15.45" calcext:value-type="float">
            <text:p>15,45</text:p>
          </table:table-cell>
          <table:table-cell/>
          <table:table-cell table:formula="of:=ROUND([.$F$2]/[.F14]; 2)" office:value-type="float" office:value="20.23" calcext:value-type="float">
            <text:p>20,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1362.3" calcext:value-type="float">
            <text:p>1362,3</text:p>
          </table:table-cell>
          <table:table-cell office:value-type="float" office:value="4070.97" calcext:value-type="float">
            <text:p>4070,97</text:p>
          </table:table-cell>
          <table:table-cell office:value-type="float" office:value="8122.41" calcext:value-type="float">
            <text:p>8122,41</text:p>
          </table:table-cell>
          <table:table-cell office:value-type="float" office:value="13670.6" calcext:value-type="float">
            <text:p>13670,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7.56" calcext:value-type="float">
            <text:p>7,56</text:p>
          </table:table-cell>
          <table:table-cell table:formula="of:=ROUND([.$C$2]/[.C15]; 2)" office:value-type="float" office:value="11.41" calcext:value-type="float">
            <text:p>11,41</text:p>
          </table:table-cell>
          <table:table-cell table:formula="of:=ROUND([.$D$2]/[.D15]; 2)" office:value-type="float" office:value="16.09" calcext:value-type="float">
            <text:p>16,09</text:p>
          </table:table-cell>
          <table:table-cell/>
          <table:table-cell table:formula="of:=ROUND([.$F$2]/[.F15]; 2)" office:value-type="float" office:value="21.48" calcext:value-type="float">
            <text:p>21,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.416" calcext:value-type="float">
            <text:p>501,416</text:p>
          </table:table-cell>
          <table:table-cell office:value-type="float" office:value="1319.69" calcext:value-type="float">
            <text:p>1319,69</text:p>
          </table:table-cell>
          <table:table-cell office:value-type="float" office:value="3911.75" calcext:value-type="float">
            <text:p>3911,75</text:p>
          </table:table-cell>
          <table:table-cell office:value-type="float" office:value="7901.3" calcext:value-type="float">
            <text:p>7901,3</text:p>
          </table:table-cell>
          <table:table-cell office:value-type="float" office:value="12979.4" calcext:value-type="float">
            <text:p>12979,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7.7" calcext:value-type="float">
            <text:p>7,7</text:p>
          </table:table-cell>
          <table:table-cell table:formula="of:=ROUND([.$C$2]/[.C16]; 2)" office:value-type="float" office:value="11.78" calcext:value-type="float">
            <text:p>11,78</text:p>
          </table:table-cell>
          <table:table-cell table:formula="of:=ROUND([.$D$2]/[.D16]; 2)" office:value-type="float" office:value="16.74" calcext:value-type="float">
            <text:p>16,74</text:p>
          </table:table-cell>
          <table:table-cell/>
          <table:table-cell table:formula="of:=ROUND([.$F$2]/[.F16]; 2)" office:value-type="float" office:value="22.63" calcext:value-type="float">
            <text:p>22,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5.346" calcext:value-type="float">
            <text:p>525,346</text:p>
          </table:table-cell>
          <table:table-cell office:value-type="float" office:value="1297.82" calcext:value-type="float">
            <text:p>1297,82</text:p>
          </table:table-cell>
          <table:table-cell office:value-type="float" office:value="3809.1" calcext:value-type="float">
            <text:p>3809,1</text:p>
          </table:table-cell>
          <table:table-cell office:value-type="float" office:value="7543.18" calcext:value-type="float">
            <text:p>7543,18</text:p>
          </table:table-cell>
          <table:table-cell office:value-type="float" office:value="12432.7" calcext:value-type="float">
            <text:p>12432,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7.35" calcext:value-type="float">
            <text:p>7,35</text:p>
          </table:table-cell>
          <table:table-cell table:formula="of:=ROUND([.$C$2]/[.C17]; 2)" office:value-type="float" office:value="11.98" calcext:value-type="float">
            <text:p>11,98</text:p>
          </table:table-cell>
          <table:table-cell table:formula="of:=ROUND([.$D$2]/[.D17]; 2)" office:value-type="float" office:value="17.19" calcext:value-type="float">
            <text:p>17,19</text:p>
          </table:table-cell>
          <table:table-cell/>
          <table:table-cell table:formula="of:=ROUND([.$F$2]/[.F17]; 2)" office:value-type="float" office:value="23.62" calcext:value-type="float">
            <text:p>23,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8.861" calcext:value-type="float">
            <text:p>548,861</text:p>
          </table:table-cell>
          <table:table-cell office:value-type="float" office:value="1306.25" calcext:value-type="float">
            <text:p>1306,25</text:p>
          </table:table-cell>
          <table:table-cell office:value-type="float" office:value="3746.64" calcext:value-type="float">
            <text:p>3746,64</text:p>
          </table:table-cell>
          <table:table-cell office:value-type="float" office:value="7291.2" calcext:value-type="float">
            <text:p>7291,2</text:p>
          </table:table-cell>
          <table:table-cell office:value-type="float" office:value="11972.1" calcext:value-type="float">
            <text:p>11972,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7.04" calcext:value-type="float">
            <text:p>7,04</text:p>
          </table:table-cell>
          <table:table-cell table:formula="of:=ROUND([.$C$2]/[.C18]; 2)" office:value-type="float" office:value="11.9" calcext:value-type="float">
            <text:p>11,9</text:p>
          </table:table-cell>
          <table:table-cell table:formula="of:=ROUND([.$D$2]/[.D18]; 2)" office:value-type="float" office:value="17.48" calcext:value-type="float">
            <text:p>17,48</text:p>
          </table:table-cell>
          <table:table-cell/>
          <table:table-cell table:formula="of:=ROUND([.$F$2]/[.F18]; 2)" office:value-type="float" office:value="24.53" calcext:value-type="float">
            <text:p>24,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.049" calcext:value-type="float">
            <text:p>576,049</text:p>
          </table:table-cell>
          <table:table-cell office:value-type="float" office:value="1346.61" calcext:value-type="float">
            <text:p>1346,61</text:p>
          </table:table-cell>
          <table:table-cell office:value-type="float" office:value="3652.26" calcext:value-type="float">
            <text:p>3652,26</text:p>
          </table:table-cell>
          <table:table-cell office:value-type="float" office:value="7137.47" calcext:value-type="float">
            <text:p>7137,47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6.7" calcext:value-type="float">
            <text:p>6,7</text:p>
          </table:table-cell>
          <table:table-cell table:formula="of:=ROUND([.$C$2]/[.C19]; 2)" office:value-type="float" office:value="11.55" calcext:value-type="float">
            <text:p>11,55</text:p>
          </table:table-cell>
          <table:table-cell table:formula="of:=ROUND([.$D$2]/[.D19]; 2)" office:value-type="float" office:value="17.93" calcext:value-type="float">
            <text:p>17,93</text:p>
          </table:table-cell>
          <table:table-cell/>
          <table:table-cell table:formula="of:=ROUND([.$F$2]/[.F19]; 2)" office:value-type="float" office:value="25.61" calcext:value-type="float">
            <text:p>25,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6.203" calcext:value-type="float">
            <text:p>586,203</text:p>
          </table:table-cell>
          <table:table-cell office:value-type="float" office:value="1352.54" calcext:value-type="float">
            <text:p>1352,54</text:p>
          </table:table-cell>
          <table:table-cell office:value-type="float" office:value="3725.34" calcext:value-type="float">
            <text:p>3725,34</text:p>
          </table:table-cell>
          <table:table-cell office:value-type="float" office:value="7058.53" calcext:value-type="float">
            <text:p>7058,53</text:p>
          </table:table-cell>
          <table:table-cell office:value-type="float" office:value="11361.8" calcext:value-type="float">
            <text:p>11361,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6.59" calcext:value-type="float">
            <text:p>6,59</text:p>
          </table:table-cell>
          <table:table-cell table:formula="of:=ROUND([.$C$2]/[.C20]; 2)" office:value-type="float" office:value="11.5" calcext:value-type="float">
            <text:p>11,5</text:p>
          </table:table-cell>
          <table:table-cell table:formula="of:=ROUND([.$D$2]/[.D20]; 2)" office:value-type="float" office:value="17.58" calcext:value-type="float">
            <text:p>17,58</text:p>
          </table:table-cell>
          <table:table-cell/>
          <table:table-cell table:formula="of:=ROUND([.$F$2]/[.F20]; 2)" office:value-type="float" office:value="25.85" calcext:value-type="float">
            <text:p>25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.845" calcext:value-type="float">
            <text:p>588,845</text:p>
          </table:table-cell>
          <table:table-cell office:value-type="float" office:value="1353.07" calcext:value-type="float">
            <text:p>1353,07</text:p>
          </table:table-cell>
          <table:table-cell office:value-type="float" office:value="3635.56" calcext:value-type="float">
            <text:p>3635,56</text:p>
          </table:table-cell>
          <table:table-cell office:value-type="float" office:value="6939.23" calcext:value-type="float">
            <text:p>6939,23</text:p>
          </table:table-cell>
          <table:table-cell office:value-type="float" office:value="11120" calcext:value-type="float">
            <text:p>111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6.56" calcext:value-type="float">
            <text:p>6,56</text:p>
          </table:table-cell>
          <table:table-cell table:formula="of:=ROUND([.$C$2]/[.C21]; 2)" office:value-type="float" office:value="11.49" calcext:value-type="float">
            <text:p>11,49</text:p>
          </table:table-cell>
          <table:table-cell table:formula="of:=ROUND([.$D$2]/[.D21]; 2)" office:value-type="float" office:value="18.01" calcext:value-type="float">
            <text:p>18,01</text:p>
          </table:table-cell>
          <table:table-cell/>
          <table:table-cell table:formula="of:=ROUND([.$F$2]/[.F21]; 2)" office:value-type="float" office:value="26.41" calcext:value-type="float">
            <text:p>26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1.611" calcext:value-type="float">
            <text:p>601,611</text:p>
          </table:table-cell>
          <table:table-cell office:value-type="float" office:value="1381.44" calcext:value-type="float">
            <text:p>1381,44</text:p>
          </table:table-cell>
          <table:table-cell office:value-type="float" office:value="3689.55" calcext:value-type="float">
            <text:p>3689,55</text:p>
          </table:table-cell>
          <table:table-cell office:value-type="float" office:value="6846.13" calcext:value-type="float">
            <text:p>6846,13</text:p>
          </table:table-cell>
          <table:table-cell office:value-type="float" office:value="11386.1" calcext:value-type="float">
            <text:p>11386,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6.42" calcext:value-type="float">
            <text:p>6,42</text:p>
          </table:table-cell>
          <table:table-cell table:formula="of:=ROUND([.$C$2]/[.C22]; 2)" office:value-type="float" office:value="11.26" calcext:value-type="float">
            <text:p>11,26</text:p>
          </table:table-cell>
          <table:table-cell table:formula="of:=ROUND([.$D$2]/[.D22]; 2)" office:value-type="float" office:value="17.75" calcext:value-type="float">
            <text:p>17,75</text:p>
          </table:table-cell>
          <table:table-cell/>
          <table:table-cell table:formula="of:=ROUND([.$F$2]/[.F22]; 2)" office:value-type="float" office:value="25.8" calcext:value-type="float">
            <text:p>25,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9.567" calcext:value-type="float">
            <text:p>649,567</text:p>
          </table:table-cell>
          <table:table-cell office:value-type="float" office:value="1494.69" calcext:value-type="float">
            <text:p>1494,69</text:p>
          </table:table-cell>
          <table:table-cell office:value-type="float" office:value="3607.55" calcext:value-type="float">
            <text:p>3607,55</text:p>
          </table:table-cell>
          <table:table-cell office:value-type="float" office:value="6764.13" calcext:value-type="float">
            <text:p>6764,13</text:p>
          </table:table-cell>
          <table:table-cell office:value-type="float" office:value="10609.1" calcext:value-type="float">
            <text:p>10609,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5.95" calcext:value-type="float">
            <text:p>5,95</text:p>
          </table:table-cell>
          <table:table-cell table:formula="of:=ROUND([.$C$2]/[.C23]; 2)" office:value-type="float" office:value="10.4" calcext:value-type="float">
            <text:p>10,4</text:p>
          </table:table-cell>
          <table:table-cell table:formula="of:=ROUND([.$D$2]/[.D23]; 2)" office:value-type="float" office:value="18.15" calcext:value-type="float">
            <text:p>18,15</text:p>
          </table:table-cell>
          <table:table-cell/>
          <table:table-cell table:formula="of:=ROUND([.$F$2]/[.F23]; 2)" office:value-type="float" office:value="27.68" calcext:value-type="float">
            <text:p>27,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3.925" calcext:value-type="float">
            <text:p>683,925</text:p>
          </table:table-cell>
          <table:table-cell office:value-type="float" office:value="1618.39" calcext:value-type="float">
            <text:p>1618,39</text:p>
          </table:table-cell>
          <table:table-cell office:value-type="float" office:value="3963.87" calcext:value-type="float">
            <text:p>3963,87</text:p>
          </table:table-cell>
          <table:table-cell office:value-type="float" office:value="7014.19" calcext:value-type="float">
            <text:p>7014,19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5.65" calcext:value-type="float">
            <text:p>5,65</text:p>
          </table:table-cell>
          <table:table-cell table:formula="of:=ROUND([.$C$2]/[.C24]; 2)" office:value-type="float" office:value="9.61" calcext:value-type="float">
            <text:p>9,61</text:p>
          </table:table-cell>
          <table:table-cell table:formula="of:=ROUND([.$D$2]/[.D24]; 2)" office:value-type="float" office:value="16.52" calcext:value-type="float">
            <text:p>16,52</text:p>
          </table:table-cell>
          <table:table-cell/>
          <table:table-cell table:formula="of:=ROUND([.$F$2]/[.F24]; 2)" office:value-type="float" office:value="27.52" calcext:value-type="float">
            <text:p>27,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0.05" calcext:value-type="float">
            <text:p>720,05</text:p>
          </table:table-cell>
          <table:table-cell office:value-type="float" office:value="1570.49" calcext:value-type="float">
            <text:p>1570,49</text:p>
          </table:table-cell>
          <table:table-cell office:value-type="float" office:value="3799.55" calcext:value-type="float">
            <text:p>3799,55</text:p>
          </table:table-cell>
          <table:table-cell office:value-type="float" office:value="6929.19" calcext:value-type="float">
            <text:p>6929,19</text:p>
          </table:table-cell>
          <table:table-cell office:value-type="float" office:value="10565.7" calcext:value-type="float">
            <text:p>10565,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5.36" calcext:value-type="float">
            <text:p>5,36</text:p>
          </table:table-cell>
          <table:table-cell table:formula="of:=ROUND([.$C$2]/[.C25]; 2)" office:value-type="float" office:value="9.9" calcext:value-type="float">
            <text:p>9,9</text:p>
          </table:table-cell>
          <table:table-cell table:formula="of:=ROUND([.$D$2]/[.D25]; 2)" office:value-type="float" office:value="17.24" calcext:value-type="float">
            <text:p>17,24</text:p>
          </table:table-cell>
          <table:table-cell/>
          <table:table-cell table:formula="of:=ROUND([.$F$2]/[.F25]; 2)"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1.822" calcext:value-type="float">
            <text:p>771,822</text:p>
          </table:table-cell>
          <table:table-cell office:value-type="float" office:value="1561.67" calcext:value-type="float">
            <text:p>1561,67</text:p>
          </table:table-cell>
          <table:table-cell office:value-type="float" office:value="3778.22" calcext:value-type="float">
            <text:p>3778,22</text:p>
          </table:table-cell>
          <table:table-cell office:value-type="float" office:value="6746.87" calcext:value-type="float">
            <text:p>6746,87</text:p>
          </table:table-cell>
          <table:table-cell office:value-type="float" office:value="10506.9" calcext:value-type="float">
            <text:p>10506,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5" calcext:value-type="float">
            <text:p>5</text:p>
          </table:table-cell>
          <table:table-cell table:formula="of:=ROUND([.$C$2]/[.C26]; 2)" office:value-type="float" office:value="9.96" calcext:value-type="float">
            <text:p>9,96</text:p>
          </table:table-cell>
          <table:table-cell table:formula="of:=ROUND([.$D$2]/[.D26]; 2)" office:value-type="float" office:value="17.33" calcext:value-type="float">
            <text:p>17,33</text:p>
          </table:table-cell>
          <table:table-cell/>
          <table:table-cell table:formula="of:=ROUND([.$F$2]/[.F26]; 2)" office:value-type="float" office:value="27.95" calcext:value-type="float">
            <text:p>27,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5.244" calcext:value-type="float">
            <text:p>815,244</text:p>
          </table:table-cell>
          <table:table-cell office:value-type="float" office:value="1630.61" calcext:value-type="float">
            <text:p>1630,61</text:p>
          </table:table-cell>
          <table:table-cell office:value-type="float" office:value="3872.26" calcext:value-type="float">
            <text:p>3872,26</text:p>
          </table:table-cell>
          <table:table-cell office:value-type="float" office:value="6921.68" calcext:value-type="float">
            <text:p>6921,68</text:p>
          </table:table-cell>
          <table:table-cell office:value-type="float" office:value="10739.5" calcext:value-type="float">
            <text:p>10739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4.74" calcext:value-type="float">
            <text:p>4,74</text:p>
          </table:table-cell>
          <table:table-cell table:formula="of:=ROUND([.$C$2]/[.C27]; 2)" office:value-type="float" office:value="9.54" calcext:value-type="float">
            <text:p>9,54</text:p>
          </table:table-cell>
          <table:table-cell table:formula="of:=ROUND([.$D$2]/[.D27]; 2)" office:value-type="float" office:value="16.91" calcext:value-type="float">
            <text:p>16,91</text:p>
          </table:table-cell>
          <table:table-cell/>
          <table:table-cell table:formula="of:=ROUND([.$F$2]/[.F27]; 2)" office:value-type="float" office:value="27.35" calcext:value-type="float">
            <text:p>27,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.006" calcext:value-type="float">
            <text:p>847,006</text:p>
          </table:table-cell>
          <table:table-cell office:value-type="float" office:value="1680.76" calcext:value-type="float">
            <text:p>1680,76</text:p>
          </table:table-cell>
          <table:table-cell office:value-type="float" office:value="3937.68" calcext:value-type="float">
            <text:p>3937,68</text:p>
          </table:table-cell>
          <table:table-cell office:value-type="float" office:value="6966.58" calcext:value-type="float">
            <text:p>6966,58</text:p>
          </table:table-cell>
          <table:table-cell office:value-type="float" office:value="10701.5" calcext:value-type="float">
            <text:p>10701,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4.56" calcext:value-type="float">
            <text:p>4,56</text:p>
          </table:table-cell>
          <table:table-cell table:formula="of:=ROUND([.$C$2]/[.C28]; 2)" office:value-type="float" office:value="9.25" calcext:value-type="float">
            <text:p>9,25</text:p>
          </table:table-cell>
          <table:table-cell table:formula="of:=ROUND([.$D$2]/[.D28]; 2)" office:value-type="float" office:value="16.63" calcext:value-type="float">
            <text:p>16,63</text:p>
          </table:table-cell>
          <table:table-cell/>
          <table:table-cell table:formula="of:=ROUND([.$F$2]/[.F28]; 2)" office:value-type="float" office:value="27.45" calcext:value-type="float">
            <text:p>27,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0.846" calcext:value-type="float">
            <text:p>880,846</text:p>
          </table:table-cell>
          <table:table-cell office:value-type="float" office:value="1728.97" calcext:value-type="float">
            <text:p>1728,97</text:p>
          </table:table-cell>
          <table:table-cell office:value-type="float" office:value="4169.13" calcext:value-type="float">
            <text:p>4169,13</text:p>
          </table:table-cell>
          <table:table-cell office:value-type="float" office:value="6957.82" calcext:value-type="float">
            <text:p>6957,82</text:p>
          </table:table-cell>
          <table:table-cell office:value-type="float" office:value="10258.5" calcext:value-type="float">
            <text:p>10258,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4.38" calcext:value-type="float">
            <text:p>4,38</text:p>
          </table:table-cell>
          <table:table-cell table:formula="of:=ROUND([.$C$2]/[.C29]; 2)" office:value-type="float" office:value="8.99" calcext:value-type="float">
            <text:p>8,99</text:p>
          </table:table-cell>
          <table:table-cell table:formula="of:=ROUND([.$D$2]/[.D29]; 2)" office:value-type="float" office:value="15.71" calcext:value-type="float">
            <text:p>15,71</text:p>
          </table:table-cell>
          <table:table-cell/>
          <table:table-cell table:formula="of:=ROUND([.$F$2]/[.F29]; 2)" office:value-type="float" office:value="28.63" calcext:value-type="float">
            <text:p>28,6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9.846" calcext:value-type="float">
            <text:p>929,846</text:p>
          </table:table-cell>
          <table:table-cell office:value-type="float" office:value="1822.57" calcext:value-type="float">
            <text:p>1822,57</text:p>
          </table:table-cell>
          <table:table-cell office:value-type="float" office:value="4421.12" calcext:value-type="float">
            <text:p>4421,12</text:p>
          </table:table-cell>
          <table:table-cell office:value-type="float" office:value="6824.8" calcext:value-type="float">
            <text:p>6824,8</text:p>
          </table:table-cell>
          <table:table-cell office:value-type="float" office:value="10581.7" calcext:value-type="float">
            <text:p>10581,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4.15" calcext:value-type="float">
            <text:p>4,15</text:p>
          </table:table-cell>
          <table:table-cell table:formula="of:=ROUND([.$C$2]/[.C30]; 2)" office:value-type="float" office:value="8.53" calcext:value-type="float">
            <text:p>8,53</text:p>
          </table:table-cell>
          <table:table-cell table:formula="of:=ROUND([.$D$2]/[.D30]; 2)" office:value-type="float" office:value="14.81" calcext:value-type="float">
            <text:p>14,81</text:p>
          </table:table-cell>
          <table:table-cell/>
          <table:table-cell table:formula="of:=ROUND([.$F$2]/[.F30]; 2)" office:value-type="float" office:value="27.76" calcext:value-type="float">
            <text:p>27,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9.637" calcext:value-type="float">
            <text:p>989,637</text:p>
          </table:table-cell>
          <table:table-cell office:value-type="float" office:value="1958.67" calcext:value-type="float">
            <text:p>1958,67</text:p>
          </table:table-cell>
          <table:table-cell office:value-type="float" office:value="4338.51" calcext:value-type="float">
            <text:p>4338,51</text:p>
          </table:table-cell>
          <table:table-cell office:value-type="float" office:value="6995.67" calcext:value-type="float">
            <text:p>6995,67</text:p>
          </table:table-cell>
          <table:table-cell office:value-type="float" office:value="10824.1" calcext:value-type="float">
            <text:p>10824,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3.9" calcext:value-type="float">
            <text:p>3,9</text:p>
          </table:table-cell>
          <table:table-cell table:formula="of:=ROUND([.$C$2]/[.C31]; 2)" office:value-type="float" office:value="7.94" calcext:value-type="float">
            <text:p>7,94</text:p>
          </table:table-cell>
          <table:table-cell table:formula="of:=ROUND([.$D$2]/[.D31]; 2)" office:value-type="float" office:value="15.1" calcext:value-type="float">
            <text:p>15,1</text:p>
          </table:table-cell>
          <table:table-cell/>
          <table:table-cell table:formula="of:=ROUND([.$F$2]/[.F31]; 2)" office:value-type="float" office:value="27.13" calcext:value-type="float">
            <text:p>27,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3.98" calcext:value-type="float">
            <text:p>1033,98</text:p>
          </table:table-cell>
          <table:table-cell office:value-type="float" office:value="2070.78" calcext:value-type="float">
            <text:p>2070,78</text:p>
          </table:table-cell>
          <table:table-cell office:value-type="float" office:value="4323.74" calcext:value-type="float">
            <text:p>4323,74</text:p>
          </table:table-cell>
          <table:table-cell office:value-type="float" office:value="7248.75" calcext:value-type="float">
            <text:p>7248,75</text:p>
          </table:table-cell>
          <table:table-cell office:value-type="float" office:value="10772.2" calcext:value-type="float">
            <text:p>10772,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3.74" calcext:value-type="float">
            <text:p>3,74</text:p>
          </table:table-cell>
          <table:table-cell table:formula="of:=ROUND([.$C$2]/[.C32]; 2)" office:value-type="float" office:value="7.51" calcext:value-type="float">
            <text:p>7,51</text:p>
          </table:table-cell>
          <table:table-cell table:formula="of:=ROUND([.$D$2]/[.D32]; 2)" office:value-type="float" office:value="15.15" calcext:value-type="float">
            <text:p>15,15</text:p>
          </table:table-cell>
          <table:table-cell/>
          <table:table-cell table:formula="of:=ROUND([.$F$2]/[.F32]; 2)" office:value-type="float" office:value="27.27" calcext:value-type="float">
            <text:p>27,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.92" calcext:value-type="float">
            <text:p>1067,92</text:p>
          </table:table-cell>
          <table:table-cell office:value-type="float" office:value="2067.65" calcext:value-type="float">
            <text:p>2067,65</text:p>
          </table:table-cell>
          <table:table-cell office:value-type="float" office:value="4288.55" calcext:value-type="float">
            <text:p>4288,55</text:p>
          </table:table-cell>
          <table:table-cell office:value-type="float" office:value="7406.35" calcext:value-type="float">
            <text:p>7406,35</text:p>
          </table:table-cell>
          <table:table-cell office:value-type="float" office:value="10721.9" calcext:value-type="float">
            <text:p>10721,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3.62" calcext:value-type="float">
            <text:p>3,62</text:p>
          </table:table-cell>
          <table:table-cell table:formula="of:=ROUND([.$C$2]/[.C33]; 2)" office:value-type="float" office:value="7.52" calcext:value-type="float">
            <text:p>7,52</text:p>
          </table:table-cell>
          <table:table-cell table:formula="of:=ROUND([.$D$2]/[.D33]; 2)" office:value-type="float" office:value="15.27" calcext:value-type="float">
            <text:p>15,27</text:p>
          </table:table-cell>
          <table:table-cell/>
          <table:table-cell table:formula="of:=ROUND([.$F$2]/[.F33]; 2)" office:value-type="float" office:value="27.39" calcext:value-type="float">
            <text:p>27,3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9.32" calcext:value-type="float">
            <text:p>1109,32</text:p>
          </table:table-cell>
          <table:table-cell office:value-type="float" office:value="2147.61" calcext:value-type="float">
            <text:p>2147,61</text:p>
          </table:table-cell>
          <table:table-cell office:value-type="float" office:value="4355.14" calcext:value-type="float">
            <text:p>4355,14</text:p>
          </table:table-cell>
          <table:table-cell office:value-type="float" office:value="7763.76" calcext:value-type="float">
            <text:p>7763,76</text:p>
          </table:table-cell>
          <table:table-cell office:value-type="float" office:value="10506.4" calcext:value-type="float">
            <text:p>10506,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3.48" calcext:value-type="float">
            <text:p>3,48</text:p>
          </table:table-cell>
          <table:table-cell table:formula="of:=ROUND([.$C$2]/[.C34]; 2)" office:value-type="float" office:value="7.24" calcext:value-type="float">
            <text:p>7,24</text:p>
          </table:table-cell>
          <table:table-cell table:formula="of:=ROUND([.$D$2]/[.D34]; 2)" office:value-type="float" office:value="15.04" calcext:value-type="float">
            <text:p>15,04</text:p>
          </table:table-cell>
          <table:table-cell/>
          <table:table-cell table:formula="of:=ROUND([.$F$2]/[.F34]; 2)" office:value-type="float" office:value="27.96" calcext:value-type="float">
            <text:p>27,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2.46" calcext:value-type="float">
            <text:p>1142,46</text:p>
          </table:table-cell>
          <table:table-cell office:value-type="float" office:value="2285.96" calcext:value-type="float">
            <text:p>2285,96</text:p>
          </table:table-cell>
          <table:table-cell table:number-columns-repeated="2"/>
          <table:table-cell office:value-type="float" office:value="10934.2" calcext:value-type="float">
            <text:p>10934,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3.38" calcext:value-type="float">
            <text:p>3,38</text:p>
          </table:table-cell>
          <table:table-cell table:formula="of:=ROUND([.$C$2]/[.C35]; 2)" office:value-type="float" office:value="6.8" calcext:value-type="float">
            <text:p>6,8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26.86" calcext:value-type="float">
            <text:p>26,86</text:p>
          </table:table-cell>
          <table:table-cell/>
        </table:table-row>
      </table:table>
      <table:table table:name="pthread_plot_avx" table:style-name="ta1">
        <table:shapes>
          <draw:frame draw:z-index="0" draw:style-name="gr1" draw:text-style-name="P1" svg:width="19cm" svg:height="15cm" svg:x="5.4cm" svg:y="17cm">
            <draw:object draw:notify-on-update-of-ranges="pthread_plot_avx.A3:pthread_plot_avx.A35 pthread_plot_avx.H2:pthread_plot_avx.H2 pthread_plot_avx.H3:pthread_plot_avx.H35 pthread_plot_avx.A3:pthread_plot_avx.A35 pthread_plot_avx.I2:pthread_plot_avx.I2 pthread_plot_avx.I3:pthread_plot_avx.I35 pthread_plot_avx.A3:pthread_plot_avx.A35 pthread_plot_avx.J2:pthread_plot_avx.J2 pthread_plot_avx.J3:pthread_plot_avx.J35 pthread_plot_avx.A3:pthread_plot_avx.A35 pthread_plot_avx.K2:pthread_plot_avx.K2 pthread_plot_avx.K3:pthread_plot_avx.K35 pthread_plot_avx.A3:pthread_plot_avx.A35 pthread_plot_avx.L2:pthread_plot_avx.L2 pthread_plot_avx.L3:pthread_plot_avx.L35 pthread_plot_avx.A3:pthread_plot_avx.A35 pthread_plot_avx.M2:pthread_plot_avx.M2 pthread_plot_avx.M3:pthread_plot_avx.M35 pthread_plot_avx.A3:pthread_plot_avx.A35 pthread_plot_avx.N2:pthread_plot_avx.N2 pthread_plot_avx.N3:pthread_plot_avx.N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4" calcext:value-type="float">
            <text:p>3794</text:p>
          </table:table-cell>
          <table:table-cell office:value-type="float" office:value="17141" calcext:value-type="float">
            <text:p>17141</text:p>
          </table:table-cell>
          <table:table-cell office:value-type="float" office:value="62526" calcext:value-type="float">
            <text:p>62526</text:p>
          </table:table-cell>
          <table:table-cell office:value-type="float" office:value="121251" calcext:value-type="float">
            <text:p>1212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$B$2]/[.B3]; 2)" office:value-type="float" office:value="0.98" calcext:value-type="float">
            <text:p>0,98</text:p>
          </table:table-cell>
          <table:table-cell table:formula="of:=ROUND([.$C$2]/[.C3]; 2)" office:value-type="float" office:value="1" calcext:value-type="float">
            <text:p>1</text:p>
          </table:table-cell>
          <table:table-cell table:formula="of:=ROUND([.$D$2]/[.D3]; 2)" office:value-type="float" office:value="0.98" calcext:value-type="float">
            <text:p>0,98</text:p>
          </table:table-cell>
          <table:table-cell table:formula="of:=ROUND([.$E$2]/[.E3]; 2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8711" calcext:value-type="float">
            <text:p>8711</text:p>
          </table:table-cell>
          <table:table-cell office:value-type="float" office:value="29840" calcext:value-type="float">
            <text:p>29840</text:p>
          </table:table-cell>
          <table:table-cell office:value-type="float" office:value="62899" calcext:value-type="float">
            <text:p>62899</text:p>
          </table:table-cell>
          <table:table-cell office:value-type="float" office:value="102460" calcext:value-type="float">
            <text:p>102460</text:p>
          </table:table-cell>
          <table:table-cell office:value-type="float" office:value="146164" calcext:value-type="float">
            <text:p>146164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85" calcext:value-type="float">
            <text:p>1,85</text:p>
          </table:table-cell>
          <table:table-cell table:formula="of:=ROUND([.$C$2]/[.C4]; 2)" office:value-type="float" office:value="1.96" calcext:value-type="float">
            <text:p>1,96</text:p>
          </table:table-cell>
          <table:table-cell table:formula="of:=ROUND([.$D$2]/[.D4]; 2)" office:value-type="float" office:value="2.05" calcext:value-type="float">
            <text:p>2,05</text:p>
          </table:table-cell>
          <table:table-cell table:formula="of:=ROUND([.$E$2]/[.E4]; 2)" office:value-type="float" office:value="1.91" calcext:value-type="float">
            <text:p>1,91</text:p>
          </table:table-cell>
          <table:table-cell table:formula="of:=ROUND([.$F$2]/[.F4]; 2)" office:value-type="float" office:value="1.89" calcext:value-type="float">
            <text:p>1,89</text:p>
          </table:table-cell>
          <table:table-cell table:formula="of:=ROUND([.$G$2]/[.G4]; 2)"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7" calcext:value-type="float">
            <text:p>1077</text:p>
          </table:table-cell>
          <table:table-cell office:value-type="float" office:value="4109" calcext:value-type="float">
            <text:p>4109</text:p>
          </table:table-cell>
          <table:table-cell office:value-type="float" office:value="9157" calcext:value-type="float">
            <text:p>9157</text:p>
          </table:table-cell>
          <table:table-cell office:value-type="float" office:value="18531" calcext:value-type="float">
            <text:p>18531</text:p>
          </table:table-cell>
          <table:table-cell office:value-type="float" office:value="37334" calcext:value-type="float">
            <text:p>37334</text:p>
          </table:table-cell>
          <table:table-cell office:value-type="float" office:value="63153" calcext:value-type="float">
            <text:p>63153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46" calcext:value-type="float">
            <text:p>3,46</text:p>
          </table:table-cell>
          <table:table-cell table:formula="of:=ROUND([.$C$2]/[.C5]; 2)" office:value-type="float" office:value="4.16" calcext:value-type="float">
            <text:p>4,16</text:p>
          </table:table-cell>
          <table:table-cell table:formula="of:=ROUND([.$D$2]/[.D5]; 2)" office:value-type="float" office:value="6.67" calcext:value-type="float">
            <text:p>6,67</text:p>
          </table:table-cell>
          <table:table-cell table:formula="of:=ROUND([.$E$2]/[.E5]; 2)" office:value-type="float" office:value="6.49" calcext:value-type="float">
            <text:p>6,49</text:p>
          </table:table-cell>
          <table:table-cell table:formula="of:=ROUND([.$F$2]/[.F5]; 2)" office:value-type="float" office:value="5.18" calcext:value-type="float">
            <text:p>5,18</text:p>
          </table:table-cell>
          <table:table-cell table:formula="of:=ROUND([.$G$2]/[.G5]; 2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2814" calcext:value-type="float">
            <text:p>2814</text:p>
          </table:table-cell>
          <table:table-cell office:value-type="float" office:value="6236" calcext:value-type="float">
            <text:p>6236</text:p>
          </table:table-cell>
          <table:table-cell office:value-type="float" office:value="10944" calcext:value-type="float">
            <text:p>10944</text:p>
          </table:table-cell>
          <table:table-cell office:value-type="float" office:value="18579" calcext:value-type="float">
            <text:p>18579</text:p>
          </table:table-cell>
          <table:table-cell office:value-type="float" office:value="30287" calcext:value-type="float">
            <text:p>30287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4.92" calcext:value-type="float">
            <text:p>4,92</text:p>
          </table:table-cell>
          <table:table-cell table:formula="of:=ROUND([.$C$2]/[.C6]; 2)" office:value-type="float" office:value="6.07" calcext:value-type="float">
            <text:p>6,07</text:p>
          </table:table-cell>
          <table:table-cell table:formula="of:=ROUND([.$D$2]/[.D6]; 2)" office:value-type="float" office:value="9.79" calcext:value-type="float">
            <text:p>9,79</text:p>
          </table:table-cell>
          <table:table-cell table:formula="of:=ROUND([.$E$2]/[.E6]; 2)" office:value-type="float" office:value="11" calcext:value-type="float">
            <text:p>11</text:p>
          </table:table-cell>
          <table:table-cell table:formula="of:=ROUND([.$F$2]/[.F6]; 2)" office:value-type="float" office:value="10.4" calcext:value-type="float">
            <text:p>10,4</text:p>
          </table:table-cell>
          <table:table-cell table:formula="of:=ROUND([.$G$2]/[.G6]; 2)" office:value-type="float" office:value="8.96" calcext:value-type="float">
            <text:p>8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8" calcext:value-type="float">
            <text:p>628</text:p>
          </table:table-cell>
          <table:table-cell office:value-type="float" office:value="2313" calcext:value-type="float">
            <text:p>2313</text:p>
          </table:table-cell>
          <table:table-cell office:value-type="float" office:value="4791" calcext:value-type="float">
            <text:p>4791</text:p>
          </table:table-cell>
          <table:table-cell office:value-type="float" office:value="8371" calcext:value-type="float">
            <text:p>8371</text:p>
          </table:table-cell>
          <table:table-cell office:value-type="float" office:value="12985" calcext:value-type="float">
            <text:p>12985</text:p>
          </table:table-cell>
          <table:table-cell office:value-type="float" office:value="20415" calcext:value-type="float">
            <text:p>20415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5.94" calcext:value-type="float">
            <text:p>5,94</text:p>
          </table:table-cell>
          <table:table-cell table:formula="of:=ROUND([.$C$2]/[.C7]; 2)" office:value-type="float" office:value="7.39" calcext:value-type="float">
            <text:p>7,39</text:p>
          </table:table-cell>
          <table:table-cell table:formula="of:=ROUND([.$D$2]/[.D7]; 2)" office:value-type="float" office:value="12.74" calcext:value-type="float">
            <text:p>12,74</text:p>
          </table:table-cell>
          <table:table-cell table:formula="of:=ROUND([.$E$2]/[.E7]; 2)" office:value-type="float" office:value="14.37" calcext:value-type="float">
            <text:p>14,37</text:p>
          </table:table-cell>
          <table:table-cell table:formula="of:=ROUND([.$F$2]/[.F7]; 2)" office:value-type="float" office:value="14.89" calcext:value-type="float">
            <text:p>14,89</text:p>
          </table:table-cell>
          <table:table-cell table:formula="of:=ROUND([.$G$2]/[.G7]; 2)" office:value-type="float" office:value="13.29" calcext:value-type="float">
            <text:p>13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float" office:value="1888" calcext:value-type="float">
            <text:p>1888</text:p>
          </table:table-cell>
          <table:table-cell office:value-type="float" office:value="3964" calcext:value-type="float">
            <text:p>3964</text:p>
          </table:table-cell>
          <table:table-cell office:value-type="float" office:value="6927" calcext:value-type="float">
            <text:p>6927</text:p>
          </table:table-cell>
          <table:table-cell office:value-type="float" office:value="10564" calcext:value-type="float">
            <text:p>10564</text:p>
          </table:table-cell>
          <table:table-cell office:value-type="float" office:value="15212" calcext:value-type="float">
            <text:p>15212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6.95" calcext:value-type="float">
            <text:p>6,95</text:p>
          </table:table-cell>
          <table:table-cell table:formula="of:=ROUND([.$C$2]/[.C8]; 2)" office:value-type="float" office:value="9.05" calcext:value-type="float">
            <text:p>9,05</text:p>
          </table:table-cell>
          <table:table-cell table:formula="of:=ROUND([.$D$2]/[.D8]; 2)" office:value-type="float" office:value="15.4" calcext:value-type="float">
            <text:p>15,4</text:p>
          </table:table-cell>
          <table:table-cell table:formula="of:=ROUND([.$E$2]/[.E8]; 2)" office:value-type="float" office:value="17.37" calcext:value-type="float">
            <text:p>17,37</text:p>
          </table:table-cell>
          <table:table-cell table:formula="of:=ROUND([.$F$2]/[.F8]; 2)" office:value-type="float" office:value="18.3" calcext:value-type="float">
            <text:p>18,3</text:p>
          </table:table-cell>
          <table:table-cell table:formula="of:=ROUND([.$G$2]/[.G8]; 2)" office:value-type="float" office:value="17.83" calcext:value-type="float">
            <text:p>17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628" calcext:value-type="float">
            <text:p>1628</text:p>
          </table:table-cell>
          <table:table-cell office:value-type="float" office:value="3421" calcext:value-type="float">
            <text:p>3421</text:p>
          </table:table-cell>
          <table:table-cell office:value-type="float" office:value="5875" calcext:value-type="float">
            <text:p>5875</text:p>
          </table:table-cell>
          <table:table-cell office:value-type="float" office:value="8961" calcext:value-type="float">
            <text:p>8961</text:p>
          </table:table-cell>
          <table:table-cell office:value-type="float" office:value="12774" calcext:value-type="float">
            <text:p>12774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8.24" calcext:value-type="float">
            <text:p>8,24</text:p>
          </table:table-cell>
          <table:table-cell table:formula="of:=ROUND([.$C$2]/[.C9]; 2)" office:value-type="float" office:value="10.5" calcext:value-type="float">
            <text:p>10,5</text:p>
          </table:table-cell>
          <table:table-cell table:formula="of:=ROUND([.$D$2]/[.D9]; 2)" office:value-type="float" office:value="17.84" calcext:value-type="float">
            <text:p>17,84</text:p>
          </table:table-cell>
          <table:table-cell table:formula="of:=ROUND([.$E$2]/[.E9]; 2)" office:value-type="float" office:value="20.48" calcext:value-type="float">
            <text:p>20,48</text:p>
          </table:table-cell>
          <table:table-cell table:formula="of:=ROUND([.$F$2]/[.F9]; 2)" office:value-type="float" office:value="21.57" calcext:value-type="float">
            <text:p>21,57</text:p>
          </table:table-cell>
          <table:table-cell table:formula="of:=ROUND([.$G$2]/[.G9]; 2)" office:value-type="float" office:value="21.24" calcext:value-type="float">
            <text:p>21,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" calcext:value-type="float">
            <text:p>419</text:p>
          </table:table-cell>
          <table:table-cell office:value-type="float" office:value="1483" calcext:value-type="float">
            <text:p>1483</text:p>
          </table:table-cell>
          <table:table-cell office:value-type="float" office:value="3080" calcext:value-type="float">
            <text:p>3080</text:p>
          </table:table-cell>
          <table:table-cell office:value-type="float" office:value="5208" calcext:value-type="float">
            <text:p>5208</text:p>
          </table:table-cell>
          <table:table-cell office:value-type="float" office:value="7852" calcext:value-type="float">
            <text:p>7852</text:p>
          </table:table-cell>
          <table:table-cell office:value-type="float" office:value="11581" calcext:value-type="float">
            <text:p>11581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8.9" calcext:value-type="float">
            <text:p>8,9</text:p>
          </table:table-cell>
          <table:table-cell table:formula="of:=ROUND([.$C$2]/[.C10]; 2)" office:value-type="float" office:value="11.53" calcext:value-type="float">
            <text:p>11,53</text:p>
          </table:table-cell>
          <table:table-cell table:formula="of:=ROUND([.$D$2]/[.D10]; 2)" office:value-type="float" office:value="19.82" calcext:value-type="float">
            <text:p>19,82</text:p>
          </table:table-cell>
          <table:table-cell table:formula="of:=ROUND([.$E$2]/[.E10]; 2)" office:value-type="float" office:value="23.1" calcext:value-type="float">
            <text:p>23,1</text:p>
          </table:table-cell>
          <table:table-cell table:formula="of:=ROUND([.$F$2]/[.F10]; 2)" office:value-type="float" office:value="24.62" calcext:value-type="float">
            <text:p>24,62</text:p>
          </table:table-cell>
          <table:table-cell table:formula="of:=ROUND([.$G$2]/[.G10]; 2)" office:value-type="float" office:value="23.43" calcext:value-type="float">
            <text:p>23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1404" calcext:value-type="float">
            <text:p>1404</text:p>
          </table:table-cell>
          <table:table-cell office:value-type="float" office:value="2840" calcext:value-type="float">
            <text:p>2840</text:p>
          </table:table-cell>
          <table:table-cell office:value-type="float" office:value="4685" calcext:value-type="float">
            <text:p>4685</text:p>
          </table:table-cell>
          <table:table-cell office:value-type="float" office:value="7105" calcext:value-type="float">
            <text:p>7105</text:p>
          </table:table-cell>
          <table:table-cell office:value-type="float" office:value="10023" calcext:value-type="float">
            <text:p>10023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9.28" calcext:value-type="float">
            <text:p>9,28</text:p>
          </table:table-cell>
          <table:table-cell table:formula="of:=ROUND([.$C$2]/[.C11]; 2)" office:value-type="float" office:value="12.18" calcext:value-type="float">
            <text:p>12,18</text:p>
          </table:table-cell>
          <table:table-cell table:formula="of:=ROUND([.$D$2]/[.D11]; 2)" office:value-type="float" office:value="21.49" calcext:value-type="float">
            <text:p>21,49</text:p>
          </table:table-cell>
          <table:table-cell table:formula="of:=ROUND([.$E$2]/[.E11]; 2)" office:value-type="float" office:value="25.68" calcext:value-type="float">
            <text:p>25,68</text:p>
          </table:table-cell>
          <table:table-cell table:formula="of:=ROUND([.$F$2]/[.F11]; 2)" office:value-type="float" office:value="27.21" calcext:value-type="float">
            <text:p>27,21</text:p>
          </table:table-cell>
          <table:table-cell table:formula="of:=ROUND([.$G$2]/[.G11]; 2)" office:value-type="float" office:value="27.07" calcext:value-type="float">
            <text:p>27,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" calcext:value-type="float">
            <text:p>407</text:p>
          </table:table-cell>
          <table:table-cell office:value-type="float" office:value="1319" calcext:value-type="float">
            <text:p>1319</text:p>
          </table:table-cell>
          <table:table-cell office:value-type="float" office:value="2624" calcext:value-type="float">
            <text:p>2624</text:p>
          </table:table-cell>
          <table:table-cell office:value-type="float" office:value="4330" calcext:value-type="float">
            <text:p>4330</text:p>
          </table:table-cell>
          <table:table-cell office:value-type="float" office:value="6555" calcext:value-type="float">
            <text:p>6555</text:p>
          </table:table-cell>
          <table:table-cell office:value-type="float" office:value="9202" calcext:value-type="float">
            <text:p>9202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9.17" calcext:value-type="float">
            <text:p>9,17</text:p>
          </table:table-cell>
          <table:table-cell table:formula="of:=ROUND([.$C$2]/[.C12]; 2)" office:value-type="float" office:value="12.96" calcext:value-type="float">
            <text:p>12,96</text:p>
          </table:table-cell>
          <table:table-cell table:formula="of:=ROUND([.$D$2]/[.D12]; 2)" office:value-type="float" office:value="23.26" calcext:value-type="float">
            <text:p>23,26</text:p>
          </table:table-cell>
          <table:table-cell table:formula="of:=ROUND([.$E$2]/[.E12]; 2)" office:value-type="float" office:value="27.79" calcext:value-type="float">
            <text:p>27,79</text:p>
          </table:table-cell>
          <table:table-cell table:formula="of:=ROUND([.$F$2]/[.F12]; 2)" office:value-type="float" office:value="29.49" calcext:value-type="float">
            <text:p>29,49</text:p>
          </table:table-cell>
          <table:table-cell table:formula="of:=ROUND([.$G$2]/[.G12]; 2)" office:value-type="float" office:value="29.48" calcext:value-type="float">
            <text:p>29,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1264" calcext:value-type="float">
            <text:p>1264</text:p>
          </table:table-cell>
          <table:table-cell office:value-type="float" office:value="2471" calcext:value-type="float">
            <text:p>2471</text:p>
          </table:table-cell>
          <table:table-cell office:value-type="float" office:value="4081" calcext:value-type="float">
            <text:p>4081</text:p>
          </table:table-cell>
          <table:table-cell office:value-type="float" office:value="6085" calcext:value-type="float">
            <text:p>6085</text:p>
          </table:table-cell>
          <table:table-cell office:value-type="float" office:value="8469" calcext:value-type="float">
            <text:p>8469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9.17" calcext:value-type="float">
            <text:p>9,17</text:p>
          </table:table-cell>
          <table:table-cell table:formula="of:=ROUND([.$C$2]/[.C13]; 2)" office:value-type="float" office:value="13.52" calcext:value-type="float">
            <text:p>13,52</text:p>
          </table:table-cell>
          <table:table-cell table:formula="of:=ROUND([.$D$2]/[.D13]; 2)" office:value-type="float" office:value="24.7" calcext:value-type="float">
            <text:p>24,7</text:p>
          </table:table-cell>
          <table:table-cell table:formula="of:=ROUND([.$E$2]/[.E13]; 2)" office:value-type="float" office:value="29.49" calcext:value-type="float">
            <text:p>29,49</text:p>
          </table:table-cell>
          <table:table-cell table:formula="of:=ROUND([.$F$2]/[.F13]; 2)" office:value-type="float" office:value="31.77" calcext:value-type="float">
            <text:p>31,77</text:p>
          </table:table-cell>
          <table:table-cell table:formula="of:=ROUND([.$G$2]/[.G13]; 2)" office:value-type="float" office:value="32.03" calcext:value-type="float">
            <text:p>32,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office:value-type="float" office:value="1212" calcext:value-type="float">
            <text:p>1212</text:p>
          </table:table-cell>
          <table:table-cell office:value-type="float" office:value="2391" calcext:value-type="float">
            <text:p>2391</text:p>
          </table:table-cell>
          <table:table-cell office:value-type="float" office:value="3839" calcext:value-type="float">
            <text:p>3839</text:p>
          </table:table-cell>
          <table:table-cell office:value-type="float" office:value="5761" calcext:value-type="float">
            <text:p>5761</text:p>
          </table:table-cell>
          <table:table-cell office:value-type="float" office:value="7967" calcext:value-type="float">
            <text:p>7967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8.93" calcext:value-type="float">
            <text:p>8,93</text:p>
          </table:table-cell>
          <table:table-cell table:formula="of:=ROUND([.$C$2]/[.C14]; 2)" office:value-type="float" office:value="14.1" calcext:value-type="float">
            <text:p>14,1</text:p>
          </table:table-cell>
          <table:table-cell table:formula="of:=ROUND([.$D$2]/[.D14]; 2)" office:value-type="float" office:value="25.53" calcext:value-type="float">
            <text:p>25,53</text:p>
          </table:table-cell>
          <table:table-cell table:formula="of:=ROUND([.$E$2]/[.E14]; 2)" office:value-type="float" office:value="31.34" calcext:value-type="float">
            <text:p>31,34</text:p>
          </table:table-cell>
          <table:table-cell table:formula="of:=ROUND([.$F$2]/[.F14]; 2)" office:value-type="float" office:value="33.55" calcext:value-type="float">
            <text:p>33,55</text:p>
          </table:table-cell>
          <table:table-cell table:formula="of:=ROUND([.$G$2]/[.G14]; 2)" office:value-type="float" office:value="34.05" calcext:value-type="float">
            <text:p>34,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1131" calcext:value-type="float">
            <text:p>1131</text:p>
          </table:table-cell>
          <table:table-cell office:value-type="float" office:value="2322" calcext:value-type="float">
            <text:p>2322</text:p>
          </table:table-cell>
          <table:table-cell office:value-type="float" office:value="3692" calcext:value-type="float">
            <text:p>3692</text:p>
          </table:table-cell>
          <table:table-cell office:value-type="float" office:value="5507" calcext:value-type="float">
            <text:p>5507</text:p>
          </table:table-cell>
          <table:table-cell office:value-type="float" office:value="7535" calcext:value-type="float">
            <text:p>7535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8.88" calcext:value-type="float">
            <text:p>8,88</text:p>
          </table:table-cell>
          <table:table-cell table:formula="of:=ROUND([.$C$2]/[.C15]; 2)" office:value-type="float" office:value="15.11" calcext:value-type="float">
            <text:p>15,11</text:p>
          </table:table-cell>
          <table:table-cell table:formula="of:=ROUND([.$D$2]/[.D15]; 2)" office:value-type="float" office:value="26.29" calcext:value-type="float">
            <text:p>26,29</text:p>
          </table:table-cell>
          <table:table-cell table:formula="of:=ROUND([.$E$2]/[.E15]; 2)" office:value-type="float" office:value="32.59" calcext:value-type="float">
            <text:p>32,59</text:p>
          </table:table-cell>
          <table:table-cell table:formula="of:=ROUND([.$F$2]/[.F15]; 2)" office:value-type="float" office:value="35.1" calcext:value-type="float">
            <text:p>35,1</text:p>
          </table:table-cell>
          <table:table-cell table:formula="of:=ROUND([.$G$2]/[.G15]; 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9" calcext:value-type="float">
            <text:p>429</text:p>
          </table:table-cell>
          <table:table-cell office:value-type="float" office:value="1096" calcext:value-type="float">
            <text:p>1096</text:p>
          </table:table-cell>
          <table:table-cell office:value-type="float" office:value="2230" calcext:value-type="float">
            <text:p>2230</text:p>
          </table:table-cell>
          <table:table-cell office:value-type="float" office:value="3564" calcext:value-type="float">
            <text:p>3564</text:p>
          </table:table-cell>
          <table:table-cell office:value-type="float" office:value="5248" calcext:value-type="float">
            <text:p>5248</text:p>
          </table:table-cell>
          <table:table-cell office:value-type="float" office:value="7275" calcext:value-type="float">
            <text:p>727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8.7" calcext:value-type="float">
            <text:p>8,7</text:p>
          </table:table-cell>
          <table:table-cell table:formula="of:=ROUND([.$C$2]/[.C16]; 2)" office:value-type="float" office:value="15.6" calcext:value-type="float">
            <text:p>15,6</text:p>
          </table:table-cell>
          <table:table-cell table:formula="of:=ROUND([.$D$2]/[.D16]; 2)" office:value-type="float" office:value="27.37" calcext:value-type="float">
            <text:p>27,37</text:p>
          </table:table-cell>
          <table:table-cell table:formula="of:=ROUND([.$E$2]/[.E16]; 2)" office:value-type="float" office:value="33.76" calcext:value-type="float">
            <text:p>33,76</text:p>
          </table:table-cell>
          <table:table-cell table:formula="of:=ROUND([.$F$2]/[.F16]; 2)" office:value-type="float" office:value="36.83" calcext:value-type="float">
            <text:p>36,83</text:p>
          </table:table-cell>
          <table:table-cell table:formula="of:=ROUND([.$G$2]/[.G16]; 2)" office:value-type="float" office:value="37.29" calcext:value-type="float">
            <text:p>37,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office:value-type="float" office:value="2183" calcext:value-type="float">
            <text:p>2183</text:p>
          </table:table-cell>
          <table:table-cell office:value-type="float" office:value="3506" calcext:value-type="float">
            <text:p>3506</text:p>
          </table:table-cell>
          <table:table-cell office:value-type="float" office:value="5144" calcext:value-type="float">
            <text:p>5144</text:p>
          </table:table-cell>
          <table:table-cell office:value-type="float" office:value="7004" calcext:value-type="float">
            <text:p>7004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8.35" calcext:value-type="float">
            <text:p>8,35</text:p>
          </table:table-cell>
          <table:table-cell table:formula="of:=ROUND([.$C$2]/[.C17]; 2)" office:value-type="float" office:value="15.63" calcext:value-type="float">
            <text:p>15,63</text:p>
          </table:table-cell>
          <table:table-cell table:formula="of:=ROUND([.$D$2]/[.D17]; 2)" office:value-type="float" office:value="27.96" calcext:value-type="float">
            <text:p>27,96</text:p>
          </table:table-cell>
          <table:table-cell table:formula="of:=ROUND([.$E$2]/[.E17]; 2)" office:value-type="float" office:value="34.32" calcext:value-type="float">
            <text:p>34,32</text:p>
          </table:table-cell>
          <table:table-cell table:formula="of:=ROUND([.$F$2]/[.F17]; 2)" office:value-type="float" office:value="37.58" calcext:value-type="float">
            <text:p>37,58</text:p>
          </table:table-cell>
          <table:table-cell table:formula="of:=ROUND([.$G$2]/[.G17]; 2)" office:value-type="float" office:value="38.73" calcext:value-type="float">
            <text:p>38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" calcext:value-type="float">
            <text:p>451</text:p>
          </table:table-cell>
          <table:table-cell office:value-type="float" office:value="1084" calcext:value-type="float">
            <text:p>1084</text:p>
          </table:table-cell>
          <table:table-cell office:value-type="float" office:value="2126" calcext:value-type="float">
            <text:p>2126</text:p>
          </table:table-cell>
          <table:table-cell office:value-type="float" office:value="3434" calcext:value-type="float">
            <text:p>3434</text:p>
          </table:table-cell>
          <table:table-cell office:value-type="float" office:value="4994" calcext:value-type="float">
            <text:p>4994</text:p>
          </table:table-cell>
          <table:table-cell office:value-type="float" office:value="6781" calcext:value-type="float">
            <text:p>6781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8.27" calcext:value-type="float">
            <text:p>8,27</text:p>
          </table:table-cell>
          <table:table-cell table:formula="of:=ROUND([.$C$2]/[.C18]; 2)" office:value-type="float" office:value="15.77" calcext:value-type="float">
            <text:p>15,77</text:p>
          </table:table-cell>
          <table:table-cell table:formula="of:=ROUND([.$D$2]/[.D18]; 2)" office:value-type="float" office:value="28.71" calcext:value-type="float">
            <text:p>28,71</text:p>
          </table:table-cell>
          <table:table-cell table:formula="of:=ROUND([.$E$2]/[.E18]; 2)" office:value-type="float" office:value="35.04" calcext:value-type="float">
            <text:p>35,04</text:p>
          </table:table-cell>
          <table:table-cell table:formula="of:=ROUND([.$F$2]/[.F18]; 2)" office:value-type="float" office:value="38.71" calcext:value-type="float">
            <text:p>38,71</text:p>
          </table:table-cell>
          <table:table-cell table:formula="of:=ROUND([.$G$2]/[.G18]; 2)" office:value-type="float" office:value="40.01" calcext:value-type="float">
            <text:p>40,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4" calcext:value-type="float">
            <text:p>474</text:p>
          </table:table-cell>
          <table:table-cell office:value-type="float" office:value="1108" calcext:value-type="float">
            <text:p>1108</text:p>
          </table:table-cell>
          <table:table-cell office:value-type="float" office:value="2095" calcext:value-type="float">
            <text:p>2095</text:p>
          </table:table-cell>
          <table:table-cell office:value-type="float" office:value="3433" calcext:value-type="float">
            <text:p>3433</text:p>
          </table:table-cell>
          <table:table-cell office:value-type="float" office:value="4901" calcext:value-type="float">
            <text:p>4901</text:p>
          </table:table-cell>
          <table:table-cell office:value-type="float" office:value="6603" calcext:value-type="float">
            <text:p>6603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7.87" calcext:value-type="float">
            <text:p>7,87</text:p>
          </table:table-cell>
          <table:table-cell table:formula="of:=ROUND([.$C$2]/[.C19]; 2)" office:value-type="float" office:value="15.43" calcext:value-type="float">
            <text:p>15,43</text:p>
          </table:table-cell>
          <table:table-cell table:formula="of:=ROUND([.$D$2]/[.D19]; 2)" office:value-type="float" office:value="29.14" calcext:value-type="float">
            <text:p>29,14</text:p>
          </table:table-cell>
          <table:table-cell table:formula="of:=ROUND([.$E$2]/[.E19]; 2)" office:value-type="float" office:value="35.05" calcext:value-type="float">
            <text:p>35,05</text:p>
          </table:table-cell>
          <table:table-cell table:formula="of:=ROUND([.$F$2]/[.F19]; 2)" office:value-type="float" office:value="39.44" calcext:value-type="float">
            <text:p>39,44</text:p>
          </table:table-cell>
          <table:table-cell table:formula="of:=ROUND([.$G$2]/[.G19]; 2)" office:value-type="float" office:value="41.09" calcext:value-type="float">
            <text:p>41,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1118" calcext:value-type="float">
            <text:p>1118</text:p>
          </table:table-cell>
          <table:table-cell office:value-type="float" office:value="2046" calcext:value-type="float">
            <text:p>2046</text:p>
          </table:table-cell>
          <table:table-cell office:value-type="float" office:value="3390" calcext:value-type="float">
            <text:p>3390</text:p>
          </table:table-cell>
          <table:table-cell office:value-type="float" office:value="4812" calcext:value-type="float">
            <text:p>4812</text:p>
          </table:table-cell>
          <table:table-cell office:value-type="float" office:value="6257" calcext:value-type="float">
            <text:p>6257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7.74" calcext:value-type="float">
            <text:p>7,74</text:p>
          </table:table-cell>
          <table:table-cell table:formula="of:=ROUND([.$C$2]/[.C20]; 2)" office:value-type="float" office:value="15.29" calcext:value-type="float">
            <text:p>15,29</text:p>
          </table:table-cell>
          <table:table-cell table:formula="of:=ROUND([.$D$2]/[.D20]; 2)" office:value-type="float" office:value="29.83" calcext:value-type="float">
            <text:p>29,83</text:p>
          </table:table-cell>
          <table:table-cell table:formula="of:=ROUND([.$E$2]/[.E20]; 2)" office:value-type="float" office:value="35.5" calcext:value-type="float">
            <text:p>35,5</text:p>
          </table:table-cell>
          <table:table-cell table:formula="of:=ROUND([.$F$2]/[.F20]; 2)" office:value-type="float" office:value="40.17" calcext:value-type="float">
            <text:p>40,17</text:p>
          </table:table-cell>
          <table:table-cell table:formula="of:=ROUND([.$G$2]/[.G20]; 2)" office:value-type="float" office:value="43.36" calcext:value-type="float">
            <text:p>43,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office:value-type="float" office:value="1131" calcext:value-type="float">
            <text:p>1131</text:p>
          </table:table-cell>
          <table:table-cell office:value-type="float" office:value="1986" calcext:value-type="float">
            <text:p>1986</text:p>
          </table:table-cell>
          <table:table-cell office:value-type="float" office:value="3326" calcext:value-type="float">
            <text:p>3326</text:p>
          </table:table-cell>
          <table:table-cell office:value-type="float" office:value="4761" calcext:value-type="float">
            <text:p>4761</text:p>
          </table:table-cell>
          <table:table-cell office:value-type="float" office:value="6300" calcext:value-type="float">
            <text:p>6300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7.42" calcext:value-type="float">
            <text:p>7,42</text:p>
          </table:table-cell>
          <table:table-cell table:formula="of:=ROUND([.$C$2]/[.C21]; 2)" office:value-type="float" office:value="15.11" calcext:value-type="float">
            <text:p>15,11</text:p>
          </table:table-cell>
          <table:table-cell table:formula="of:=ROUND([.$D$2]/[.D21]; 2)" office:value-type="float" office:value="30.73" calcext:value-type="float">
            <text:p>30,73</text:p>
          </table:table-cell>
          <table:table-cell table:formula="of:=ROUND([.$E$2]/[.E21]; 2)" office:value-type="float" office:value="36.18" calcext:value-type="float">
            <text:p>36,18</text:p>
          </table:table-cell>
          <table:table-cell table:formula="of:=ROUND([.$F$2]/[.F21]; 2)" office:value-type="float" office:value="40.6" calcext:value-type="float">
            <text:p>40,6</text:p>
          </table:table-cell>
          <table:table-cell table:formula="of:=ROUND([.$G$2]/[.G21]; 2)" office:value-type="float" office:value="43.06" calcext:value-type="float">
            <text:p>43,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1157" calcext:value-type="float">
            <text:p>1157</text:p>
          </table:table-cell>
          <table:table-cell office:value-type="float" office:value="1983" calcext:value-type="float">
            <text:p>1983</text:p>
          </table:table-cell>
          <table:table-cell office:value-type="float" office:value="3311" calcext:value-type="float">
            <text:p>3311</text:p>
          </table:table-cell>
          <table:table-cell office:value-type="float" office:value="4696" calcext:value-type="float">
            <text:p>4696</text:p>
          </table:table-cell>
          <table:table-cell office:value-type="float" office:value="6218" calcext:value-type="float">
            <text:p>6218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7.07" calcext:value-type="float">
            <text:p>7,07</text:p>
          </table:table-cell>
          <table:table-cell table:formula="of:=ROUND([.$C$2]/[.C22]; 2)" office:value-type="float" office:value="14.77" calcext:value-type="float">
            <text:p>14,77</text:p>
          </table:table-cell>
          <table:table-cell table:formula="of:=ROUND([.$D$2]/[.D22]; 2)" office:value-type="float" office:value="30.78" calcext:value-type="float">
            <text:p>30,78</text:p>
          </table:table-cell>
          <table:table-cell table:formula="of:=ROUND([.$E$2]/[.E22]; 2)" office:value-type="float" office:value="36.34" calcext:value-type="float">
            <text:p>36,34</text:p>
          </table:table-cell>
          <table:table-cell table:formula="of:=ROUND([.$F$2]/[.F22]; 2)" office:value-type="float" office:value="41.16" calcext:value-type="float">
            <text:p>41,16</text:p>
          </table:table-cell>
          <table:table-cell table:formula="of:=ROUND([.$G$2]/[.G22]; 2)" office:value-type="float" office:value="43.63" calcext:value-type="float">
            <text:p>43,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" calcext:value-type="float">
            <text:p>547</text:p>
          </table:table-cell>
          <table:table-cell office:value-type="float" office:value="1172" calcext:value-type="float">
            <text:p>1172</text:p>
          </table:table-cell>
          <table:table-cell office:value-type="float" office:value="1998" calcext:value-type="float">
            <text:p>1998</text:p>
          </table:table-cell>
          <table:table-cell office:value-type="float" office:value="3286" calcext:value-type="float">
            <text:p>3286</text:p>
          </table:table-cell>
          <table:table-cell office:value-type="float" office:value="4727" calcext:value-type="float">
            <text:p>4727</text:p>
          </table:table-cell>
          <table:table-cell office:value-type="float" office:value="6064" calcext:value-type="float">
            <text:p>6064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6.82" calcext:value-type="float">
            <text:p>6,82</text:p>
          </table:table-cell>
          <table:table-cell table:formula="of:=ROUND([.$C$2]/[.C23]; 2)" office:value-type="float" office:value="14.59" calcext:value-type="float">
            <text:p>14,59</text:p>
          </table:table-cell>
          <table:table-cell table:formula="of:=ROUND([.$D$2]/[.D23]; 2)" office:value-type="float" office:value="30.55" calcext:value-type="float">
            <text:p>30,55</text:p>
          </table:table-cell>
          <table:table-cell table:formula="of:=ROUND([.$E$2]/[.E23]; 2)" office:value-type="float" office:value="36.62" calcext:value-type="float">
            <text:p>36,62</text:p>
          </table:table-cell>
          <table:table-cell table:formula="of:=ROUND([.$F$2]/[.F23]; 2)" office:value-type="float" office:value="40.89" calcext:value-type="float">
            <text:p>40,89</text:p>
          </table:table-cell>
          <table:table-cell table:formula="of:=ROUND([.$G$2]/[.G23]; 2)" office:value-type="float" office:value="44.74" calcext:value-type="float">
            <text:p>44,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1212" calcext:value-type="float">
            <text:p>1212</text:p>
          </table:table-cell>
          <table:table-cell office:value-type="float" office:value="2042" calcext:value-type="float">
            <text:p>2042</text:p>
          </table:table-cell>
          <table:table-cell office:value-type="float" office:value="3381" calcext:value-type="float">
            <text:p>3381</text:p>
          </table:table-cell>
          <table:table-cell office:value-type="float" office:value="4682" calcext:value-type="float">
            <text:p>4682</text:p>
          </table:table-cell>
          <table:table-cell office:value-type="float" office:value="6122" calcext:value-type="float">
            <text:p>6122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6.65" calcext:value-type="float">
            <text:p>6,65</text:p>
          </table:table-cell>
          <table:table-cell table:formula="of:=ROUND([.$C$2]/[.C24]; 2)" office:value-type="float" office:value="14.1" calcext:value-type="float">
            <text:p>14,1</text:p>
          </table:table-cell>
          <table:table-cell table:formula="of:=ROUND([.$D$2]/[.D24]; 2)" office:value-type="float" office:value="29.89" calcext:value-type="float">
            <text:p>29,89</text:p>
          </table:table-cell>
          <table:table-cell table:formula="of:=ROUND([.$E$2]/[.E24]; 2)" office:value-type="float" office:value="35.59" calcext:value-type="float">
            <text:p>35,59</text:p>
          </table:table-cell>
          <table:table-cell table:formula="of:=ROUND([.$F$2]/[.F24]; 2)" office:value-type="float" office:value="41.29" calcext:value-type="float">
            <text:p>41,29</text:p>
          </table:table-cell>
          <table:table-cell table:formula="of:=ROUND([.$G$2]/[.G24]; 2)" office:value-type="float" office:value="44.32" calcext:value-type="float">
            <text:p>44,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8" calcext:value-type="float">
            <text:p>588</text:p>
          </table:table-cell>
          <table:table-cell office:value-type="float" office:value="1285" calcext:value-type="float">
            <text:p>1285</text:p>
          </table:table-cell>
          <table:table-cell office:value-type="float" office:value="2056" calcext:value-type="float">
            <text:p>2056</text:p>
          </table:table-cell>
          <table:table-cell office:value-type="float" office:value="3282" calcext:value-type="float">
            <text:p>3282</text:p>
          </table:table-cell>
          <table:table-cell office:value-type="float" office:value="4654" calcext:value-type="float">
            <text:p>4654</text:p>
          </table:table-cell>
          <table:table-cell office:value-type="float" office:value="6104" calcext:value-type="float">
            <text:p>6104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6.35" calcext:value-type="float">
            <text:p>6,35</text:p>
          </table:table-cell>
          <table:table-cell table:formula="of:=ROUND([.$C$2]/[.C25]; 2)" office:value-type="float" office:value="13.3" calcext:value-type="float">
            <text:p>13,3</text:p>
          </table:table-cell>
          <table:table-cell table:formula="of:=ROUND([.$D$2]/[.D25]; 2)" office:value-type="float" office:value="29.69" calcext:value-type="float">
            <text:p>29,69</text:p>
          </table:table-cell>
          <table:table-cell table:formula="of:=ROUND([.$E$2]/[.E25]; 2)" office:value-type="float" office:value="36.66" calcext:value-type="float">
            <text:p>36,66</text:p>
          </table:table-cell>
          <table:table-cell table:formula="of:=ROUND([.$F$2]/[.F25]; 2)" office:value-type="float" office:value="41.53" calcext:value-type="float">
            <text:p>41,53</text:p>
          </table:table-cell>
          <table:table-cell table:formula="of:=ROUND([.$G$2]/[.G25]; 2)" office:value-type="float" office:value="44.45" calcext:value-type="float">
            <text:p>44,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1306" calcext:value-type="float">
            <text:p>1306</text:p>
          </table:table-cell>
          <table:table-cell office:value-type="float" office:value="2105" calcext:value-type="float">
            <text:p>2105</text:p>
          </table:table-cell>
          <table:table-cell office:value-type="float" office:value="3220" calcext:value-type="float">
            <text:p>3220</text:p>
          </table:table-cell>
          <table:table-cell office:value-type="float" office:value="4635" calcext:value-type="float">
            <text:p>4635</text:p>
          </table:table-cell>
          <table:table-cell office:value-type="float" office:value="6056" calcext:value-type="float">
            <text:p>605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6.24" calcext:value-type="float">
            <text:p>6,24</text:p>
          </table:table-cell>
          <table:table-cell table:formula="of:=ROUND([.$C$2]/[.C26]; 2)" office:value-type="float" office:value="13.09" calcext:value-type="float">
            <text:p>13,09</text:p>
          </table:table-cell>
          <table:table-cell table:formula="of:=ROUND([.$D$2]/[.D26]; 2)" office:value-type="float" office:value="29" calcext:value-type="float">
            <text:p>29</text:p>
          </table:table-cell>
          <table:table-cell table:formula="of:=ROUND([.$E$2]/[.E26]; 2)" office:value-type="float" office:value="37.37" calcext:value-type="float">
            <text:p>37,37</text:p>
          </table:table-cell>
          <table:table-cell table:formula="of:=ROUND([.$F$2]/[.F26]; 2)" office:value-type="float" office:value="41.71" calcext:value-type="float">
            <text:p>41,71</text:p>
          </table:table-cell>
          <table:table-cell table:formula="of:=ROUND([.$G$2]/[.G26]; 2)"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office:value-type="float" office:value="1337" calcext:value-type="float">
            <text:p>1337</text:p>
          </table:table-cell>
          <table:table-cell office:value-type="float" office:value="2145" calcext:value-type="float">
            <text:p>2145</text:p>
          </table:table-cell>
          <table:table-cell office:value-type="float" office:value="3173" calcext:value-type="float">
            <text:p>3173</text:p>
          </table:table-cell>
          <table:table-cell office:value-type="float" office:value="4612" calcext:value-type="float">
            <text:p>4612</text:p>
          </table:table-cell>
          <table:table-cell office:value-type="float" office:value="6110" calcext:value-type="float">
            <text:p>6110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6.07" calcext:value-type="float">
            <text:p>6,07</text:p>
          </table:table-cell>
          <table:table-cell table:formula="of:=ROUND([.$C$2]/[.C27]; 2)" office:value-type="float" office:value="12.79" calcext:value-type="float">
            <text:p>12,79</text:p>
          </table:table-cell>
          <table:table-cell table:formula="of:=ROUND([.$D$2]/[.D27]; 2)" office:value-type="float" office:value="28.46" calcext:value-type="float">
            <text:p>28,46</text:p>
          </table:table-cell>
          <table:table-cell table:formula="of:=ROUND([.$E$2]/[.E27]; 2)" office:value-type="float" office:value="37.92" calcext:value-type="float">
            <text:p>37,92</text:p>
          </table:table-cell>
          <table:table-cell table:formula="of:=ROUND([.$F$2]/[.F27]; 2)" office:value-type="float" office:value="41.91" calcext:value-type="float">
            <text:p>41,91</text:p>
          </table:table-cell>
          <table:table-cell table:formula="of:=ROUND([.$G$2]/[.G27]; 2)"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6" calcext:value-type="float">
            <text:p>636</text:p>
          </table:table-cell>
          <table:table-cell office:value-type="float" office:value="1392" calcext:value-type="float">
            <text:p>1392</text:p>
          </table:table-cell>
          <table:table-cell office:value-type="float" office:value="2258" calcext:value-type="float">
            <text:p>2258</text:p>
          </table:table-cell>
          <table:table-cell office:value-type="float" office:value="3199" calcext:value-type="float">
            <text:p>3199</text:p>
          </table:table-cell>
          <table:table-cell office:value-type="float" office:value="4582" calcext:value-type="float">
            <text:p>4582</text:p>
          </table:table-cell>
          <table:table-cell office:value-type="float" office:value="6019" calcext:value-type="float">
            <text:p>6019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5.87" calcext:value-type="float">
            <text:p>5,87</text:p>
          </table:table-cell>
          <table:table-cell table:formula="of:=ROUND([.$C$2]/[.C28]; 2)" office:value-type="float" office:value="12.28" calcext:value-type="float">
            <text:p>12,28</text:p>
          </table:table-cell>
          <table:table-cell table:formula="of:=ROUND([.$D$2]/[.D28]; 2)" office:value-type="float" office:value="27.03" calcext:value-type="float">
            <text:p>27,03</text:p>
          </table:table-cell>
          <table:table-cell table:formula="of:=ROUND([.$E$2]/[.E28]; 2)" office:value-type="float" office:value="37.61" calcext:value-type="float">
            <text:p>37,61</text:p>
          </table:table-cell>
          <table:table-cell table:formula="of:=ROUND([.$F$2]/[.F28]; 2)" office:value-type="float" office:value="42.19" calcext:value-type="float">
            <text:p>42,19</text:p>
          </table:table-cell>
          <table:table-cell table:formula="of:=ROUND([.$G$2]/[.G28]; 2)" office:value-type="float" office:value="45.07" calcext:value-type="float">
            <text:p>45,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office:value-type="float" office:value="1412" calcext:value-type="float">
            <text:p>1412</text:p>
          </table:table-cell>
          <table:table-cell office:value-type="float" office:value="2317" calcext:value-type="float">
            <text:p>2317</text:p>
          </table:table-cell>
          <table:table-cell office:value-type="float" office:value="3204" calcext:value-type="float">
            <text:p>3204</text:p>
          </table:table-cell>
          <table:table-cell office:value-type="float" office:value="4593" calcext:value-type="float">
            <text:p>4593</text:p>
          </table:table-cell>
          <table:table-cell office:value-type="float" office:value="6045" calcext:value-type="float">
            <text:p>6045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5.76" calcext:value-type="float">
            <text:p>5,76</text:p>
          </table:table-cell>
          <table:table-cell table:formula="of:=ROUND([.$C$2]/[.C29]; 2)" office:value-type="float" office:value="12.11" calcext:value-type="float">
            <text:p>12,11</text:p>
          </table:table-cell>
          <table:table-cell table:formula="of:=ROUND([.$D$2]/[.D29]; 2)" office:value-type="float" office:value="26.34" calcext:value-type="float">
            <text:p>26,34</text:p>
          </table:table-cell>
          <table:table-cell table:formula="of:=ROUND([.$E$2]/[.E29]; 2)" office:value-type="float" office:value="37.56" calcext:value-type="float">
            <text:p>37,56</text:p>
          </table:table-cell>
          <table:table-cell table:formula="of:=ROUND([.$F$2]/[.F29]; 2)" office:value-type="float" office:value="42.09" calcext:value-type="float">
            <text:p>42,09</text:p>
          </table:table-cell>
          <table:table-cell table:formula="of:=ROUND([.$G$2]/[.G29]; 2)" office:value-type="float" office:value="44.88" calcext:value-type="float">
            <text:p>44,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1" calcext:value-type="float">
            <text:p>671</text:p>
          </table:table-cell>
          <table:table-cell office:value-type="float" office:value="1452" calcext:value-type="float">
            <text:p>1452</text:p>
          </table:table-cell>
          <table:table-cell office:value-type="float" office:value="2368" calcext:value-type="float">
            <text:p>2368</text:p>
          </table:table-cell>
          <table:table-cell office:value-type="float" office:value="3260" calcext:value-type="float">
            <text:p>3260</text:p>
          </table:table-cell>
          <table:table-cell office:value-type="float" office:value="4684" calcext:value-type="float">
            <text:p>4684</text:p>
          </table:table-cell>
          <table:table-cell office:value-type="float" office:value="6100" calcext:value-type="float">
            <text:p>6100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5.56" calcext:value-type="float">
            <text:p>5,56</text:p>
          </table:table-cell>
          <table:table-cell table:formula="of:=ROUND([.$C$2]/[.C30]; 2)" office:value-type="float" office:value="11.77" calcext:value-type="float">
            <text:p>11,77</text:p>
          </table:table-cell>
          <table:table-cell table:formula="of:=ROUND([.$D$2]/[.D30]; 2)" office:value-type="float" office:value="25.78" calcext:value-type="float">
            <text:p>25,78</text:p>
          </table:table-cell>
          <table:table-cell table:formula="of:=ROUND([.$E$2]/[.E30]; 2)" office:value-type="float" office:value="36.91" calcext:value-type="float">
            <text:p>36,91</text:p>
          </table:table-cell>
          <table:table-cell table:formula="of:=ROUND([.$F$2]/[.F30]; 2)" office:value-type="float" office:value="41.27" calcext:value-type="float">
            <text:p>41,27</text:p>
          </table:table-cell>
          <table:table-cell table:formula="of:=ROUND([.$G$2]/[.G30]; 2)" office:value-type="float" office:value="44.47" calcext:value-type="float">
            <text:p>44,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1495" calcext:value-type="float">
            <text:p>1495</text:p>
          </table:table-cell>
          <table:table-cell office:value-type="float" office:value="2410" calcext:value-type="float">
            <text:p>2410</text:p>
          </table:table-cell>
          <table:table-cell office:value-type="float" office:value="3452" calcext:value-type="float">
            <text:p>3452</text:p>
          </table:table-cell>
          <table:table-cell office:value-type="float" office:value="4675" calcext:value-type="float">
            <text:p>4675</text:p>
          </table:table-cell>
          <table:table-cell office:value-type="float" office:value="6133" calcext:value-type="float">
            <text:p>6133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5.37" calcext:value-type="float">
            <text:p>5,37</text:p>
          </table:table-cell>
          <table:table-cell table:formula="of:=ROUND([.$C$2]/[.C31]; 2)" office:value-type="float" office:value="11.43" calcext:value-type="float">
            <text:p>11,43</text:p>
          </table:table-cell>
          <table:table-cell table:formula="of:=ROUND([.$D$2]/[.D31]; 2)" office:value-type="float" office:value="25.33" calcext:value-type="float">
            <text:p>25,33</text:p>
          </table:table-cell>
          <table:table-cell table:formula="of:=ROUND([.$E$2]/[.E31]; 2)" office:value-type="float" office:value="34.86" calcext:value-type="float">
            <text:p>34,86</text:p>
          </table:table-cell>
          <table:table-cell table:formula="of:=ROUND([.$F$2]/[.F31]; 2)" office:value-type="float" office:value="41.35" calcext:value-type="float">
            <text:p>41,35</text:p>
          </table:table-cell>
          <table:table-cell table:formula="of:=ROUND([.$G$2]/[.G31]; 2)" office:value-type="float" office:value="44.24" calcext:value-type="float">
            <text:p>44,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4" calcext:value-type="float">
            <text:p>714</text:p>
          </table:table-cell>
          <table:table-cell office:value-type="float" office:value="1536" calcext:value-type="float">
            <text:p>1536</text:p>
          </table:table-cell>
          <table:table-cell office:value-type="float" office:value="2470" calcext:value-type="float">
            <text:p>2470</text:p>
          </table:table-cell>
          <table:table-cell office:value-type="float" office:value="3518" calcext:value-type="float">
            <text:p>3518</text:p>
          </table:table-cell>
          <table:table-cell office:value-type="float" office:value="4607" calcext:value-type="float">
            <text:p>4607</text:p>
          </table:table-cell>
          <table:table-cell office:value-type="float" office:value="6172" calcext:value-type="float">
            <text:p>6172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5.23" calcext:value-type="float">
            <text:p>5,23</text:p>
          </table:table-cell>
          <table:table-cell table:formula="of:=ROUND([.$C$2]/[.C32]; 2)" office:value-type="float" office:value="11.13" calcext:value-type="float">
            <text:p>11,13</text:p>
          </table:table-cell>
          <table:table-cell table:formula="of:=ROUND([.$D$2]/[.D32]; 2)" office:value-type="float" office:value="24.71" calcext:value-type="float">
            <text:p>24,71</text:p>
          </table:table-cell>
          <table:table-cell table:formula="of:=ROUND([.$E$2]/[.E32]; 2)" office:value-type="float" office:value="34.2" calcext:value-type="float">
            <text:p>34,2</text:p>
          </table:table-cell>
          <table:table-cell table:formula="of:=ROUND([.$F$2]/[.F32]; 2)" office:value-type="float" office:value="41.96" calcext:value-type="float">
            <text:p>41,96</text:p>
          </table:table-cell>
          <table:table-cell table:formula="of:=ROUND([.$G$2]/[.G32]; 2)" office:value-type="float" office:value="43.96" calcext:value-type="float">
            <text:p>43,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1572" calcext:value-type="float">
            <text:p>1572</text:p>
          </table:table-cell>
          <table:table-cell office:value-type="float" office:value="2519" calcext:value-type="float">
            <text:p>2519</text:p>
          </table:table-cell>
          <table:table-cell office:value-type="float" office:value="3553" calcext:value-type="float">
            <text:p>3553</text:p>
          </table:table-cell>
          <table:table-cell office:value-type="float" office:value="4785" calcext:value-type="float">
            <text:p>4785</text:p>
          </table:table-cell>
          <table:table-cell office:value-type="float" office:value="6184" calcext:value-type="float">
            <text:p>6184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5.06" calcext:value-type="float">
            <text:p>5,06</text:p>
          </table:table-cell>
          <table:table-cell table:formula="of:=ROUND([.$C$2]/[.C33]; 2)" office:value-type="float" office:value="10.87" calcext:value-type="float">
            <text:p>10,87</text:p>
          </table:table-cell>
          <table:table-cell table:formula="of:=ROUND([.$D$2]/[.D33]; 2)" office:value-type="float" office:value="24.23" calcext:value-type="float">
            <text:p>24,23</text:p>
          </table:table-cell>
          <table:table-cell table:formula="of:=ROUND([.$E$2]/[.E33]; 2)" office:value-type="float" office:value="33.87" calcext:value-type="float">
            <text:p>33,87</text:p>
          </table:table-cell>
          <table:table-cell table:formula="of:=ROUND([.$F$2]/[.F33]; 2)" office:value-type="float" office:value="40.4" calcext:value-type="float">
            <text:p>40,4</text:p>
          </table:table-cell>
          <table:table-cell table:formula="of:=ROUND([.$G$2]/[.G33]; 2)" office:value-type="float" office:value="43.87" calcext:value-type="float">
            <text:p>43,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2" calcext:value-type="float">
            <text:p>762</text:p>
          </table:table-cell>
          <table:table-cell office:value-type="float" office:value="1617" calcext:value-type="float">
            <text:p>1617</text:p>
          </table:table-cell>
          <table:table-cell office:value-type="float" office:value="2568" calcext:value-type="float">
            <text:p>2568</text:p>
          </table:table-cell>
          <table:table-cell office:value-type="float" office:value="3658" calcext:value-type="float">
            <text:p>3658</text:p>
          </table:table-cell>
          <table:table-cell office:value-type="float" office:value="4880" calcext:value-type="float">
            <text:p>4880</text:p>
          </table:table-cell>
          <table:table-cell office:value-type="float" office:value="6306" calcext:value-type="float">
            <text:p>6306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4.9" calcext:value-type="float">
            <text:p>4,9</text:p>
          </table:table-cell>
          <table:table-cell table:formula="of:=ROUND([.$C$2]/[.C34]; 2)" office:value-type="float" office:value="10.57" calcext:value-type="float">
            <text:p>10,57</text:p>
          </table:table-cell>
          <table:table-cell table:formula="of:=ROUND([.$D$2]/[.D34]; 2)" office:value-type="float" office:value="23.77" calcext:value-type="float">
            <text:p>23,77</text:p>
          </table:table-cell>
          <table:table-cell table:formula="of:=ROUND([.$E$2]/[.E34]; 2)" office:value-type="float" office:value="32.9" calcext:value-type="float">
            <text:p>32,9</text:p>
          </table:table-cell>
          <table:table-cell table:formula="of:=ROUND([.$F$2]/[.F34]; 2)" office:value-type="float" office:value="39.61" calcext:value-type="float">
            <text:p>39,61</text:p>
          </table:table-cell>
          <table:table-cell table:formula="of:=ROUND([.$G$2]/[.G34]; 2)" office:value-type="float" office:value="43.02" calcext:value-type="float">
            <text:p>43,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formula="of:=ROUND([.$B$2]/[.B35]; 2)" office:value-type="string" office:string-value="" calcext:value-type="error">
            <text:p>#DIV/0!</text:p>
          </table:table-cell>
          <table:table-cell table:formula="of:=ROUND([.$C$2]/[.C35]; 2)" office:value-type="string" office:string-value="" calcext:value-type="error">
            <text:p>#DIV/0!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 table:formula="of:=ROUND([.$E$2]/[.E35]; 2)" office:value-type="string" office:string-value="" calcext:value-type="error">
            <text:p>#DIV/0!</text:p>
          </table:table-cell>
          <table:table-cell table:formula="of:=ROUND([.$F$2]/[.F35]; 2)" office:value-type="string" office:string-value="" calcext:value-type="error">
            <text:p>#DIV/0!</text:p>
          </table:table-cell>
          <table:table-cell table:formula="of:=ROUND([.$G$2]/[.G35]; 2)" office:value-type="string" office:string-value="" calcext:value-type="error">
            <text:p>#DIV/0!</text:p>
          </table:table-cell>
        </table:table-row>
      </table:table>
      <table:table table:name="ff_plot_avx" table:style-name="ta1">
        <table:shapes>
          <draw:frame draw:z-index="0" draw:style-name="gr1" draw:text-style-name="P1" svg:width="19cm" svg:height="15cm" svg:x="5.4cm" svg:y="17cm">
            <draw:object draw:notify-on-update-of-ranges="ff_plot_avx.A3:ff_plot_avx.A35 ff_plot_avx.H2:ff_plot_avx.H2 ff_plot_avx.H3:ff_plot_avx.H35 ff_plot_avx.A3:ff_plot_avx.A35 ff_plot_avx.I2:ff_plot_avx.I2 ff_plot_avx.I3:ff_plot_avx.I35 ff_plot_avx.A3:ff_plot_avx.A35 ff_plot_avx.J2:ff_plot_avx.J2 ff_plot_avx.J3:ff_plot_avx.J35 ff_plot_avx.A3:ff_plot_avx.A35 ff_plot_avx.K2:ff_plot_avx.K2 ff_plot_avx.K3:ff_plot_avx.K35 ff_plot_avx.A3:ff_plot_avx.A35 ff_plot_avx.L2:ff_plot_avx.L2 ff_plot_avx.L3:ff_plot_avx.L35 ff_plot_avx.A3:ff_plot_avx.A35 ff_plot_avx.M2:ff_plot_avx.M2 ff_plot_avx.M3:ff_plot_avx.M35 ff_plot_avx.A3:ff_plot_avx.A35 ff_plot_avx.N2:ff_plot_avx.N2 ff_plot_avx.N3:ff_plot_avx.N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00" calcext:value-type="float">
            <text:p>3700</text:p>
          </table:table-cell>
          <table:table-cell office:value-type="float" office:value="18092" calcext:value-type="float">
            <text:p>18092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1.56" calcext:value-type="float">
            <text:p>2161,56</text:p>
          </table:table-cell>
          <table:table-cell office:value-type="float" office:value="8320.6" calcext:value-type="float">
            <text:p>8320,6</text:p>
          </table:table-cell>
          <table:table-cell office:value-type="float" office:value="20081" calcext:value-type="float">
            <text:p>20081</text:p>
          </table:table-cell>
          <table:table-cell office:value-type="float" office:value="38000.7" calcext:value-type="float">
            <text:p>38000,7</text:p>
          </table:table-cell>
          <table:table-cell office:value-type="float" office:value="71618.9" calcext:value-type="float">
            <text:p>71618,9</text:p>
          </table:table-cell>
          <table:table-cell office:value-type="float" office:value="131535" calcext:value-type="float">
            <text:p>131535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71" calcext:value-type="float">
            <text:p>1,71</text:p>
          </table:table-cell>
          <table:table-cell table:formula="of:=ROUND([.$C$2]/[.C4]; 2)" office:value-type="float" office:value="2.17" calcext:value-type="float">
            <text:p>2,17</text:p>
          </table:table-cell>
          <table:table-cell table:formula="of:=ROUND([.$D$2]/[.D4]; 2)" office:value-type="float" office:value="3.04" calcext:value-type="float">
            <text:p>3,04</text:p>
          </table:table-cell>
          <table:table-cell table:formula="of:=ROUND([.$E$2]/[.E4]; 2)" office:value-type="float" office:value="3.17" calcext:value-type="float">
            <text:p>3,17</text:p>
          </table:table-cell>
          <table:table-cell table:formula="of:=ROUND([.$F$2]/[.F4]; 2)" office:value-type="float" office:value="2.7" calcext:value-type="float">
            <text:p>2,7</text:p>
          </table:table-cell>
          <table:table-cell table:formula="of:=ROUND([.$G$2]/[.G4]; 2)"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8.45" calcext:value-type="float">
            <text:p>1218,45</text:p>
          </table:table-cell>
          <table:table-cell office:value-type="float" office:value="4452.94" calcext:value-type="float">
            <text:p>4452,94</text:p>
          </table:table-cell>
          <table:table-cell office:value-type="float" office:value="9865.84" calcext:value-type="float">
            <text:p>9865,84</text:p>
          </table:table-cell>
          <table:table-cell office:value-type="float" office:value="19893.4" calcext:value-type="float">
            <text:p>19893,4</text:p>
          </table:table-cell>
          <table:table-cell office:value-type="float" office:value="35931" calcext:value-type="float">
            <text:p>35931</text:p>
          </table:table-cell>
          <table:table-cell office:value-type="float" office:value="64739.1" calcext:value-type="float">
            <text:p>64739,1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04" calcext:value-type="float">
            <text:p>3,04</text:p>
          </table:table-cell>
          <table:table-cell table:formula="of:=ROUND([.$C$2]/[.C5]; 2)" office:value-type="float" office:value="4.06" calcext:value-type="float">
            <text:p>4,06</text:p>
          </table:table-cell>
          <table:table-cell table:formula="of:=ROUND([.$D$2]/[.D5]; 2)" office:value-type="float" office:value="6.19" calcext:value-type="float">
            <text:p>6,19</text:p>
          </table:table-cell>
          <table:table-cell table:formula="of:=ROUND([.$E$2]/[.E5]; 2)" office:value-type="float" office:value="6.05" calcext:value-type="float">
            <text:p>6,05</text:p>
          </table:table-cell>
          <table:table-cell table:formula="of:=ROUND([.$F$2]/[.F5]; 2)" office:value-type="float" office:value="5.38" calcext:value-type="float">
            <text:p>5,38</text:p>
          </table:table-cell>
          <table:table-cell table:formula="of:=ROUND([.$G$2]/[.G5]; 2)"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8.281" calcext:value-type="float">
            <text:p>948,281</text:p>
          </table:table-cell>
          <table:table-cell office:value-type="float" office:value="3201.87" calcext:value-type="float">
            <text:p>3201,87</text:p>
          </table:table-cell>
          <table:table-cell office:value-type="float" office:value="6816.38" calcext:value-type="float">
            <text:p>6816,38</text:p>
          </table:table-cell>
          <table:table-cell office:value-type="float" office:value="11694.1" calcext:value-type="float">
            <text:p>11694,1</text:p>
          </table:table-cell>
          <table:table-cell office:value-type="float" office:value="19236.8" calcext:value-type="float">
            <text:p>19236,8</text:p>
          </table:table-cell>
          <table:table-cell office:value-type="float" office:value="31162.2" calcext:value-type="float">
            <text:p>31162,2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3.9" calcext:value-type="float">
            <text:p>3,9</text:p>
          </table:table-cell>
          <table:table-cell table:formula="of:=ROUND([.$C$2]/[.C6]; 2)" office:value-type="float" office:value="5.65" calcext:value-type="float">
            <text:p>5,65</text:p>
          </table:table-cell>
          <table:table-cell table:formula="of:=ROUND([.$D$2]/[.D6]; 2)" office:value-type="float" office:value="8.95" calcext:value-type="float">
            <text:p>8,95</text:p>
          </table:table-cell>
          <table:table-cell table:formula="of:=ROUND([.$E$2]/[.E6]; 2)" office:value-type="float" office:value="10.29" calcext:value-type="float">
            <text:p>10,29</text:p>
          </table:table-cell>
          <table:table-cell table:formula="of:=ROUND([.$F$2]/[.F6]; 2)" office:value-type="float" office:value="10.05" calcext:value-type="float">
            <text:p>10,05</text:p>
          </table:table-cell>
          <table:table-cell table:formula="of:=ROUND([.$G$2]/[.G6]; 2)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7.91" calcext:value-type="float">
            <text:p>827,91</text:p>
          </table:table-cell>
          <table:table-cell office:value-type="float" office:value="2651.63" calcext:value-type="float">
            <text:p>2651,63</text:p>
          </table:table-cell>
          <table:table-cell office:value-type="float" office:value="5438.59" calcext:value-type="float">
            <text:p>5438,59</text:p>
          </table:table-cell>
          <table:table-cell office:value-type="float" office:value="9348.81" calcext:value-type="float">
            <text:p>9348,81</text:p>
          </table:table-cell>
          <table:table-cell office:value-type="float" office:value="13990.9" calcext:value-type="float">
            <text:p>13990,9</text:p>
          </table:table-cell>
          <table:table-cell office:value-type="float" office:value="21170.2" calcext:value-type="float">
            <text:p>21170,2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4.47" calcext:value-type="float">
            <text:p>4,47</text:p>
          </table:table-cell>
          <table:table-cell table:formula="of:=ROUND([.$C$2]/[.C7]; 2)" office:value-type="float" office:value="6.82" calcext:value-type="float">
            <text:p>6,82</text:p>
          </table:table-cell>
          <table:table-cell table:formula="of:=ROUND([.$D$2]/[.D7]; 2)" office:value-type="float" office:value="11.22" calcext:value-type="float">
            <text:p>11,22</text:p>
          </table:table-cell>
          <table:table-cell table:formula="of:=ROUND([.$E$2]/[.E7]; 2)" office:value-type="float" office:value="12.87" calcext:value-type="float">
            <text:p>12,87</text:p>
          </table:table-cell>
          <table:table-cell table:formula="of:=ROUND([.$F$2]/[.F7]; 2)" office:value-type="float" office:value="13.82" calcext:value-type="float">
            <text:p>13,82</text:p>
          </table:table-cell>
          <table:table-cell table:formula="of:=ROUND([.$G$2]/[.G7]; 2)" office:value-type="float" office:value="12.82" calcext:value-type="float">
            <text:p>12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3.369" calcext:value-type="float">
            <text:p>813,369</text:p>
          </table:table-cell>
          <table:table-cell office:value-type="float" office:value="2394.02" calcext:value-type="float">
            <text:p>2394,02</text:p>
          </table:table-cell>
          <table:table-cell office:value-type="float" office:value="4760.48" calcext:value-type="float">
            <text:p>4760,48</text:p>
          </table:table-cell>
          <table:table-cell office:value-type="float" office:value="8168.6" calcext:value-type="float">
            <text:p>8168,6</text:p>
          </table:table-cell>
          <table:table-cell office:value-type="float" office:value="11873.3" calcext:value-type="float">
            <text:p>11873,3</text:p>
          </table:table-cell>
          <table:table-cell office:value-type="float" office:value="16840.7" calcext:value-type="float">
            <text:p>16840,7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4.55" calcext:value-type="float">
            <text:p>4,55</text:p>
          </table:table-cell>
          <table:table-cell table:formula="of:=ROUND([.$C$2]/[.C8]; 2)" office:value-type="float" office:value="7.56" calcext:value-type="float">
            <text:p>7,56</text:p>
          </table:table-cell>
          <table:table-cell table:formula="of:=ROUND([.$D$2]/[.D8]; 2)" office:value-type="float" office:value="12.82" calcext:value-type="float">
            <text:p>12,82</text:p>
          </table:table-cell>
          <table:table-cell table:formula="of:=ROUND([.$E$2]/[.E8]; 2)" office:value-type="float" office:value="14.73" calcext:value-type="float">
            <text:p>14,73</text:p>
          </table:table-cell>
          <table:table-cell table:formula="of:=ROUND([.$F$2]/[.F8]; 2)" office:value-type="float" office:value="16.28" calcext:value-type="float">
            <text:p>16,28</text:p>
          </table:table-cell>
          <table:table-cell table:formula="of:=ROUND([.$G$2]/[.G8]; 2)" office:value-type="float" office:value="16.11" calcext:value-type="float">
            <text:p>16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8.519" calcext:value-type="float">
            <text:p>758,519</text:p>
          </table:table-cell>
          <table:table-cell office:value-type="float" office:value="2193.9" calcext:value-type="float">
            <text:p>2193,9</text:p>
          </table:table-cell>
          <table:table-cell office:value-type="float" office:value="4296.21" calcext:value-type="float">
            <text:p>4296,21</text:p>
          </table:table-cell>
          <table:table-cell office:value-type="float" office:value="6979.66" calcext:value-type="float">
            <text:p>6979,66</text:p>
          </table:table-cell>
          <table:table-cell office:value-type="float" office:value="10427" calcext:value-type="float">
            <text:p>10427</text:p>
          </table:table-cell>
          <table:table-cell office:value-type="float" office:value="14573.4" calcext:value-type="float">
            <text:p>14573,4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4.88" calcext:value-type="float">
            <text:p>4,88</text:p>
          </table:table-cell>
          <table:table-cell table:formula="of:=ROUND([.$C$2]/[.C9]; 2)" office:value-type="float" office:value="8.25" calcext:value-type="float">
            <text:p>8,25</text:p>
          </table:table-cell>
          <table:table-cell table:formula="of:=ROUND([.$D$2]/[.D9]; 2)" office:value-type="float" office:value="14.21" calcext:value-type="float">
            <text:p>14,21</text:p>
          </table:table-cell>
          <table:table-cell table:formula="of:=ROUND([.$E$2]/[.E9]; 2)" office:value-type="float" office:value="17.24" calcext:value-type="float">
            <text:p>17,24</text:p>
          </table:table-cell>
          <table:table-cell table:formula="of:=ROUND([.$F$2]/[.F9]; 2)" office:value-type="float" office:value="18.54" calcext:value-type="float">
            <text:p>18,54</text:p>
          </table:table-cell>
          <table:table-cell table:formula="of:=ROUND([.$G$2]/[.G9]; 2)" office:value-type="float" office:value="18.62" calcext:value-type="float">
            <text:p>18,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6.499" calcext:value-type="float">
            <text:p>766,499</text:p>
          </table:table-cell>
          <table:table-cell office:value-type="float" office:value="2103.88" calcext:value-type="float">
            <text:p>2103,88</text:p>
          </table:table-cell>
          <table:table-cell office:value-type="float" office:value="4044.65" calcext:value-type="float">
            <text:p>4044,65</text:p>
          </table:table-cell>
          <table:table-cell office:value-type="float" office:value="6474.57" calcext:value-type="float">
            <text:p>6474,57</text:p>
          </table:table-cell>
          <table:table-cell office:value-type="float" office:value="9504.03" calcext:value-type="float">
            <text:p>9504,03</text:p>
          </table:table-cell>
          <table:table-cell office:value-type="float" office:value="13132.6" calcext:value-type="float">
            <text:p>13132,6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4.83" calcext:value-type="float">
            <text:p>4,83</text:p>
          </table:table-cell>
          <table:table-cell table:formula="of:=ROUND([.$C$2]/[.C10]; 2)" office:value-type="float" office:value="8.6" calcext:value-type="float">
            <text:p>8,6</text:p>
          </table:table-cell>
          <table:table-cell table:formula="of:=ROUND([.$D$2]/[.D10]; 2)" office:value-type="float" office:value="15.09" calcext:value-type="float">
            <text:p>15,09</text:p>
          </table:table-cell>
          <table:table-cell table:formula="of:=ROUND([.$E$2]/[.E10]; 2)" office:value-type="float" office:value="18.59" calcext:value-type="float">
            <text:p>18,59</text:p>
          </table:table-cell>
          <table:table-cell table:formula="of:=ROUND([.$F$2]/[.F10]; 2)" office:value-type="float" office:value="20.34" calcext:value-type="float">
            <text:p>20,34</text:p>
          </table:table-cell>
          <table:table-cell table:formula="of:=ROUND([.$G$2]/[.G10]; 2)" office:value-type="float" office:value="20.66" calcext:value-type="float">
            <text:p>20,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0.013" calcext:value-type="float">
            <text:p>770,013</text:p>
          </table:table-cell>
          <table:table-cell office:value-type="float" office:value="2083.4" calcext:value-type="float">
            <text:p>2083,4</text:p>
          </table:table-cell>
          <table:table-cell office:value-type="float" office:value="3822.52" calcext:value-type="float">
            <text:p>3822,52</text:p>
          </table:table-cell>
          <table:table-cell office:value-type="float" office:value="6222.21" calcext:value-type="float">
            <text:p>6222,21</text:p>
          </table:table-cell>
          <table:table-cell office:value-type="float" office:value="8973.91" calcext:value-type="float">
            <text:p>8973,91</text:p>
          </table:table-cell>
          <table:table-cell office:value-type="float" office:value="12015.6" calcext:value-type="float">
            <text:p>12015,6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4.81" calcext:value-type="float">
            <text:p>4,81</text:p>
          </table:table-cell>
          <table:table-cell table:formula="of:=ROUND([.$C$2]/[.C11]; 2)" office:value-type="float" office:value="8.68" calcext:value-type="float">
            <text:p>8,68</text:p>
          </table:table-cell>
          <table:table-cell table:formula="of:=ROUND([.$D$2]/[.D11]; 2)" office:value-type="float" office:value="15.97" calcext:value-type="float">
            <text:p>15,97</text:p>
          </table:table-cell>
          <table:table-cell table:formula="of:=ROUND([.$E$2]/[.E11]; 2)" office:value-type="float" office:value="19.34" calcext:value-type="float">
            <text:p>19,34</text:p>
          </table:table-cell>
          <table:table-cell table:formula="of:=ROUND([.$F$2]/[.F11]; 2)" office:value-type="float" office:value="21.54" calcext:value-type="float">
            <text:p>21,54</text:p>
          </table:table-cell>
          <table:table-cell table:formula="of:=ROUND([.$G$2]/[.G11]; 2)" office:value-type="float" office:value="22.58" calcext:value-type="float">
            <text:p>22,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3.438" calcext:value-type="float">
            <text:p>793,438</text:p>
          </table:table-cell>
          <table:table-cell office:value-type="float" office:value="2121.99" calcext:value-type="float">
            <text:p>2121,99</text:p>
          </table:table-cell>
          <table:table-cell office:value-type="float" office:value="3741.79" calcext:value-type="float">
            <text:p>3741,79</text:p>
          </table:table-cell>
          <table:table-cell office:value-type="float" office:value="5934.59" calcext:value-type="float">
            <text:p>5934,59</text:p>
          </table:table-cell>
          <table:table-cell office:value-type="float" office:value="8479.68" calcext:value-type="float">
            <text:p>8479,68</text:p>
          </table:table-cell>
          <table:table-cell office:value-type="float" office:value="11509.3" calcext:value-type="float">
            <text:p>11509,3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4.66" calcext:value-type="float">
            <text:p>4,66</text:p>
          </table:table-cell>
          <table:table-cell table:formula="of:=ROUND([.$C$2]/[.C12]; 2)" office:value-type="float" office:value="8.53" calcext:value-type="float">
            <text:p>8,53</text:p>
          </table:table-cell>
          <table:table-cell table:formula="of:=ROUND([.$D$2]/[.D12]; 2)" office:value-type="float" office:value="16.31" calcext:value-type="float">
            <text:p>16,31</text:p>
          </table:table-cell>
          <table:table-cell table:formula="of:=ROUND([.$E$2]/[.E12]; 2)" office:value-type="float" office:value="20.28" calcext:value-type="float">
            <text:p>20,28</text:p>
          </table:table-cell>
          <table:table-cell table:formula="of:=ROUND([.$F$2]/[.F12]; 2)" office:value-type="float" office:value="22.8" calcext:value-type="float">
            <text:p>22,8</text:p>
          </table:table-cell>
          <table:table-cell table:formula="of:=ROUND([.$G$2]/[.G12]; 2)" office:value-type="float" office:value="23.57" calcext:value-type="float">
            <text:p>23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8.158" calcext:value-type="float">
            <text:p>878,158</text:p>
          </table:table-cell>
          <table:table-cell office:value-type="float" office:value="2129.13" calcext:value-type="float">
            <text:p>2129,13</text:p>
          </table:table-cell>
          <table:table-cell office:value-type="float" office:value="3875.06" calcext:value-type="float">
            <text:p>3875,06</text:p>
          </table:table-cell>
          <table:table-cell office:value-type="float" office:value="5956.89" calcext:value-type="float">
            <text:p>5956,89</text:p>
          </table:table-cell>
          <table:table-cell office:value-type="float" office:value="8309.06" calcext:value-type="float">
            <text:p>8309,06</text:p>
          </table:table-cell>
          <table:table-cell office:value-type="float" office:value="11087.6" calcext:value-type="float">
            <text:p>11087,6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4.21" calcext:value-type="float">
            <text:p>4,21</text:p>
          </table:table-cell>
          <table:table-cell table:formula="of:=ROUND([.$C$2]/[.C13]; 2)" office:value-type="float" office:value="8.5" calcext:value-type="float">
            <text:p>8,5</text:p>
          </table:table-cell>
          <table:table-cell table:formula="of:=ROUND([.$D$2]/[.D13]; 2)" office:value-type="float" office:value="15.75" calcext:value-type="float">
            <text:p>15,75</text:p>
          </table:table-cell>
          <table:table-cell table:formula="of:=ROUND([.$E$2]/[.E13]; 2)" office:value-type="float" office:value="20.2" calcext:value-type="float">
            <text:p>20,2</text:p>
          </table:table-cell>
          <table:table-cell table:formula="of:=ROUND([.$F$2]/[.F13]; 2)" office:value-type="float" office:value="23.26" calcext:value-type="float">
            <text:p>23,26</text:p>
          </table:table-cell>
          <table:table-cell table:formula="of:=ROUND([.$G$2]/[.G13]; 2)" office:value-type="float" office:value="24.47" calcext:value-type="float">
            <text:p>24,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3.453" calcext:value-type="float">
            <text:p>953,453</text:p>
          </table:table-cell>
          <table:table-cell office:value-type="float" office:value="2208.84" calcext:value-type="float">
            <text:p>2208,84</text:p>
          </table:table-cell>
          <table:table-cell office:value-type="float" office:value="3840.48" calcext:value-type="float">
            <text:p>3840,48</text:p>
          </table:table-cell>
          <table:table-cell office:value-type="float" office:value="5733.91" calcext:value-type="float">
            <text:p>5733,91</text:p>
          </table:table-cell>
          <table:table-cell office:value-type="float" office:value="8047.8" calcext:value-type="float">
            <text:p>8047,8</text:p>
          </table:table-cell>
          <table:table-cell office:value-type="float" office:value="10661.1" calcext:value-type="float">
            <text:p>10661,1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3.88" calcext:value-type="float">
            <text:p>3,88</text:p>
          </table:table-cell>
          <table:table-cell table:formula="of:=ROUND([.$C$2]/[.C14]; 2)" office:value-type="float" office:value="8.19" calcext:value-type="float">
            <text:p>8,19</text:p>
          </table:table-cell>
          <table:table-cell table:formula="of:=ROUND([.$D$2]/[.D14]; 2)" office:value-type="float" office:value="15.89" calcext:value-type="float">
            <text:p>15,89</text:p>
          </table:table-cell>
          <table:table-cell table:formula="of:=ROUND([.$E$2]/[.E14]; 2)" office:value-type="float" office:value="20.99" calcext:value-type="float">
            <text:p>20,99</text:p>
          </table:table-cell>
          <table:table-cell table:formula="of:=ROUND([.$F$2]/[.F14]; 2)" office:value-type="float" office:value="24.02" calcext:value-type="float">
            <text:p>24,02</text:p>
          </table:table-cell>
          <table:table-cell table:formula="of:=ROUND([.$G$2]/[.G14]; 2)" office:value-type="float" office:value="25.45" calcext:value-type="float">
            <text:p>25,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0.811" calcext:value-type="float">
            <text:p>960,811</text:p>
          </table:table-cell>
          <table:table-cell office:value-type="float" office:value="2132.66" calcext:value-type="float">
            <text:p>2132,66</text:p>
          </table:table-cell>
          <table:table-cell office:value-type="float" office:value="3772.23" calcext:value-type="float">
            <text:p>3772,23</text:p>
          </table:table-cell>
          <table:table-cell office:value-type="float" office:value="5679.67" calcext:value-type="float">
            <text:p>5679,67</text:p>
          </table:table-cell>
          <table:table-cell office:value-type="float" office:value="7945.54" calcext:value-type="float">
            <text:p>7945,54</text:p>
          </table:table-cell>
          <table:table-cell office:value-type="float" office:value="10579" calcext:value-type="float">
            <text:p>10579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3.85" calcext:value-type="float">
            <text:p>3,85</text:p>
          </table:table-cell>
          <table:table-cell table:formula="of:=ROUND([.$C$2]/[.C15]; 2)" office:value-type="float" office:value="8.48" calcext:value-type="float">
            <text:p>8,48</text:p>
          </table:table-cell>
          <table:table-cell table:formula="of:=ROUND([.$D$2]/[.D15]; 2)" office:value-type="float" office:value="16.18" calcext:value-type="float">
            <text:p>16,18</text:p>
          </table:table-cell>
          <table:table-cell table:formula="of:=ROUND([.$E$2]/[.E15]; 2)" office:value-type="float" office:value="21.19" calcext:value-type="float">
            <text:p>21,19</text:p>
          </table:table-cell>
          <table:table-cell table:formula="of:=ROUND([.$F$2]/[.F15]; 2)" office:value-type="float" office:value="24.33" calcext:value-type="float">
            <text:p>24,33</text:p>
          </table:table-cell>
          <table:table-cell table:formula="of:=ROUND([.$G$2]/[.G15]; 2)" office:value-type="float" office:value="25.64" calcext:value-type="float">
            <text:p>25,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9.108" calcext:value-type="float">
            <text:p>979,108</text:p>
          </table:table-cell>
          <table:table-cell office:value-type="float" office:value="2250.38" calcext:value-type="float">
            <text:p>2250,38</text:p>
          </table:table-cell>
          <table:table-cell office:value-type="float" office:value="3938.71" calcext:value-type="float">
            <text:p>3938,71</text:p>
          </table:table-cell>
          <table:table-cell office:value-type="float" office:value="5845.9" calcext:value-type="float">
            <text:p>5845,9</text:p>
          </table:table-cell>
          <table:table-cell office:value-type="float" office:value="8008.86" calcext:value-type="float">
            <text:p>8008,86</text:p>
          </table:table-cell>
          <table:table-cell office:value-type="float" office:value="10493.5" calcext:value-type="float">
            <text:p>10493,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3.78" calcext:value-type="float">
            <text:p>3,78</text:p>
          </table:table-cell>
          <table:table-cell table:formula="of:=ROUND([.$C$2]/[.C16]; 2)" office:value-type="float" office:value="8.04" calcext:value-type="float">
            <text:p>8,04</text:p>
          </table:table-cell>
          <table:table-cell table:formula="of:=ROUND([.$D$2]/[.D16]; 2)" office:value-type="float" office:value="15.5" calcext:value-type="float">
            <text:p>15,5</text:p>
          </table:table-cell>
          <table:table-cell table:formula="of:=ROUND([.$E$2]/[.E16]; 2)" office:value-type="float" office:value="20.58" calcext:value-type="float">
            <text:p>20,58</text:p>
          </table:table-cell>
          <table:table-cell table:formula="of:=ROUND([.$F$2]/[.F16]; 2)" office:value-type="float" office:value="24.14" calcext:value-type="float">
            <text:p>24,14</text:p>
          </table:table-cell>
          <table:table-cell table:formula="of:=ROUND([.$G$2]/[.G16]; 2)" office:value-type="float" office:value="25.85" calcext:value-type="float">
            <text:p>25,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2.53" calcext:value-type="float">
            <text:p>1052,53</text:p>
          </table:table-cell>
          <table:table-cell office:value-type="float" office:value="2444.09" calcext:value-type="float">
            <text:p>2444,09</text:p>
          </table:table-cell>
          <table:table-cell office:value-type="float" office:value="3961.76" calcext:value-type="float">
            <text:p>3961,76</text:p>
          </table:table-cell>
          <table:table-cell office:value-type="float" office:value="5826.6" calcext:value-type="float">
            <text:p>5826,6</text:p>
          </table:table-cell>
          <table:table-cell office:value-type="float" office:value="8034.62" calcext:value-type="float">
            <text:p>8034,62</text:p>
          </table:table-cell>
          <table:table-cell office:value-type="float" office:value="10657.5" calcext:value-type="float">
            <text:p>10657,5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3.52" calcext:value-type="float">
            <text:p>3,52</text:p>
          </table:table-cell>
          <table:table-cell table:formula="of:=ROUND([.$C$2]/[.C17]; 2)" office:value-type="float" office:value="7.4" calcext:value-type="float">
            <text:p>7,4</text:p>
          </table:table-cell>
          <table:table-cell table:formula="of:=ROUND([.$D$2]/[.D17]; 2)" office:value-type="float" office:value="15.41" calcext:value-type="float">
            <text:p>15,41</text:p>
          </table:table-cell>
          <table:table-cell table:formula="of:=ROUND([.$E$2]/[.E17]; 2)" office:value-type="float" office:value="20.65" calcext:value-type="float">
            <text:p>20,65</text:p>
          </table:table-cell>
          <table:table-cell table:formula="of:=ROUND([.$F$2]/[.F17]; 2)" office:value-type="float" office:value="24.06" calcext:value-type="float">
            <text:p>24,06</text:p>
          </table:table-cell>
          <table:table-cell table:formula="of:=ROUND([.$G$2]/[.G17]; 2)" office:value-type="float" office:value="25.46" calcext:value-type="float">
            <text:p>25,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6.25" calcext:value-type="float">
            <text:p>1116,25</text:p>
          </table:table-cell>
          <table:table-cell office:value-type="float" office:value="2419.03" calcext:value-type="float">
            <text:p>2419,03</text:p>
          </table:table-cell>
          <table:table-cell office:value-type="float" office:value="4035.25" calcext:value-type="float">
            <text:p>4035,25</text:p>
          </table:table-cell>
          <table:table-cell office:value-type="float" office:value="5964.03" calcext:value-type="float">
            <text:p>5964,03</text:p>
          </table:table-cell>
          <table:table-cell office:value-type="float" office:value="8040.32" calcext:value-type="float">
            <text:p>8040,32</text:p>
          </table:table-cell>
          <table:table-cell office:value-type="float" office:value="10557.9" calcext:value-type="float">
            <text:p>10557,9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3.31" calcext:value-type="float">
            <text:p>3,31</text:p>
          </table:table-cell>
          <table:table-cell table:formula="of:=ROUND([.$C$2]/[.C18]; 2)" office:value-type="float" office:value="7.48" calcext:value-type="float">
            <text:p>7,48</text:p>
          </table:table-cell>
          <table:table-cell table:formula="of:=ROUND([.$D$2]/[.D18]; 2)" office:value-type="float" office:value="15.13" calcext:value-type="float">
            <text:p>15,13</text:p>
          </table:table-cell>
          <table:table-cell table:formula="of:=ROUND([.$E$2]/[.E18]; 2)" office:value-type="float" office:value="20.18" calcext:value-type="float">
            <text:p>20,18</text:p>
          </table:table-cell>
          <table:table-cell table:formula="of:=ROUND([.$F$2]/[.F18]; 2)" office:value-type="float" office:value="24.04" calcext:value-type="float">
            <text:p>24,04</text:p>
          </table:table-cell>
          <table:table-cell table:formula="of:=ROUND([.$G$2]/[.G18]; 2)"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8.97" calcext:value-type="float">
            <text:p>1158,97</text:p>
          </table:table-cell>
          <table:table-cell office:value-type="float" office:value="2458.51" calcext:value-type="float">
            <text:p>2458,51</text:p>
          </table:table-cell>
          <table:table-cell office:value-type="float" office:value="4146.34" calcext:value-type="float">
            <text:p>4146,34</text:p>
          </table:table-cell>
          <table:table-cell office:value-type="float" office:value="6093.53" calcext:value-type="float">
            <text:p>6093,53</text:p>
          </table:table-cell>
          <table:table-cell office:value-type="float" office:value="8028.2" calcext:value-type="float">
            <text:p>8028,2</text:p>
          </table:table-cell>
          <table:table-cell office:value-type="float" office:value="10521.4" calcext:value-type="float">
            <text:p>10521,4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3.19" calcext:value-type="float">
            <text:p>3,19</text:p>
          </table:table-cell>
          <table:table-cell table:formula="of:=ROUND([.$C$2]/[.C19]; 2)" office:value-type="float" office:value="7.36" calcext:value-type="float">
            <text:p>7,36</text:p>
          </table:table-cell>
          <table:table-cell table:formula="of:=ROUND([.$D$2]/[.D19]; 2)" office:value-type="float" office:value="14.72" calcext:value-type="float">
            <text:p>14,72</text:p>
          </table:table-cell>
          <table:table-cell table:formula="of:=ROUND([.$E$2]/[.E19]; 2)" office:value-type="float" office:value="19.75" calcext:value-type="float">
            <text:p>19,75</text:p>
          </table:table-cell>
          <table:table-cell table:formula="of:=ROUND([.$F$2]/[.F19]; 2)" office:value-type="float" office:value="24.08" calcext:value-type="float">
            <text:p>24,08</text:p>
          </table:table-cell>
          <table:table-cell table:formula="of:=ROUND([.$G$2]/[.G19]; 2)" office:value-type="float" office:value="25.79" calcext:value-type="float">
            <text:p>25,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7.36" calcext:value-type="float">
            <text:p>1297,36</text:p>
          </table:table-cell>
          <table:table-cell office:value-type="float" office:value="2601.71" calcext:value-type="float">
            <text:p>2601,71</text:p>
          </table:table-cell>
          <table:table-cell office:value-type="float" office:value="4587.2" calcext:value-type="float">
            <text:p>4587,2</text:p>
          </table:table-cell>
          <table:table-cell office:value-type="float" office:value="6181.97" calcext:value-type="float">
            <text:p>6181,97</text:p>
          </table:table-cell>
          <table:table-cell office:value-type="float" office:value="8516.63" calcext:value-type="float">
            <text:p>8516,63</text:p>
          </table:table-cell>
          <table:table-cell office:value-type="float" office:value="10592" calcext:value-type="float">
            <text:p>10592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2.85" calcext:value-type="float">
            <text:p>2,85</text:p>
          </table:table-cell>
          <table:table-cell table:formula="of:=ROUND([.$C$2]/[.C20]; 2)" office:value-type="float" office:value="6.95" calcext:value-type="float">
            <text:p>6,95</text:p>
          </table:table-cell>
          <table:table-cell table:formula="of:=ROUND([.$D$2]/[.D20]; 2)" office:value-type="float" office:value="13.31" calcext:value-type="float">
            <text:p>13,31</text:p>
          </table:table-cell>
          <table:table-cell table:formula="of:=ROUND([.$E$2]/[.E20]; 2)" office:value-type="float" office:value="19.46" calcext:value-type="float">
            <text:p>19,46</text:p>
          </table:table-cell>
          <table:table-cell table:formula="of:=ROUND([.$F$2]/[.F20]; 2)" office:value-type="float" office:value="22.7" calcext:value-type="float">
            <text:p>22,7</text:p>
          </table:table-cell>
          <table:table-cell table:formula="of:=ROUND([.$G$2]/[.G20]; 2)" office:value-type="float" office:value="25.61" calcext:value-type="float">
            <text:p>25,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9.87" calcext:value-type="float">
            <text:p>1339,87</text:p>
          </table:table-cell>
          <table:table-cell office:value-type="float" office:value="2699.13" calcext:value-type="float">
            <text:p>2699,13</text:p>
          </table:table-cell>
          <table:table-cell office:value-type="float" office:value="4576.48" calcext:value-type="float">
            <text:p>4576,48</text:p>
          </table:table-cell>
          <table:table-cell office:value-type="float" office:value="6370.75" calcext:value-type="float">
            <text:p>6370,75</text:p>
          </table:table-cell>
          <table:table-cell office:value-type="float" office:value="8596.67" calcext:value-type="float">
            <text:p>8596,67</text:p>
          </table:table-cell>
          <table:table-cell office:value-type="float" office:value="10816.7" calcext:value-type="float">
            <text:p>10816,7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2.76" calcext:value-type="float">
            <text:p>2,76</text:p>
          </table:table-cell>
          <table:table-cell table:formula="of:=ROUND([.$C$2]/[.C21]; 2)" office:value-type="float" office:value="6.7" calcext:value-type="float">
            <text:p>6,7</text:p>
          </table:table-cell>
          <table:table-cell table:formula="of:=ROUND([.$D$2]/[.D21]; 2)" office:value-type="float" office:value="13.34" calcext:value-type="float">
            <text:p>13,34</text:p>
          </table:table-cell>
          <table:table-cell table:formula="of:=ROUND([.$E$2]/[.E21]; 2)" office:value-type="float" office:value="18.89" calcext:value-type="float">
            <text:p>18,89</text:p>
          </table:table-cell>
          <table:table-cell table:formula="of:=ROUND([.$F$2]/[.F21]; 2)" office:value-type="float" office:value="22.49" calcext:value-type="float">
            <text:p>22,49</text:p>
          </table:table-cell>
          <table:table-cell table:formula="of:=ROUND([.$G$2]/[.G21]; 2)" office:value-type="float" office:value="25.08" calcext:value-type="float">
            <text:p>25,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0.43" calcext:value-type="float">
            <text:p>1420,43</text:p>
          </table:table-cell>
          <table:table-cell office:value-type="float" office:value="2826.53" calcext:value-type="float">
            <text:p>2826,53</text:p>
          </table:table-cell>
          <table:table-cell office:value-type="float" office:value="4436.51" calcext:value-type="float">
            <text:p>4436,51</text:p>
          </table:table-cell>
          <table:table-cell office:value-type="float" office:value="6684.7" calcext:value-type="float">
            <text:p>6684,7</text:p>
          </table:table-cell>
          <table:table-cell office:value-type="float" office:value="8458.47" calcext:value-type="float">
            <text:p>8458,47</text:p>
          </table:table-cell>
          <table:table-cell office:value-type="float" office:value="11032.2" calcext:value-type="float">
            <text:p>11032,2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2.6" calcext:value-type="float">
            <text:p>2,6</text:p>
          </table:table-cell>
          <table:table-cell table:formula="of:=ROUND([.$C$2]/[.C22]; 2)" office:value-type="float" office:value="6.4" calcext:value-type="float">
            <text:p>6,4</text:p>
          </table:table-cell>
          <table:table-cell table:formula="of:=ROUND([.$D$2]/[.D22]; 2)" office:value-type="float" office:value="13.76" calcext:value-type="float">
            <text:p>13,76</text:p>
          </table:table-cell>
          <table:table-cell table:formula="of:=ROUND([.$E$2]/[.E22]; 2)" office:value-type="float" office:value="18" calcext:value-type="float">
            <text:p>18</text:p>
          </table:table-cell>
          <table:table-cell table:formula="of:=ROUND([.$F$2]/[.F22]; 2)" office:value-type="float" office:value="22.85" calcext:value-type="float">
            <text:p>22,85</text:p>
          </table:table-cell>
          <table:table-cell table:formula="of:=ROUND([.$G$2]/[.G22]; 2)" office:value-type="float" office:value="24.59" calcext:value-type="float">
            <text:p>24,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24.2" calcext:value-type="float">
            <text:p>1524,2</text:p>
          </table:table-cell>
          <table:table-cell office:value-type="float" office:value="3032.98" calcext:value-type="float">
            <text:p>3032,98</text:p>
          </table:table-cell>
          <table:table-cell office:value-type="float" office:value="4579.08" calcext:value-type="float">
            <text:p>4579,08</text:p>
          </table:table-cell>
          <table:table-cell office:value-type="float" office:value="7166.88" calcext:value-type="float">
            <text:p>7166,88</text:p>
          </table:table-cell>
          <table:table-cell office:value-type="float" office:value="9006.47" calcext:value-type="float">
            <text:p>9006,47</text:p>
          </table:table-cell>
          <table:table-cell office:value-type="float" office:value="11011" calcext:value-type="float">
            <text:p>11011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2.43" calcext:value-type="float">
            <text:p>2,43</text:p>
          </table:table-cell>
          <table:table-cell table:formula="of:=ROUND([.$C$2]/[.C23]; 2)" office:value-type="float" office:value="5.97" calcext:value-type="float">
            <text:p>5,97</text:p>
          </table:table-cell>
          <table:table-cell table:formula="of:=ROUND([.$D$2]/[.D23]; 2)" office:value-type="float" office:value="13.33" calcext:value-type="float">
            <text:p>13,33</text:p>
          </table:table-cell>
          <table:table-cell table:formula="of:=ROUND([.$E$2]/[.E23]; 2)" office:value-type="float" office:value="16.79" calcext:value-type="float">
            <text:p>16,79</text:p>
          </table:table-cell>
          <table:table-cell table:formula="of:=ROUND([.$F$2]/[.F23]; 2)" office:value-type="float" office:value="21.46" calcext:value-type="float">
            <text:p>21,46</text:p>
          </table:table-cell>
          <table:table-cell table:formula="of:=ROUND([.$G$2]/[.G23]; 2)" office:value-type="float" office:value="24.64" calcext:value-type="float">
            <text:p>24,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35.05" calcext:value-type="float">
            <text:p>1635,05</text:p>
          </table:table-cell>
          <table:table-cell office:value-type="float" office:value="3257.49" calcext:value-type="float">
            <text:p>3257,49</text:p>
          </table:table-cell>
          <table:table-cell office:value-type="float" office:value="4881.27" calcext:value-type="float">
            <text:p>4881,27</text:p>
          </table:table-cell>
          <table:table-cell office:value-type="float" office:value="7144.15" calcext:value-type="float">
            <text:p>7144,15</text:p>
          </table:table-cell>
          <table:table-cell office:value-type="float" office:value="9867.68" calcext:value-type="float">
            <text:p>9867,68</text:p>
          </table:table-cell>
          <table:table-cell office:value-type="float" office:value="11997.7" calcext:value-type="float">
            <text:p>11997,7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2.26" calcext:value-type="float">
            <text:p>2,26</text:p>
          </table:table-cell>
          <table:table-cell table:formula="of:=ROUND([.$C$2]/[.C24]; 2)" office:value-type="float" office:value="5.55" calcext:value-type="float">
            <text:p>5,55</text:p>
          </table:table-cell>
          <table:table-cell table:formula="of:=ROUND([.$D$2]/[.D24]; 2)" office:value-type="float" office:value="12.5" calcext:value-type="float">
            <text:p>12,5</text:p>
          </table:table-cell>
          <table:table-cell table:formula="of:=ROUND([.$E$2]/[.E24]; 2)" office:value-type="float" office:value="16.84" calcext:value-type="float">
            <text:p>16,84</text:p>
          </table:table-cell>
          <table:table-cell table:formula="of:=ROUND([.$F$2]/[.F24]; 2)" office:value-type="float" office:value="19.59" calcext:value-type="float">
            <text:p>19,59</text:p>
          </table:table-cell>
          <table:table-cell table:formula="of:=ROUND([.$G$2]/[.G24]; 2)" office:value-type="float" office:value="22.61" calcext:value-type="float">
            <text:p>22,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9.53" calcext:value-type="float">
            <text:p>1709,53</text:p>
          </table:table-cell>
          <table:table-cell office:value-type="float" office:value="3415.15" calcext:value-type="float">
            <text:p>3415,15</text:p>
          </table:table-cell>
          <table:table-cell office:value-type="float" office:value="5107.07" calcext:value-type="float">
            <text:p>5107,07</text:p>
          </table:table-cell>
          <table:table-cell office:value-type="float" office:value="7159.06" calcext:value-type="float">
            <text:p>7159,06</text:p>
          </table:table-cell>
          <table:table-cell office:value-type="float" office:value="9834.49" calcext:value-type="float">
            <text:p>9834,49</text:p>
          </table:table-cell>
          <table:table-cell office:value-type="float" office:value="12136" calcext:value-type="float">
            <text:p>12136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2.16" calcext:value-type="float">
            <text:p>2,16</text:p>
          </table:table-cell>
          <table:table-cell table:formula="of:=ROUND([.$C$2]/[.C25]; 2)" office:value-type="float" office:value="5.3" calcext:value-type="float">
            <text:p>5,3</text:p>
          </table:table-cell>
          <table:table-cell table:formula="of:=ROUND([.$D$2]/[.D25]; 2)" office:value-type="float" office:value="11.95" calcext:value-type="float">
            <text:p>11,95</text:p>
          </table:table-cell>
          <table:table-cell table:formula="of:=ROUND([.$E$2]/[.E25]; 2)" office:value-type="float" office:value="16.81" calcext:value-type="float">
            <text:p>16,81</text:p>
          </table:table-cell>
          <table:table-cell table:formula="of:=ROUND([.$F$2]/[.F25]; 2)" office:value-type="float" office:value="19.66" calcext:value-type="float">
            <text:p>19,66</text:p>
          </table:table-cell>
          <table:table-cell table:formula="of:=ROUND([.$G$2]/[.G25]; 2)" office:value-type="float" office:value="22.35" calcext:value-type="float">
            <text:p>22,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2.34" calcext:value-type="float">
            <text:p>1832,34</text:p>
          </table:table-cell>
          <table:table-cell office:value-type="float" office:value="3654.68" calcext:value-type="float">
            <text:p>3654,68</text:p>
          </table:table-cell>
          <table:table-cell office:value-type="float" office:value="5453.93" calcext:value-type="float">
            <text:p>5453,93</text:p>
          </table:table-cell>
          <table:table-cell office:value-type="float" office:value="7449.48" calcext:value-type="float">
            <text:p>7449,48</text:p>
          </table:table-cell>
          <table:table-cell office:value-type="float" office:value="10104.1" calcext:value-type="float">
            <text:p>10104,1</text:p>
          </table:table-cell>
          <table:table-cell office:value-type="float" office:value="12917.6" calcext:value-type="float">
            <text:p>12917,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2.02" calcext:value-type="float">
            <text:p>2,02</text:p>
          </table:table-cell>
          <table:table-cell table:formula="of:=ROUND([.$C$2]/[.C26]; 2)" office:value-type="float" office:value="4.95" calcext:value-type="float">
            <text:p>4,95</text:p>
          </table:table-cell>
          <table:table-cell table:formula="of:=ROUND([.$D$2]/[.D26]; 2)" office:value-type="float" office:value="11.19" calcext:value-type="float">
            <text:p>11,19</text:p>
          </table:table-cell>
          <table:table-cell table:formula="of:=ROUND([.$E$2]/[.E26]; 2)" office:value-type="float" office:value="16.15" calcext:value-type="float">
            <text:p>16,15</text:p>
          </table:table-cell>
          <table:table-cell table:formula="of:=ROUND([.$F$2]/[.F26]; 2)" office:value-type="float" office:value="19.13" calcext:value-type="float">
            <text:p>19,13</text:p>
          </table:table-cell>
          <table:table-cell table:formula="of:=ROUND([.$G$2]/[.G26]; 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0.55" calcext:value-type="float">
            <text:p>1940,55</text:p>
          </table:table-cell>
          <table:table-cell office:value-type="float" office:value="3852.26" calcext:value-type="float">
            <text:p>3852,26</text:p>
          </table:table-cell>
          <table:table-cell office:value-type="float" office:value="5765.01" calcext:value-type="float">
            <text:p>5765,01</text:p>
          </table:table-cell>
          <table:table-cell office:value-type="float" office:value="7716.05" calcext:value-type="float">
            <text:p>7716,05</text:p>
          </table:table-cell>
          <table:table-cell office:value-type="float" office:value="10139.8" calcext:value-type="float">
            <text:p>10139,8</text:p>
          </table:table-cell>
          <table:table-cell office:value-type="float" office:value="13113.8" calcext:value-type="float">
            <text:p>13113,8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1.91" calcext:value-type="float">
            <text:p>1,91</text:p>
          </table:table-cell>
          <table:table-cell table:formula="of:=ROUND([.$C$2]/[.C27]; 2)" office:value-type="float" office:value="4.7" calcext:value-type="float">
            <text:p>4,7</text:p>
          </table:table-cell>
          <table:table-cell table:formula="of:=ROUND([.$D$2]/[.D27]; 2)" office:value-type="float" office:value="10.59" calcext:value-type="float">
            <text:p>10,59</text:p>
          </table:table-cell>
          <table:table-cell table:formula="of:=ROUND([.$E$2]/[.E27]; 2)" office:value-type="float" office:value="15.59" calcext:value-type="float">
            <text:p>15,59</text:p>
          </table:table-cell>
          <table:table-cell table:formula="of:=ROUND([.$F$2]/[.F27]; 2)" office:value-type="float" office:value="19.06" calcext:value-type="float">
            <text:p>19,06</text:p>
          </table:table-cell>
          <table:table-cell table:formula="of:=ROUND([.$G$2]/[.G27]; 2)" office:value-type="float" office:value="20.69" calcext:value-type="float">
            <text:p>20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2.33" calcext:value-type="float">
            <text:p>1992,33</text:p>
          </table:table-cell>
          <table:table-cell office:value-type="float" office:value="3960.96" calcext:value-type="float">
            <text:p>3960,96</text:p>
          </table:table-cell>
          <table:table-cell office:value-type="float" office:value="5920.9" calcext:value-type="float">
            <text:p>5920,9</text:p>
          </table:table-cell>
          <table:table-cell office:value-type="float" office:value="7840.68" calcext:value-type="float">
            <text:p>7840,68</text:p>
          </table:table-cell>
          <table:table-cell office:value-type="float" office:value="10124.8" calcext:value-type="float">
            <text:p>10124,8</text:p>
          </table:table-cell>
          <table:table-cell office:value-type="float" office:value="13564.4" calcext:value-type="float">
            <text:p>13564,4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1.86" calcext:value-type="float">
            <text:p>1,86</text:p>
          </table:table-cell>
          <table:table-cell table:formula="of:=ROUND([.$C$2]/[.C28]; 2)" office:value-type="float" office:value="4.57" calcext:value-type="float">
            <text:p>4,57</text:p>
          </table:table-cell>
          <table:table-cell table:formula="of:=ROUND([.$D$2]/[.D28]; 2)" office:value-type="float" office:value="10.31" calcext:value-type="float">
            <text:p>10,31</text:p>
          </table:table-cell>
          <table:table-cell table:formula="of:=ROUND([.$E$2]/[.E28]; 2)" office:value-type="float" office:value="15.35" calcext:value-type="float">
            <text:p>15,35</text:p>
          </table:table-cell>
          <table:table-cell table:formula="of:=ROUND([.$F$2]/[.F28]; 2)" office:value-type="float" office:value="19.09" calcext:value-type="float">
            <text:p>19,09</text:p>
          </table:table-cell>
          <table:table-cell table:formula="of:=ROUND([.$G$2]/[.G28]; 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20.48" calcext:value-type="float">
            <text:p>2120,48</text:p>
          </table:table-cell>
          <table:table-cell office:value-type="float" office:value="4170.12" calcext:value-type="float">
            <text:p>4170,12</text:p>
          </table:table-cell>
          <table:table-cell office:value-type="float" office:value="6214.49" calcext:value-type="float">
            <text:p>6214,49</text:p>
          </table:table-cell>
          <table:table-cell office:value-type="float" office:value="8311.06" calcext:value-type="float">
            <text:p>8311,06</text:p>
          </table:table-cell>
          <table:table-cell office:value-type="float" office:value="10448.3" calcext:value-type="float">
            <text:p>10448,3</text:p>
          </table:table-cell>
          <table:table-cell office:value-type="float" office:value="13028" calcext:value-type="float">
            <text:p>13028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1.74" calcext:value-type="float">
            <text:p>1,74</text:p>
          </table:table-cell>
          <table:table-cell table:formula="of:=ROUND([.$C$2]/[.C29]; 2)" office:value-type="float" office:value="4.34" calcext:value-type="float">
            <text:p>4,34</text:p>
          </table:table-cell>
          <table:table-cell table:formula="of:=ROUND([.$D$2]/[.D29]; 2)" office:value-type="float" office:value="9.82" calcext:value-type="float">
            <text:p>9,82</text:p>
          </table:table-cell>
          <table:table-cell table:formula="of:=ROUND([.$E$2]/[.E29]; 2)" office:value-type="float" office:value="14.48" calcext:value-type="float">
            <text:p>14,48</text:p>
          </table:table-cell>
          <table:table-cell table:formula="of:=ROUND([.$F$2]/[.F29]; 2)" office:value-type="float" office:value="18.5" calcext:value-type="float">
            <text:p>18,5</text:p>
          </table:table-cell>
          <table:table-cell table:formula="of:=ROUND([.$G$2]/[.G29]; 2)" office:value-type="float" office:value="20.82" calcext:value-type="float">
            <text:p>20,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0.8" calcext:value-type="float">
            <text:p>2260,8</text:p>
          </table:table-cell>
          <table:table-cell office:value-type="float" office:value="4345.62" calcext:value-type="float">
            <text:p>4345,62</text:p>
          </table:table-cell>
          <table:table-cell office:value-type="float" office:value="6557.16" calcext:value-type="float">
            <text:p>6557,16</text:p>
          </table:table-cell>
          <table:table-cell office:value-type="float" office:value="8746.94" calcext:value-type="float">
            <text:p>8746,94</text:p>
          </table:table-cell>
          <table:table-cell office:value-type="float" office:value="11775.8" calcext:value-type="float">
            <text:p>11775,8</text:p>
          </table:table-cell>
          <table:table-cell office:value-type="float" office:value="13285.9" calcext:value-type="float">
            <text:p>13285,9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1.64" calcext:value-type="float">
            <text:p>1,64</text:p>
          </table:table-cell>
          <table:table-cell table:formula="of:=ROUND([.$C$2]/[.C30]; 2)" office:value-type="float" office:value="4.16" calcext:value-type="float">
            <text:p>4,16</text:p>
          </table:table-cell>
          <table:table-cell table:formula="of:=ROUND([.$D$2]/[.D30]; 2)" office:value-type="float" office:value="9.31" calcext:value-type="float">
            <text:p>9,31</text:p>
          </table:table-cell>
          <table:table-cell table:formula="of:=ROUND([.$E$2]/[.E30]; 2)" office:value-type="float" office:value="13.76" calcext:value-type="float">
            <text:p>13,76</text:p>
          </table:table-cell>
          <table:table-cell table:formula="of:=ROUND([.$F$2]/[.F30]; 2)" office:value-type="float" office:value="16.42" calcext:value-type="float">
            <text:p>16,42</text:p>
          </table:table-cell>
          <table:table-cell table:formula="of:=ROUND([.$G$2]/[.G30]; 2)" office:value-type="float" office:value="20.42" calcext:value-type="float">
            <text:p>20,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.91" calcext:value-type="float">
            <text:p>2336,91</text:p>
          </table:table-cell>
          <table:table-cell office:value-type="float" office:value="4613.11" calcext:value-type="float">
            <text:p>4613,11</text:p>
          </table:table-cell>
          <table:table-cell office:value-type="float" office:value="6928.2" calcext:value-type="float">
            <text:p>6928,2</text:p>
          </table:table-cell>
          <table:table-cell office:value-type="float" office:value="9236.29" calcext:value-type="float">
            <text:p>9236,29</text:p>
          </table:table-cell>
          <table:table-cell office:value-type="float" office:value="11525.7" calcext:value-type="float">
            <text:p>11525,7</text:p>
          </table:table-cell>
          <table:table-cell office:value-type="float" office:value="13822" calcext:value-type="float">
            <text:p>13822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1.58" calcext:value-type="float">
            <text:p>1,58</text:p>
          </table:table-cell>
          <table:table-cell table:formula="of:=ROUND([.$C$2]/[.C31]; 2)" office:value-type="float" office:value="3.92" calcext:value-type="float">
            <text:p>3,92</text:p>
          </table:table-cell>
          <table:table-cell table:formula="of:=ROUND([.$D$2]/[.D31]; 2)" office:value-type="float" office:value="8.81" calcext:value-type="float">
            <text:p>8,81</text:p>
          </table:table-cell>
          <table:table-cell table:formula="of:=ROUND([.$E$2]/[.E31]; 2)" office:value-type="float" office:value="13.03" calcext:value-type="float">
            <text:p>13,03</text:p>
          </table:table-cell>
          <table:table-cell table:formula="of:=ROUND([.$F$2]/[.F31]; 2)" office:value-type="float" office:value="16.77" calcext:value-type="float">
            <text:p>16,77</text:p>
          </table:table-cell>
          <table:table-cell table:formula="of:=ROUND([.$G$2]/[.G31]; 2)" office:value-type="float" office:value="19.63" calcext:value-type="float">
            <text:p>19,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2.61" calcext:value-type="float">
            <text:p>2442,61</text:p>
          </table:table-cell>
          <table:table-cell office:value-type="float" office:value="4832.58" calcext:value-type="float">
            <text:p>4832,58</text:p>
          </table:table-cell>
          <table:table-cell office:value-type="float" office:value="7215.89" calcext:value-type="float">
            <text:p>7215,89</text:p>
          </table:table-cell>
          <table:table-cell office:value-type="float" office:value="9641.53" calcext:value-type="float">
            <text:p>9641,53</text:p>
          </table:table-cell>
          <table:table-cell office:value-type="float" office:value="11996.5" calcext:value-type="float">
            <text:p>11996,5</text:p>
          </table:table-cell>
          <table:table-cell office:value-type="float" office:value="14478.7" calcext:value-type="float">
            <text:p>14478,7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1.51" calcext:value-type="float">
            <text:p>1,51</text:p>
          </table:table-cell>
          <table:table-cell table:formula="of:=ROUND([.$C$2]/[.C32]; 2)" office:value-type="float" office:value="3.74" calcext:value-type="float">
            <text:p>3,74</text:p>
          </table:table-cell>
          <table:table-cell table:formula="of:=ROUND([.$D$2]/[.D32]; 2)" office:value-type="float" office:value="8.46" calcext:value-type="float">
            <text:p>8,46</text:p>
          </table:table-cell>
          <table:table-cell table:formula="of:=ROUND([.$E$2]/[.E32]; 2)" office:value-type="float" office:value="12.48" calcext:value-type="float">
            <text:p>12,48</text:p>
          </table:table-cell>
          <table:table-cell table:formula="of:=ROUND([.$F$2]/[.F32]; 2)" office:value-type="float" office:value="16.11" calcext:value-type="float">
            <text:p>16,11</text:p>
          </table:table-cell>
          <table:table-cell table:formula="of:=ROUND([.$G$2]/[.G32]; 2)" office:value-type="float" office:value="18.74" calcext:value-type="float">
            <text:p>18,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4.09" calcext:value-type="float">
            <text:p>2484,09</text:p>
          </table:table-cell>
          <table:table-cell office:value-type="float" office:value="4944.45" calcext:value-type="float">
            <text:p>4944,45</text:p>
          </table:table-cell>
          <table:table-cell office:value-type="float" office:value="7389.88" calcext:value-type="float">
            <text:p>7389,88</text:p>
          </table:table-cell>
          <table:table-cell office:value-type="float" office:value="9826.24" calcext:value-type="float">
            <text:p>9826,24</text:p>
          </table:table-cell>
          <table:table-cell office:value-type="float" office:value="12278.7" calcext:value-type="float">
            <text:p>12278,7</text:p>
          </table:table-cell>
          <table:table-cell office:value-type="float" office:value="14785.5" calcext:value-type="float">
            <text:p>14785,5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1.49" calcext:value-type="float">
            <text:p>1,49</text:p>
          </table:table-cell>
          <table:table-cell table:formula="of:=ROUND([.$C$2]/[.C33]; 2)" office:value-type="float" office:value="3.66" calcext:value-type="float">
            <text:p>3,66</text:p>
          </table:table-cell>
          <table:table-cell table:formula="of:=ROUND([.$D$2]/[.D33]; 2)" office:value-type="float" office:value="8.26" calcext:value-type="float">
            <text:p>8,26</text:p>
          </table:table-cell>
          <table:table-cell table:formula="of:=ROUND([.$E$2]/[.E33]; 2)" office:value-type="float" office:value="12.25" calcext:value-type="float">
            <text:p>12,25</text:p>
          </table:table-cell>
          <table:table-cell table:formula="of:=ROUND([.$F$2]/[.F33]; 2)" office:value-type="float" office:value="15.74" calcext:value-type="float">
            <text:p>15,74</text:p>
          </table:table-cell>
          <table:table-cell table:formula="of:=ROUND([.$G$2]/[.G33]; 2)" office:value-type="float" office:value="18.35" calcext:value-type="float">
            <text:p>18,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86.95" calcext:value-type="float">
            <text:p>2586,95</text:p>
          </table:table-cell>
          <table:table-cell office:value-type="float" office:value="5139.1" calcext:value-type="float">
            <text:p>5139,1</text:p>
          </table:table-cell>
          <table:table-cell office:value-type="float" office:value="7703.05" calcext:value-type="float">
            <text:p>7703,05</text:p>
          </table:table-cell>
          <table:table-cell office:value-type="float" office:value="10309.9" calcext:value-type="float">
            <text:p>10309,9</text:p>
          </table:table-cell>
          <table:table-cell office:value-type="float" office:value="12856.6" calcext:value-type="float">
            <text:p>12856,6</text:p>
          </table:table-cell>
          <table:table-cell office:value-type="float" office:value="15435.7" calcext:value-type="float">
            <text:p>15435,7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1.43" calcext:value-type="float">
            <text:p>1,43</text:p>
          </table:table-cell>
          <table:table-cell table:formula="of:=ROUND([.$C$2]/[.C34]; 2)" office:value-type="float" office:value="3.52" calcext:value-type="float">
            <text:p>3,52</text:p>
          </table:table-cell>
          <table:table-cell table:formula="of:=ROUND([.$D$2]/[.D34]; 2)" office:value-type="float" office:value="7.92" calcext:value-type="float">
            <text:p>7,92</text:p>
          </table:table-cell>
          <table:table-cell table:formula="of:=ROUND([.$E$2]/[.E34]; 2)" office:value-type="float" office:value="11.67" calcext:value-type="float">
            <text:p>11,67</text:p>
          </table:table-cell>
          <table:table-cell table:formula="of:=ROUND([.$F$2]/[.F34]; 2)" office:value-type="float" office:value="15.04" calcext:value-type="float">
            <text:p>15,04</text:p>
          </table:table-cell>
          <table:table-cell table:formula="of:=ROUND([.$G$2]/[.G34]; 2)" office:value-type="float" office:value="17.58" calcext:value-type="float">
            <text:p>17,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formula="of:=ROUND([.$B$2]/[.B35]; 2)" office:value-type="string" office:string-value="" calcext:value-type="error">
            <text:p>#DIV/0!</text:p>
          </table:table-cell>
          <table:table-cell table:formula="of:=ROUND([.$C$2]/[.C35]; 2)" office:value-type="string" office:string-value="" calcext:value-type="error">
            <text:p>#DIV/0!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 table:formula="of:=ROUND([.$E$2]/[.E35]; 2)" office:value-type="string" office:string-value="" calcext:value-type="error">
            <text:p>#DIV/0!</text:p>
          </table:table-cell>
          <table:table-cell table:formula="of:=ROUND([.$F$2]/[.F35]; 2)" office:value-type="string" office:string-value="" calcext:value-type="error">
            <text:p>#DIV/0!</text:p>
          </table:table-cell>
          <table:table-cell table:formula="of:=ROUND([.$G$2]/[.G35]; 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loext:min-decimal-places="15" number:min-integer-digits="1"/>
    </number:number-style>
    <number:number-style style:name="N105">
      <number:number number:decimal-places="16" loext:min-decimal-places="16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7:31:34.057746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20T19:52:48.724655803</dc:date>
    <meta:editing-duration>PT18H52M24S</meta:editing-duration>
    <meta:editing-cycles>26</meta:editing-cycles>
    <meta:generator>LibreOffice/6.4.3.2$MacOSX_X86_64 LibreOffice_project/747b5d0ebf89f41c860ec2a39efd7cb15b54f2d8</meta:generator>
    <meta:document-statistic meta:table-count="6" meta:cell-count="1924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47cm" svg:height="15.636cm" xlink:href=".." xlink:type="simple" chart:class="chart:scatter" chart:column-mapping="0 1 2 3 4 5" chart:style-name="ch1">
        <chart:legend chart:legend-position="bottom" svg:x="2.593cm" svg:y="15.052cm" style:legend-expansion="wide" chart:style-name="ch2"/>
        <chart:plot-area chart:style-name="ch3" table:cell-range-address="pthread.A26:pthread.G33" chart:data-source-has-labels="both" svg:x="1.469cm" svg:y="0.312cm" svg:width="21.51cm" svg:height="13.273cm">
          <chartooo:coordinate-region svg:x="2.125cm" svg:y="0.505cm" svg:width="20.65cm" svg:height="12.448cm"/>
          <chart:axis chart:dimension="x" chart:name="primary-x" chart:style-name="ch4" chartooo:axis-type="auto">
            <chart:title svg:x="11.964cm" svg:y="13.897cm" chart:style-name="ch5">
              <text:p>nw</text:p>
            </chart:title>
            <chart:categories table:cell-range-address="pthread.A27:pthread.A33"/>
            <chart:grid chart:style-name="ch6" chart:class="major"/>
          </chart:axis>
          <chart:axis chart:dimension="y" chart:name="primary-y" chart:style-name="ch4">
            <chart:title svg:x="0.451cm" svg:y="7.489cm" chart:style-name="ch7">
              <text:p>sp(nw)</text:p>
            </chart:title>
            <chart:grid chart:style-name="ch6" chart:class="major"/>
          </chart:axis>
          <chart:series chart:style-name="ch8" chart:values-cell-range-address="pthread.B27:pthread.B33" chart:label-cell-address="pthread.B26:pthread.B26" chart:class="chart:scatter">
            <chart:domain table:cell-range-address="pthread.A27:pthread.A33"/>
            <chart:data-point chart:repeated="7"/>
          </chart:series>
          <chart:series chart:style-name="ch9" chart:values-cell-range-address="pthread.C27:pthread.C33" chart:label-cell-address="pthread.C26:pthread.C26" chart:class="chart:scatter">
            <chart:data-point chart:repeated="7"/>
          </chart:series>
          <chart:series chart:style-name="ch10" chart:values-cell-range-address="pthread.D27:pthread.D33" chart:label-cell-address="pthread.D26:pthread.D26" chart:class="chart:scatter">
            <chart:data-point chart:repeated="7"/>
          </chart:series>
          <chart:series chart:style-name="ch11" chart:values-cell-range-address="pthread.E27:pthread.E33" chart:label-cell-address="pthread.E26:pthread.E26" chart:class="chart:scatter">
            <chart:data-point chart:repeated="7"/>
          </chart:series>
          <chart:series chart:style-name="ch12" chart:values-cell-range-address="pthread.F27:pthread.F33" chart:label-cell-address="pthread.F26:pthread.F26" chart:class="chart:scatter">
            <chart:data-point chart:repeated="7"/>
          </chart:series>
          <chart:series chart:style-name="ch13" chart:values-cell-range-address="pthread.G27:pthread.G33" chart:label-cell-address="pthread.G26:pthread.G2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.B26:pthread.B26</svg:desc>
                </draw:g>
              </table:table-cell>
              <table:table-cell office:value-type="string">
                <text:p>50000</text:p>
                <draw:g>
                  <svg:desc>pthread.C26:pthread.C26</svg:desc>
                </draw:g>
              </table:table-cell>
              <table:table-cell office:value-type="string">
                <text:p>100000</text:p>
                <draw:g>
                  <svg:desc>pthread.D26:pthread.D26</svg:desc>
                </draw:g>
              </table:table-cell>
              <table:table-cell office:value-type="string">
                <text:p>200000</text:p>
                <draw:g>
                  <svg:desc>pthread.E26:pthread.E26</svg:desc>
                </draw:g>
              </table:table-cell>
              <table:table-cell office:value-type="string">
                <text:p>300000</text:p>
                <draw:g>
                  <svg:desc>pthread.F26:pthread.F26</svg:desc>
                </draw:g>
              </table:table-cell>
              <table:table-cell office:value-type="string">
                <text:p>400000</text:p>
                <draw:g>
                  <svg:desc>pthread.G26:pthread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B27:pthread.B33</svg:desc>
                </draw:g>
              </table:table-cell>
              <table:table-cell office:value-type="float" office:value="0.982251521298174">
                <text:p>0.982251521298174</text:p>
                <draw:g>
                  <svg:desc>pthread.C27:pthread.C33</svg:desc>
                </draw:g>
              </table:table-cell>
              <table:table-cell office:value-type="float" office:value="1.00640776699029">
                <text:p>1.00640776699029</text:p>
                <draw:g>
                  <svg:desc>pthread.D27:pthread.D33</svg:desc>
                </draw:g>
              </table:table-cell>
              <table:table-cell office:value-type="float" office:value="NaN">
                <text:p>NaN</text:p>
                <draw:g>
                  <svg:desc>pthread.E27:pthread.E33</svg:desc>
                </draw:g>
              </table:table-cell>
              <table:table-cell office:value-type="float" office:value="NaN">
                <text:p>NaN</text:p>
                <draw:g>
                  <svg:desc>pthread.F27:pthread.F33</svg:desc>
                </draw:g>
              </table:table-cell>
              <table:table-cell office:value-type="float" office:value="NaN">
                <text:p>NaN</text:p>
                <draw:g>
                  <svg:desc>pthread.G27:pthread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740104911779">
                <text:p>1.84740104911779</text:p>
              </table:table-cell>
              <table:table-cell office:value-type="float" office:value="1.83816053907081">
                <text:p>1.83816053907081</text:p>
              </table:table-cell>
              <table:table-cell office:value-type="float" office:value="1.88800093332556">
                <text:p>1.88800093332556</text:p>
              </table:table-cell>
              <table:table-cell office:value-type="float" office:value="1.92909739435343">
                <text:p>1.92909739435343</text:p>
              </table:table-cell>
              <table:table-cell office:value-type="float" office:value="1.92667507828691">
                <text:p>1.92667507828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087076076994">
                <text:p>3.55087076076994</text:p>
              </table:table-cell>
              <table:table-cell office:value-type="float" office:value="3.65171441991545">
                <text:p>3.65171441991545</text:p>
              </table:table-cell>
              <table:table-cell office:value-type="float" office:value="3.78704732931609">
                <text:p>3.78704732931609</text:p>
              </table:table-cell>
              <table:table-cell office:value-type="float" office:value="4.20843554641133">
                <text:p>4.20843554641133</text:p>
              </table:table-cell>
              <table:table-cell office:value-type="float" office:value="4.26405266584678">
                <text:p>4.26405266584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6.91066666666667">
                <text:p>6.91066666666667</text:p>
              </table:table-cell>
              <table:table-cell office:value-type="float" office:value="7.49994206928514">
                <text:p>7.49994206928514</text:p>
              </table:table-cell>
              <table:table-cell office:value-type="float" office:value="8.18394460117979">
                <text:p>8.18394460117979</text:p>
              </table:table-cell>
              <table:table-cell office:value-type="float" office:value="8.52847551799977">
                <text:p>8.52847551799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11111111111">
                <text:p>10.7611111111111</text:p>
              </table:table-cell>
              <table:table-cell office:value-type="float" office:value="12.5395161290323">
                <text:p>12.5395161290323</text:p>
              </table:table-cell>
              <table:table-cell office:value-type="float" office:value="13.8939686628032">
                <text:p>13.8939686628032</text:p>
              </table:table-cell>
              <table:table-cell office:value-type="float" office:value="15.7716488730724">
                <text:p>15.7716488730724</text:p>
              </table:table-cell>
              <table:table-cell office:value-type="float" office:value="16.756311121219">
                <text:p>16.7563111212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278145695364">
                <text:p>12.8278145695364</text:p>
              </table:table-cell>
              <table:table-cell office:value-type="float" office:value="17.6292517006803">
                <text:p>17.6292517006803</text:p>
              </table:table-cell>
              <table:table-cell office:value-type="float" office:value="23.1682176091625">
                <text:p>23.1682176091625</text:p>
              </table:table-cell>
              <table:table-cell office:value-type="float" office:value="27.9219460973049">
                <text:p>27.9219460973049</text:p>
              </table:table-cell>
              <table:table-cell office:value-type="float" office:value="29.6131430868167">
                <text:p>29.61314308681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1529411764706">
                <text:p>9.11529411764706</text:p>
              </table:table-cell>
              <table:table-cell office:value-type="float" office:value="15.7857868020305">
                <text:p>15.7857868020305</text:p>
              </table:table-cell>
              <table:table-cell office:value-type="float" office:value="26.8932280847528">
                <text:p>26.8932280847528</text:p>
              </table:table-cell>
              <table:table-cell office:value-type="float" office:value="36.1208965361105">
                <text:p>36.1208965361105</text:p>
              </table:table-cell>
              <table:table-cell office:value-type="float" office:value="42.489907727797">
                <text:p>42.48990772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pthread_plot.A3:pthread_plot.A35 pthread_plot.H2:pthread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thread_plot.H3:pthread_plot.H35" chart:label-cell-address="pthread_plot.H2:pthread_plot.H2" chart:class="chart:scatter">
            <chart:domain table:cell-range-address="pthread_plot.A3:pthread_plot.A35"/>
            <chart:data-point chart:repeated="33"/>
          </chart:series>
          <chart:series chart:style-name="ch8" chart:values-cell-range-address="pthread_plot.I3:pthread_plot.I35" chart:label-cell-address="pthread_plot.I2:pthread_plot.I2" chart:class="chart:scatter">
            <chart:data-point chart:repeated="33"/>
          </chart:series>
          <chart:series chart:style-name="ch9" chart:values-cell-range-address="pthread_plot.J3:pthread_plot.J35" chart:label-cell-address="pthread_plot.J2:pthread_plot.J2" chart:class="chart:scatter">
            <chart:data-point chart:repeated="33"/>
          </chart:series>
          <chart:series chart:style-name="ch10" chart:values-cell-range-address="pthread_plot.K3:pthread_plot.K35" chart:label-cell-address="pthread_plot.K2:pthread_plot.K2" chart:class="chart:scatter">
            <chart:data-point chart:repeated="33"/>
          </chart:series>
          <chart:series chart:style-name="ch11" chart:values-cell-range-address="pthread_plot.L3:pthread_plot.L35" chart:label-cell-address="pthread_plot.L2:pthread_plot.L2" chart:class="chart:scatter">
            <chart:data-point chart:repeated="33"/>
          </chart:series>
          <chart:series chart:style-name="ch12" chart:values-cell-range-address="pthread_plot.M3:pthread_plot.M35" chart:label-cell-address="pthread_plot.M2:pthread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.H2:pthread_plot.H2</svg:desc>
                </draw:g>
              </table:table-cell>
              <table:table-cell office:value-type="string">
                <text:p>50000</text:p>
                <draw:g>
                  <svg:desc>pthread_plot.I2:pthread_plot.I2</svg:desc>
                </draw:g>
              </table:table-cell>
              <table:table-cell office:value-type="string">
                <text:p>100000</text:p>
                <draw:g>
                  <svg:desc>pthread_plot.J2:pthread_plot.J2</svg:desc>
                </draw:g>
              </table:table-cell>
              <table:table-cell office:value-type="string">
                <text:p>200000</text:p>
                <draw:g>
                  <svg:desc>pthread_plot.K2:pthread_plot.K2</svg:desc>
                </draw:g>
              </table:table-cell>
              <table:table-cell office:value-type="string">
                <text:p>300000</text:p>
                <draw:g>
                  <svg:desc>pthread_plot.L2:pthread_plot.L2</svg:desc>
                </draw:g>
              </table:table-cell>
              <table:table-cell office:value-type="string">
                <text:p>400000</text:p>
                <draw:g>
                  <svg:desc>pthread_plot.M2:pthread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.A3:pthread_plot.A35</svg:desc>
                </draw:g>
              </table:table-cell>
              <table:table-cell office:value-type="float" office:value="1">
                <text:p>1</text:p>
                <draw:g>
                  <svg:desc>pthread_plot.H3:pthread_plot.H35</svg:desc>
                </draw:g>
              </table:table-cell>
              <table:table-cell office:value-type="float" office:value="NaN">
                <text:p>NaN</text:p>
                <draw:g>
                  <svg:desc>pthread_plot.I3:pthread_plot.I35</svg:desc>
                </draw:g>
              </table:table-cell>
              <table:table-cell office:value-type="float" office:value="NaN">
                <text:p>NaN</text:p>
                <draw:g>
                  <svg:desc>pthread_plot.J3:pthread_plot.J35</svg:desc>
                </draw:g>
              </table:table-cell>
              <table:table-cell office:value-type="float" office:value="NaN">
                <text:p>NaN</text:p>
                <draw:g>
                  <svg:desc>pthread_plot.K3:pthread_plot.K35</svg:desc>
                </draw:g>
              </table:table-cell>
              <table:table-cell office:value-type="float" office:value="NaN">
                <text:p>NaN</text:p>
                <draw:g>
                  <svg:desc>pthread_plot.L3:pthread_plot.L35</svg:desc>
                </draw:g>
              </table:table-cell>
              <table:table-cell office:value-type="float" office:value="NaN">
                <text:p>NaN</text:p>
                <draw:g>
                  <svg:desc>pthread_plot.M3:pthread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  <table:table-cell office:value-type="float" office:value="1.89">
                <text:p>1.89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  <table:table-cell office:value-type="float" office:value="3.71">
                <text:p>3.7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9">
                <text:p>5.19</text:p>
              </table:table-cell>
              <table:table-cell office:value-type="float" office:value="5.44">
                <text:p>5.44</text:p>
              </table:table-cell>
              <table:table-cell office:value-type="float" office:value="5.81">
                <text:p>5.81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9">
                <text:p>6.69</text:p>
              </table:table-cell>
              <table:table-cell office:value-type="float" office:value="7.16">
                <text:p>7.16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8.72">
                <text:p>8.72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  <table:table-cell office:value-type="float" office:value="10.12">
                <text:p>10.12</text:p>
              </table:table-cell>
              <table:table-cell office:value-type="float" office:value="11.21">
                <text:p>11.21</text:p>
              </table:table-cell>
              <table:table-cell office:value-type="float" office:value="NaN">
                <text:p>NaN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16">
                <text:p>10.16</text:p>
              </table:table-cell>
              <table:table-cell office:value-type="float" office:value="11.47">
                <text:p>11.47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9">
                <text:p>10.79</text:p>
              </table:table-cell>
              <table:table-cell office:value-type="float" office:value="12.72">
                <text:p>12.72</text:p>
              </table:table-cell>
              <table:table-cell office:value-type="float" office:value="14.55">
                <text:p>14.55</text:p>
              </table:table-cell>
              <table:table-cell office:value-type="float" office:value="NaN">
                <text:p>NaN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3">
                <text:p>11.43</text:p>
              </table:table-cell>
              <table:table-cell office:value-type="float" office:value="13.65">
                <text:p>13.65</text:p>
              </table:table-cell>
              <table:table-cell office:value-type="float" office:value="15.89">
                <text:p>15.89</text:p>
              </table:table-cell>
              <table:table-cell office:value-type="float" office:value="NaN">
                <text:p>NaN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74">
                <text:p>11.74</text:p>
              </table:table-cell>
              <table:table-cell office:value-type="float" office:value="14.66">
                <text:p>14.66</text:p>
              </table:table-cell>
              <table:table-cell office:value-type="float" office:value="17.42">
                <text:p>17.42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18">
                <text:p>12.18</text:p>
              </table:table-cell>
              <table:table-cell office:value-type="float" office:value="15.36">
                <text:p>15.36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34">
                <text:p>12.34</text:p>
              </table:table-cell>
              <table:table-cell office:value-type="float" office:value="16.15">
                <text:p>16.15</text:p>
              </table:table-cell>
              <table:table-cell office:value-type="float" office:value="19.81">
                <text:p>19.81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54">
                <text:p>12.54</text:p>
              </table:table-cell>
              <table:table-cell office:value-type="float" office:value="16.74">
                <text:p>16.74</text:p>
              </table:table-cell>
              <table:table-cell office:value-type="float" office:value="20.91">
                <text:p>20.91</text:p>
              </table:table-cell>
              <table:table-cell office:value-type="float" office:value="NaN">
                <text:p>NaN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7.07">
                <text:p>17.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79">
                <text:p>12.79</text:p>
              </table:table-cell>
              <table:table-cell office:value-type="float" office:value="17.55">
                <text:p>17.55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75">
                <text:p>12.75</text:p>
              </table:table-cell>
              <table:table-cell office:value-type="float" office:value="17.69">
                <text:p>17.69</text:p>
              </table:table-cell>
              <table:table-cell office:value-type="float" office:value="23.88">
                <text:p>23.88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7">
                <text:p>12.7</text:p>
              </table:table-cell>
              <table:table-cell office:value-type="float" office:value="17.93">
                <text:p>17.93</text:p>
              </table:table-cell>
              <table:table-cell office:value-type="float" office:value="24.67">
                <text:p>24.67</text:p>
              </table:table-cell>
              <table:table-cell office:value-type="float" office:value="NaN">
                <text:p>NaN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58">
                <text:p>12.58</text:p>
              </table:table-cell>
              <table:table-cell office:value-type="float" office:value="18.31">
                <text:p>18.31</text:p>
              </table:table-cell>
              <table:table-cell office:value-type="float" office:value="25.24">
                <text:p>25.24</text:p>
              </table:table-cell>
              <table:table-cell office:value-type="float" office:value="NaN">
                <text:p>NaN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18.36">
                <text:p>18.36</text:p>
              </table:table-cell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26">
                <text:p>12.26</text:p>
              </table:table-cell>
              <table:table-cell office:value-type="float" office:value="18.27">
                <text:p>18.27</text:p>
              </table:table-cell>
              <table:table-cell office:value-type="float" office:value="26.43">
                <text:p>26.43</text:p>
              </table:table-cell>
              <table:table-cell office:value-type="float" office:value="NaN">
                <text:p>NaN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96">
                <text:p>11.96</text:p>
              </table:table-cell>
              <table:table-cell office:value-type="float" office:value="18.21">
                <text:p>18.21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81">
                <text:p>11.81</text:p>
              </table:table-cell>
              <table:table-cell office:value-type="float" office:value="18.27">
                <text:p>18.27</text:p>
              </table:table-cell>
              <table:table-cell office:value-type="float" office:value="27.07">
                <text:p>27.07</text:p>
              </table:table-cell>
              <table:table-cell office:value-type="float" office:value="NaN">
                <text:p>NaN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49">
                <text:p>11.49</text:p>
              </table:table-cell>
              <table:table-cell office:value-type="float" office:value="18.49">
                <text:p>18.49</text:p>
              </table:table-cell>
              <table:table-cell office:value-type="float" office:value="27.45">
                <text:p>27.45</text:p>
              </table:table-cell>
              <table:table-cell office:value-type="float" office:value="NaN">
                <text:p>NaN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9">
                <text:p>10.79</text:p>
              </table:table-cell>
              <table:table-cell office:value-type="float" office:value="18.23">
                <text:p>18.23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1">
                <text:p>10.61</text:p>
              </table:table-cell>
              <table:table-cell office:value-type="float" office:value="18.16">
                <text:p>18.16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33">
                <text:p>10.33</text:p>
              </table:table-cell>
              <table:table-cell office:value-type="float" office:value="17.95">
                <text:p>17.95</text:p>
              </table:table-cell>
              <table:table-cell office:value-type="float" office:value="27.86">
                <text:p>27.86</text:p>
              </table:table-cell>
              <table:table-cell office:value-type="float" office:value="NaN">
                <text:p>NaN</text:p>
              </table:table-cell>
              <table:table-cell office:value-type="float" office:value="40.49">
                <text:p>40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08">
                <text:p>10.08</text:p>
              </table:table-cell>
              <table:table-cell office:value-type="float" office:value="17.73">
                <text:p>17.73</text:p>
              </table:table-cell>
              <table:table-cell office:value-type="float" office:value="27.83">
                <text:p>27.83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75">
                <text:p>9.75</text:p>
              </table:table-cell>
              <table:table-cell office:value-type="float" office:value="17.49">
                <text:p>17.49</text:p>
              </table:table-cell>
              <table:table-cell office:value-type="float" office:value="27.71">
                <text:p>27.71</text:p>
              </table:table-cell>
              <table:table-cell office:value-type="float" office:value="NaN">
                <text:p>NaN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63">
                <text:p>9.63</text:p>
              </table:table-cell>
              <table:table-cell office:value-type="float" office:value="17.26">
                <text:p>17.26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16.3">
                <text:p>16.3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15">
                <text:p>9.15</text:p>
              </table:table-cell>
              <table:table-cell office:value-type="float" office:value="15.98">
                <text:p>15.98</text:p>
              </table:table-cell>
              <table:table-cell office:value-type="float" office:value="27.46">
                <text:p>27.46</text:p>
              </table:table-cell>
              <table:table-cell office:value-type="float" office:value="NaN">
                <text:p>NaN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09">
                <text:p>9.09</text:p>
              </table:table-cell>
              <table:table-cell office:value-type="float" office:value="15.87">
                <text:p>1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2">
                <text:p>4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ff_plot.A3:ff_plot.A35 ff_plot.H2:ff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f_plot.H3:ff_plot.H35" chart:label-cell-address="ff_plot.H2:ff_plot.H2" chart:class="chart:scatter">
            <chart:domain table:cell-range-address="ff_plot.A3:ff_plot.A35"/>
            <chart:data-point chart:repeated="33"/>
          </chart:series>
          <chart:series chart:style-name="ch8" chart:values-cell-range-address="ff_plot.I3:ff_plot.I35" chart:label-cell-address="ff_plot.I2:ff_plot.I2" chart:class="chart:scatter">
            <chart:data-point chart:repeated="33"/>
          </chart:series>
          <chart:series chart:style-name="ch9" chart:values-cell-range-address="ff_plot.J3:ff_plot.J35" chart:label-cell-address="ff_plot.J2:ff_plot.J2" chart:class="chart:scatter">
            <chart:data-point chart:repeated="33"/>
          </chart:series>
          <chart:series chart:style-name="ch10" chart:values-cell-range-address="ff_plot.K3:ff_plot.K35" chart:label-cell-address="ff_plot.K2:ff_plot.K2" chart:class="chart:scatter">
            <chart:data-point chart:repeated="33"/>
          </chart:series>
          <chart:series chart:style-name="ch11" chart:values-cell-range-address="ff_plot.L3:ff_plot.L35" chart:label-cell-address="ff_plot.L2:ff_plot.L2" chart:class="chart:scatter">
            <chart:data-point chart:repeated="33"/>
          </chart:series>
          <chart:series chart:style-name="ch12" chart:values-cell-range-address="ff_plot.M3:ff_plot.M35" chart:label-cell-address="ff_plot.M2:ff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.H2:ff_plot.H2</svg:desc>
                </draw:g>
              </table:table-cell>
              <table:table-cell office:value-type="string">
                <text:p>50000</text:p>
                <draw:g>
                  <svg:desc>ff_plot.I2:ff_plot.I2</svg:desc>
                </draw:g>
              </table:table-cell>
              <table:table-cell office:value-type="string">
                <text:p>100000</text:p>
                <draw:g>
                  <svg:desc>ff_plot.J2:ff_plot.J2</svg:desc>
                </draw:g>
              </table:table-cell>
              <table:table-cell office:value-type="string">
                <text:p>200000</text:p>
                <draw:g>
                  <svg:desc>ff_plot.K2:ff_plot.K2</svg:desc>
                </draw:g>
              </table:table-cell>
              <table:table-cell office:value-type="string">
                <text:p>300000</text:p>
                <draw:g>
                  <svg:desc>ff_plot.L2:ff_plot.L2</svg:desc>
                </draw:g>
              </table:table-cell>
              <table:table-cell office:value-type="string">
                <text:p>400000</text:p>
                <draw:g>
                  <svg:desc>ff_plot.M2:ff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.A3:ff_plot.A35</svg:desc>
                </draw:g>
              </table:table-cell>
              <table:table-cell office:value-type="float" office:value="1">
                <text:p>1</text:p>
                <draw:g>
                  <svg:desc>ff_plot.H3:ff_plot.H35</svg:desc>
                </draw:g>
              </table:table-cell>
              <table:table-cell office:value-type="float" office:value="NaN">
                <text:p>NaN</text:p>
                <draw:g>
                  <svg:desc>ff_plot.I3:ff_plot.I35</svg:desc>
                </draw:g>
              </table:table-cell>
              <table:table-cell office:value-type="float" office:value="NaN">
                <text:p>NaN</text:p>
                <draw:g>
                  <svg:desc>ff_plot.J3:ff_plot.J35</svg:desc>
                </draw:g>
              </table:table-cell>
              <table:table-cell office:value-type="float" office:value="NaN">
                <text:p>NaN</text:p>
                <draw:g>
                  <svg:desc>ff_plot.K3:ff_plot.K35</svg:desc>
                </draw:g>
              </table:table-cell>
              <table:table-cell office:value-type="float" office:value="NaN">
                <text:p>NaN</text:p>
                <draw:g>
                  <svg:desc>ff_plot.L3:ff_plot.L35</svg:desc>
                </draw:g>
              </table:table-cell>
              <table:table-cell office:value-type="float" office:value="NaN">
                <text:p>NaN</text:p>
                <draw:g>
                  <svg:desc>ff_plot.M3:ff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6">
                <text:p>1.76</text:p>
              </table:table-cell>
              <table:table-cell office:value-type="float" office:value="1.83">
                <text:p>1.83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">
                <text:p>3.34</text:p>
              </table:table-cell>
              <table:table-cell office:value-type="float" office:value="3.51">
                <text:p>3.51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5.08">
                <text:p>5.08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7.69">
                <text:p>7.69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  <table:table-cell office:value-type="float" office:value="8.78">
                <text:p>8.78</text:p>
              </table:table-cell>
              <table:table-cell office:value-type="float" office:value="10.31">
                <text:p>10.31</text:p>
              </table:table-cell>
              <table:table-cell office:value-type="float" office:value="NaN">
                <text:p>NaN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1">
                <text:p>7.51</text:p>
              </table:table-cell>
              <table:table-cell office:value-type="float" office:value="9.62">
                <text:p>9.62</text:p>
              </table:table-cell>
              <table:table-cell office:value-type="float" office:value="11.66">
                <text:p>11.66</text:p>
              </table:table-cell>
              <table:table-cell office:value-type="float" office:value="NaN">
                <text:p>NaN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59">
                <text:p>7.59</text:p>
              </table:table-cell>
              <table:table-cell office:value-type="float" office:value="10.35">
                <text:p>10.35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10.98">
                <text:p>10.98</text:p>
              </table:table-cell>
              <table:table-cell office:value-type="float" office:value="13.87">
                <text:p>13.87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02">
                <text:p>8.02</text:p>
              </table:table-cell>
              <table:table-cell office:value-type="float" office:value="11.24">
                <text:p>11.24</text:p>
              </table:table-cell>
              <table:table-cell office:value-type="float" office:value="14.86">
                <text:p>14.86</text:p>
              </table:table-cell>
              <table:table-cell office:value-type="float" office:value="NaN">
                <text:p>NaN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97">
                <text:p>7.97</text:p>
              </table:table-cell>
              <table:table-cell office:value-type="float" office:value="11.6">
                <text:p>11.6</text:p>
              </table:table-cell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6">
                <text:p>7.56</text:p>
              </table:table-cell>
              <table:table-cell office:value-type="float" office:value="11.41">
                <text:p>11.41</text:p>
              </table:table-cell>
              <table:table-cell office:value-type="float" office:value="16.09">
                <text:p>16.09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11.78">
                <text:p>11.78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5">
                <text:p>7.35</text:p>
              </table:table-cell>
              <table:table-cell office:value-type="float" office:value="11.98">
                <text:p>11.98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04">
                <text:p>7.04</text:p>
              </table:table-cell>
              <table:table-cell office:value-type="float" office:value="11.9">
                <text:p>11.9</text:p>
              </table:table-cell>
              <table:table-cell office:value-type="float" office:value="17.48">
                <text:p>17.48</text:p>
              </table:table-cell>
              <table:table-cell office:value-type="float" office:value="NaN">
                <text:p>NaN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">
                <text:p>6.7</text:p>
              </table:table-cell>
              <table:table-cell office:value-type="float" office:value="11.55">
                <text:p>11.55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9">
                <text:p>6.59</text:p>
              </table:table-cell>
              <table:table-cell office:value-type="float" office:value="11.5">
                <text:p>11.5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56">
                <text:p>6.56</text:p>
              </table:table-cell>
              <table:table-cell office:value-type="float" office:value="11.49">
                <text:p>11.49</text:p>
              </table:table-cell>
              <table:table-cell office:value-type="float" office:value="18.01">
                <text:p>18.01</text:p>
              </table:table-cell>
              <table:table-cell office:value-type="float" office:value="NaN">
                <text:p>NaN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42">
                <text:p>6.42</text:p>
              </table:table-cell>
              <table:table-cell office:value-type="float" office:value="11.26">
                <text:p>11.26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10.4">
                <text:p>10.4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65">
                <text:p>5.65</text:p>
              </table:table-cell>
              <table:table-cell office:value-type="float" office:value="9.61">
                <text:p>9.61</text:p>
              </table:table-cell>
              <table:table-cell office:value-type="float" office:value="16.52">
                <text:p>16.52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36">
                <text:p>5.36</text:p>
              </table:table-cell>
              <table:table-cell office:value-type="float" office:value="9.9">
                <text:p>9.9</text:p>
              </table:table-cell>
              <table:table-cell office:value-type="float" office:value="17.24">
                <text:p>17.24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.96">
                <text:p>9.96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74">
                <text:p>4.74</text:p>
              </table:table-cell>
              <table:table-cell office:value-type="float" office:value="9.54">
                <text:p>9.54</text:p>
              </table:table-cell>
              <table:table-cell office:value-type="float" office:value="16.91">
                <text:p>16.91</text:p>
              </table:table-cell>
              <table:table-cell office:value-type="float" office:value="NaN">
                <text:p>NaN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6">
                <text:p>4.56</text:p>
              </table:table-cell>
              <table:table-cell office:value-type="float" office:value="9.25">
                <text:p>9.25</text:p>
              </table:table-cell>
              <table:table-cell office:value-type="float" office:value="16.63">
                <text:p>16.63</text:p>
              </table:table-cell>
              <table:table-cell office:value-type="float" office:value="NaN">
                <text:p>NaN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8">
                <text:p>4.38</text:p>
              </table:table-cell>
              <table:table-cell office:value-type="float" office:value="8.99">
                <text:p>8.99</text:p>
              </table:table-cell>
              <table:table-cell office:value-type="float" office:value="15.71">
                <text:p>15.71</text:p>
              </table:table-cell>
              <table:table-cell office:value-type="float" office:value="NaN">
                <text:p>NaN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15">
                <text:p>4.15</text:p>
              </table:table-cell>
              <table:table-cell office:value-type="float" office:value="8.53">
                <text:p>8.53</text:p>
              </table:table-cell>
              <table:table-cell office:value-type="float" office:value="14.81">
                <text:p>14.81</text:p>
              </table:table-cell>
              <table:table-cell office:value-type="float" office:value="NaN">
                <text:p>NaN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7.94">
                <text:p>7.9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74">
                <text:p>3.74</text:p>
              </table:table-cell>
              <table:table-cell office:value-type="float" office:value="7.51">
                <text:p>7.51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7.52">
                <text:p>7.52</text:p>
              </table:table-cell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8">
                <text:p>3.48</text:p>
              </table:table-cell>
              <table:table-cell office:value-type="float" office:value="7.24">
                <text:p>7.24</text:p>
              </table:table-cell>
              <table:table-cell office:value-type="float" office:value="15.04">
                <text:p>15.04</text:p>
              </table:table-cell>
              <table:table-cell office:value-type="float" office:value="NaN">
                <text:p>NaN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38">
                <text:p>3.3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6">
                <text:p>26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pthread_plot_avx.A3:pthread_plot_avx.A35 pthread_plot_avx.H2:pthread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hread_plot_avx.H3:pthread_plot_avx.H35" chart:label-cell-address="pthread_plot_avx.H2:pthread_plot_avx.H2" chart:class="chart:scatter">
            <chart:domain table:cell-range-address="pthread_plot_avx.A3:pthread_plot_avx.A35"/>
            <chart:data-point chart:repeated="33"/>
          </chart:series>
          <chart:series chart:style-name="ch7" chart:values-cell-range-address="pthread_plot_avx.I3:pthread_plot_avx.I35" chart:label-cell-address="pthread_plot_avx.I2:pthread_plot_avx.I2" chart:class="chart:scatter">
            <chart:data-point chart:repeated="33"/>
          </chart:series>
          <chart:series chart:style-name="ch8" chart:values-cell-range-address="pthread_plot_avx.J3:pthread_plot_avx.J35" chart:label-cell-address="pthread_plot_avx.J2:pthread_plot_avx.J2" chart:class="chart:scatter">
            <chart:data-point chart:repeated="33"/>
          </chart:series>
          <chart:series chart:style-name="ch9" chart:values-cell-range-address="pthread_plot_avx.K3:pthread_plot_avx.K35" chart:label-cell-address="pthread_plot_avx.K2:pthread_plot_avx.K2" chart:class="chart:scatter">
            <chart:data-point chart:repeated="33"/>
          </chart:series>
          <chart:series chart:style-name="ch10" chart:values-cell-range-address="pthread_plot_avx.L3:pthread_plot_avx.L35" chart:label-cell-address="pthread_plot_avx.L2:pthread_plot_avx.L2" chart:class="chart:scatter">
            <chart:data-point chart:repeated="33"/>
          </chart:series>
          <chart:series chart:style-name="ch11" chart:values-cell-range-address="pthread_plot_avx.M3:pthread_plot_avx.M35" chart:label-cell-address="pthread_plot_avx.M2:pthread_plot_avx.M2" chart:class="chart:scatter">
            <chart:data-point chart:repeated="33"/>
          </chart:series>
          <chart:series chart:style-name="ch12" chart:values-cell-range-address="pthread_plot_avx.N3:pthread_plot_avx.N35" chart:label-cell-address="pthread_plot_avx.N2:pthread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_avx.H2:pthread_plot_avx.H2</svg:desc>
                </draw:g>
              </table:table-cell>
              <table:table-cell office:value-type="string">
                <text:p>100000</text:p>
                <draw:g>
                  <svg:desc>pthread_plot_avx.I2:pthread_plot_avx.I2</svg:desc>
                </draw:g>
              </table:table-cell>
              <table:table-cell office:value-type="string">
                <text:p>200000</text:p>
                <draw:g>
                  <svg:desc>pthread_plot_avx.J2:pthread_plot_avx.J2</svg:desc>
                </draw:g>
              </table:table-cell>
              <table:table-cell office:value-type="string">
                <text:p>300000</text:p>
                <draw:g>
                  <svg:desc>pthread_plot_avx.K2:pthread_plot_avx.K2</svg:desc>
                </draw:g>
              </table:table-cell>
              <table:table-cell office:value-type="string">
                <text:p>400000</text:p>
                <draw:g>
                  <svg:desc>pthread_plot_avx.L2:pthread_plot_avx.L2</svg:desc>
                </draw:g>
              </table:table-cell>
              <table:table-cell office:value-type="string">
                <text:p>500000</text:p>
                <draw:g>
                  <svg:desc>pthread_plot_avx.M2:pthread_plot_avx.M2</svg:desc>
                </draw:g>
              </table:table-cell>
              <table:table-cell office:value-type="string">
                <text:p>600000</text:p>
                <draw:g>
                  <svg:desc>pthread_plot_avx.N2:pthread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_avx.A3:pthread_plot_avx.A35</svg:desc>
                </draw:g>
              </table:table-cell>
              <table:table-cell office:value-type="float" office:value="1">
                <text:p>1</text:p>
                <draw:g>
                  <svg:desc>pthread_plot_avx.H3:pthread_plot_avx.H35</svg:desc>
                </draw:g>
              </table:table-cell>
              <table:table-cell office:value-type="float" office:value="0.98">
                <text:p>0.98</text:p>
                <draw:g>
                  <svg:desc>pthread_plot_avx.I3:pthread_plot_avx.I35</svg:desc>
                </draw:g>
              </table:table-cell>
              <table:table-cell office:value-type="float" office:value="1">
                <text:p>1</text:p>
                <draw:g>
                  <svg:desc>pthread_plot_avx.J3:pthread_plot_avx.J35</svg:desc>
                </draw:g>
              </table:table-cell>
              <table:table-cell office:value-type="float" office:value="0.98">
                <text:p>0.98</text:p>
                <draw:g>
                  <svg:desc>pthread_plot_avx.K3:pthread_plot_avx.K35</svg:desc>
                </draw:g>
              </table:table-cell>
              <table:table-cell office:value-type="float" office:value="0.99">
                <text:p>0.99</text:p>
                <draw:g>
                  <svg:desc>pthread_plot_avx.L3:pthread_plot_avx.L35</svg:desc>
                </draw:g>
              </table:table-cell>
              <table:table-cell office:value-type="float" office:value="NaN">
                <text:p>NaN</text:p>
                <draw:g>
                  <svg:desc>pthread_plot_avx.M3:pthread_plot_avx.M35</svg:desc>
                </draw:g>
              </table:table-cell>
              <table:table-cell office:value-type="float" office:value="NaN">
                <text:p>NaN</text:p>
                <draw:g>
                  <svg:desc>pthread_plot_avx.N3:pthread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1.96">
                <text:p>1.96</text:p>
              </table:table-cell>
              <table:table-cell office:value-type="float" office:value="2.05">
                <text:p>2.05</text:p>
              </table:table-cell>
              <table:table-cell office:value-type="float" office:value="1.91">
                <text:p>1.91</text:p>
              </table:table-cell>
              <table:table-cell office:value-type="float" office:value="1.89">
                <text:p>1.8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6">
                <text:p>3.46</text:p>
              </table:table-cell>
              <table:table-cell office:value-type="float" office:value="4.16">
                <text:p>4.16</text:p>
              </table:table-cell>
              <table:table-cell office:value-type="float" office:value="6.67">
                <text:p>6.67</text:p>
              </table:table-cell>
              <table:table-cell office:value-type="float" office:value="6.49">
                <text:p>6.49</text:p>
              </table:table-cell>
              <table:table-cell office:value-type="float" office:value="5.18">
                <text:p>5.1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2">
                <text:p>4.92</text:p>
              </table:table-cell>
              <table:table-cell office:value-type="float" office:value="6.07">
                <text:p>6.07</text:p>
              </table:table-cell>
              <table:table-cell office:value-type="float" office:value="9.79">
                <text:p>9.79</text:p>
              </table:table-cell>
              <table:table-cell office:value-type="float" office:value="11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7.39">
                <text:p>7.39</text:p>
              </table:table-cell>
              <table:table-cell office:value-type="float" office:value="12.74">
                <text:p>12.74</text:p>
              </table:table-cell>
              <table:table-cell office:value-type="float" office:value="14.37">
                <text:p>14.37</text:p>
              </table:table-cell>
              <table:table-cell office:value-type="float" office:value="14.89">
                <text:p>14.89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95">
                <text:p>6.95</text:p>
              </table:table-cell>
              <table:table-cell office:value-type="float" office:value="9.05">
                <text:p>9.05</text:p>
              </table:table-cell>
              <table:table-cell office:value-type="float" office:value="15.4">
                <text:p>15.4</text:p>
              </table:table-cell>
              <table:table-cell office:value-type="float" office:value="17.37">
                <text:p>17.37</text:p>
              </table:table-cell>
              <table:table-cell office:value-type="float" office:value="18.3">
                <text:p>18.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24">
                <text:p>8.24</text:p>
              </table:table-cell>
              <table:table-cell office:value-type="float" office:value="10.5">
                <text:p>10.5</text:p>
              </table:table-cell>
              <table:table-cell office:value-type="float" office:value="17.84">
                <text:p>17.84</text:p>
              </table:table-cell>
              <table:table-cell office:value-type="float" office:value="20.48">
                <text:p>20.48</text:p>
              </table:table-cell>
              <table:table-cell office:value-type="float" office:value="21.57">
                <text:p>21.57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9">
                <text:p>8.9</text:p>
              </table:table-cell>
              <table:table-cell office:value-type="float" office:value="11.53">
                <text:p>11.53</text:p>
              </table:table-cell>
              <table:table-cell office:value-type="float" office:value="19.82">
                <text:p>19.82</text:p>
              </table:table-cell>
              <table:table-cell office:value-type="float" office:value="23.1">
                <text:p>23.1</text:p>
              </table:table-cell>
              <table:table-cell office:value-type="float" office:value="24.62">
                <text:p>24.62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28">
                <text:p>9.28</text:p>
              </table:table-cell>
              <table:table-cell office:value-type="float" office:value="12.18">
                <text:p>12.18</text:p>
              </table:table-cell>
              <table:table-cell office:value-type="float" office:value="21.49">
                <text:p>21.49</text:p>
              </table:table-cell>
              <table:table-cell office:value-type="float" office:value="25.68">
                <text:p>25.68</text:p>
              </table:table-cell>
              <table:table-cell office:value-type="float" office:value="27.21">
                <text:p>27.2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17">
                <text:p>9.17</text:p>
              </table:table-cell>
              <table:table-cell office:value-type="float" office:value="12.96">
                <text:p>12.96</text:p>
              </table:table-cell>
              <table:table-cell office:value-type="float" office:value="23.26">
                <text:p>23.26</text:p>
              </table:table-cell>
              <table:table-cell office:value-type="float" office:value="27.79">
                <text:p>27.79</text:p>
              </table:table-cell>
              <table:table-cell office:value-type="float" office:value="29.49">
                <text:p>29.49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17">
                <text:p>9.17</text:p>
              </table:table-cell>
              <table:table-cell office:value-type="float" office:value="13.52">
                <text:p>13.52</text:p>
              </table:table-cell>
              <table:table-cell office:value-type="float" office:value="24.7">
                <text:p>24.7</text:p>
              </table:table-cell>
              <table:table-cell office:value-type="float" office:value="29.49">
                <text:p>29.49</text:p>
              </table:table-cell>
              <table:table-cell office:value-type="float" office:value="31.77">
                <text:p>31.77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93">
                <text:p>8.93</text:p>
              </table:table-cell>
              <table:table-cell office:value-type="float" office:value="14.1">
                <text:p>14.1</text:p>
              </table:table-cell>
              <table:table-cell office:value-type="float" office:value="25.53">
                <text:p>25.53</text:p>
              </table:table-cell>
              <table:table-cell office:value-type="float" office:value="31.34">
                <text:p>31.34</text:p>
              </table:table-cell>
              <table:table-cell office:value-type="float" office:value="33.55">
                <text:p>33.55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88">
                <text:p>8.88</text:p>
              </table:table-cell>
              <table:table-cell office:value-type="float" office:value="15.11">
                <text:p>15.11</text:p>
              </table:table-cell>
              <table:table-cell office:value-type="float" office:value="26.29">
                <text:p>26.29</text:p>
              </table:table-cell>
              <table:table-cell office:value-type="float" office:value="32.59">
                <text:p>32.59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7">
                <text:p>8.7</text:p>
              </table:table-cell>
              <table:table-cell office:value-type="float" office:value="15.6">
                <text:p>15.6</text:p>
              </table:table-cell>
              <table:table-cell office:value-type="float" office:value="27.37">
                <text:p>27.37</text:p>
              </table:table-cell>
              <table:table-cell office:value-type="float" office:value="33.76">
                <text:p>33.76</text:p>
              </table:table-cell>
              <table:table-cell office:value-type="float" office:value="36.83">
                <text:p>36.83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35">
                <text:p>8.35</text:p>
              </table:table-cell>
              <table:table-cell office:value-type="float" office:value="15.63">
                <text:p>15.63</text:p>
              </table:table-cell>
              <table:table-cell office:value-type="float" office:value="27.96">
                <text:p>27.96</text:p>
              </table:table-cell>
              <table:table-cell office:value-type="float" office:value="34.32">
                <text:p>34.32</text:p>
              </table:table-cell>
              <table:table-cell office:value-type="float" office:value="37.58">
                <text:p>37.58</text:p>
              </table:table-cell>
              <table:table-cell office:value-type="float" office:value="38.73">
                <text:p>3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27">
                <text:p>8.27</text:p>
              </table:table-cell>
              <table:table-cell office:value-type="float" office:value="15.77">
                <text:p>15.77</text:p>
              </table:table-cell>
              <table:table-cell office:value-type="float" office:value="28.71">
                <text:p>28.71</text:p>
              </table:table-cell>
              <table:table-cell office:value-type="float" office:value="35.04">
                <text:p>35.04</text:p>
              </table:table-cell>
              <table:table-cell office:value-type="float" office:value="38.71">
                <text:p>38.7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87">
                <text:p>7.87</text:p>
              </table:table-cell>
              <table:table-cell office:value-type="float" office:value="15.43">
                <text:p>15.43</text:p>
              </table:table-cell>
              <table:table-cell office:value-type="float" office:value="29.14">
                <text:p>29.14</text:p>
              </table:table-cell>
              <table:table-cell office:value-type="float" office:value="35.05">
                <text:p>35.05</text:p>
              </table:table-cell>
              <table:table-cell office:value-type="float" office:value="39.44">
                <text:p>39.44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4">
                <text:p>7.74</text:p>
              </table:table-cell>
              <table:table-cell office:value-type="float" office:value="15.29">
                <text:p>15.29</text:p>
              </table:table-cell>
              <table:table-cell office:value-type="float" office:value="29.83">
                <text:p>29.83</text:p>
              </table:table-cell>
              <table:table-cell office:value-type="float" office:value="35.5">
                <text:p>35.5</text:p>
              </table:table-cell>
              <table:table-cell office:value-type="float" office:value="40.17">
                <text:p>40.17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42">
                <text:p>7.42</text:p>
              </table:table-cell>
              <table:table-cell office:value-type="float" office:value="15.11">
                <text:p>15.11</text:p>
              </table:table-cell>
              <table:table-cell office:value-type="float" office:value="30.73">
                <text:p>30.73</text:p>
              </table:table-cell>
              <table:table-cell office:value-type="float" office:value="36.18">
                <text:p>36.18</text:p>
              </table:table-cell>
              <table:table-cell office:value-type="float" office:value="40.6">
                <text:p>40.6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7">
                <text:p>7.07</text:p>
              </table:table-cell>
              <table:table-cell office:value-type="float" office:value="14.77">
                <text:p>14.77</text:p>
              </table:table-cell>
              <table:table-cell office:value-type="float" office:value="30.78">
                <text:p>30.78</text:p>
              </table:table-cell>
              <table:table-cell office:value-type="float" office:value="36.34">
                <text:p>36.34</text:p>
              </table:table-cell>
              <table:table-cell office:value-type="float" office:value="41.16">
                <text:p>41.16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82">
                <text:p>6.82</text:p>
              </table:table-cell>
              <table:table-cell office:value-type="float" office:value="14.59">
                <text:p>14.59</text:p>
              </table:table-cell>
              <table:table-cell office:value-type="float" office:value="30.55">
                <text:p>30.55</text:p>
              </table:table-cell>
              <table:table-cell office:value-type="float" office:value="36.62">
                <text:p>36.62</text:p>
              </table:table-cell>
              <table:table-cell office:value-type="float" office:value="40.89">
                <text:p>40.89</text:p>
              </table:table-cell>
              <table:table-cell office:value-type="float" office:value="44.74">
                <text:p>44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65">
                <text:p>6.65</text:p>
              </table:table-cell>
              <table:table-cell office:value-type="float" office:value="14.1">
                <text:p>14.1</text:p>
              </table:table-cell>
              <table:table-cell office:value-type="float" office:value="29.89">
                <text:p>29.89</text:p>
              </table:table-cell>
              <table:table-cell office:value-type="float" office:value="35.59">
                <text:p>35.59</text:p>
              </table:table-cell>
              <table:table-cell office:value-type="float" office:value="41.29">
                <text:p>41.29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35">
                <text:p>6.35</text:p>
              </table:table-cell>
              <table:table-cell office:value-type="float" office:value="13.3">
                <text:p>13.3</text:p>
              </table:table-cell>
              <table:table-cell office:value-type="float" office:value="29.69">
                <text:p>29.69</text:p>
              </table:table-cell>
              <table:table-cell office:value-type="float" office:value="36.66">
                <text:p>36.66</text:p>
              </table:table-cell>
              <table:table-cell office:value-type="float" office:value="41.53">
                <text:p>41.53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24">
                <text:p>6.24</text:p>
              </table:table-cell>
              <table:table-cell office:value-type="float" office:value="13.09">
                <text:p>13.09</text:p>
              </table:table-cell>
              <table:table-cell office:value-type="float" office:value="29">
                <text:p>29</text:p>
              </table:table-cell>
              <table:table-cell office:value-type="float" office:value="37.37">
                <text:p>37.37</text:p>
              </table:table-cell>
              <table:table-cell office:value-type="float" office:value="41.71">
                <text:p>41.71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07">
                <text:p>6.07</text:p>
              </table:table-cell>
              <table:table-cell office:value-type="float" office:value="12.79">
                <text:p>12.79</text:p>
              </table:table-cell>
              <table:table-cell office:value-type="float" office:value="28.46">
                <text:p>28.46</text:p>
              </table:table-cell>
              <table:table-cell office:value-type="float" office:value="37.92">
                <text:p>37.92</text:p>
              </table:table-cell>
              <table:table-cell office:value-type="float" office:value="41.91">
                <text:p>41.9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87">
                <text:p>5.87</text:p>
              </table:table-cell>
              <table:table-cell office:value-type="float" office:value="12.28">
                <text:p>12.28</text:p>
              </table:table-cell>
              <table:table-cell office:value-type="float" office:value="27.03">
                <text:p>27.03</text:p>
              </table:table-cell>
              <table:table-cell office:value-type="float" office:value="37.61">
                <text:p>37.61</text:p>
              </table:table-cell>
              <table:table-cell office:value-type="float" office:value="42.19">
                <text:p>42.19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76">
                <text:p>5.76</text:p>
              </table:table-cell>
              <table:table-cell office:value-type="float" office:value="12.11">
                <text:p>12.11</text:p>
              </table:table-cell>
              <table:table-cell office:value-type="float" office:value="26.34">
                <text:p>26.34</text:p>
              </table:table-cell>
              <table:table-cell office:value-type="float" office:value="37.56">
                <text:p>37.56</text:p>
              </table:table-cell>
              <table:table-cell office:value-type="float" office:value="42.09">
                <text:p>42.09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11.77">
                <text:p>11.77</text:p>
              </table:table-cell>
              <table:table-cell office:value-type="float" office:value="25.78">
                <text:p>25.78</text:p>
              </table:table-cell>
              <table:table-cell office:value-type="float" office:value="36.91">
                <text:p>36.91</text:p>
              </table:table-cell>
              <table:table-cell office:value-type="float" office:value="41.27">
                <text:p>41.27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37">
                <text:p>5.37</text:p>
              </table:table-cell>
              <table:table-cell office:value-type="float" office:value="11.43">
                <text:p>11.43</text:p>
              </table:table-cell>
              <table:table-cell office:value-type="float" office:value="25.33">
                <text:p>25.33</text:p>
              </table:table-cell>
              <table:table-cell office:value-type="float" office:value="34.86">
                <text:p>34.86</text:p>
              </table:table-cell>
              <table:table-cell office:value-type="float" office:value="41.35">
                <text:p>41.35</text:p>
              </table:table-cell>
              <table:table-cell office:value-type="float" office:value="44.24">
                <text:p>44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23">
                <text:p>5.23</text:p>
              </table:table-cell>
              <table:table-cell office:value-type="float" office:value="11.13">
                <text:p>11.13</text:p>
              </table:table-cell>
              <table:table-cell office:value-type="float" office:value="24.71">
                <text:p>24.71</text:p>
              </table:table-cell>
              <table:table-cell office:value-type="float" office:value="34.2">
                <text:p>34.2</text:p>
              </table:table-cell>
              <table:table-cell office:value-type="float" office:value="41.96">
                <text:p>41.96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06">
                <text:p>5.06</text:p>
              </table:table-cell>
              <table:table-cell office:value-type="float" office:value="10.87">
                <text:p>10.87</text:p>
              </table:table-cell>
              <table:table-cell office:value-type="float" office:value="24.23">
                <text:p>24.23</text:p>
              </table:table-cell>
              <table:table-cell office:value-type="float" office:value="33.87">
                <text:p>33.87</text:p>
              </table:table-cell>
              <table:table-cell office:value-type="float" office:value="40.4">
                <text:p>40.4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9">
                <text:p>4.9</text:p>
              </table:table-cell>
              <table:table-cell office:value-type="float" office:value="10.57">
                <text:p>10.57</text:p>
              </table:table-cell>
              <table:table-cell office:value-type="float" office:value="23.77">
                <text:p>23.77</text:p>
              </table:table-cell>
              <table:table-cell office:value-type="float" office:value="32.9">
                <text:p>32.9</text:p>
              </table:table-cell>
              <table:table-cell office:value-type="float" office:value="39.61">
                <text:p>39.61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ff_plot_avx.A3:ff_plot_avx.A35 ff_plot_avx.H2:ff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f_plot_avx.H3:ff_plot_avx.H35" chart:label-cell-address="ff_plot_avx.H2:ff_plot_avx.H2" chart:class="chart:scatter">
            <chart:domain table:cell-range-address="ff_plot_avx.A3:ff_plot_avx.A35"/>
            <chart:data-point chart:repeated="33"/>
          </chart:series>
          <chart:series chart:style-name="ch7" chart:values-cell-range-address="ff_plot_avx.I3:ff_plot_avx.I35" chart:label-cell-address="ff_plot_avx.I2:ff_plot_avx.I2" chart:class="chart:scatter">
            <chart:data-point chart:repeated="33"/>
          </chart:series>
          <chart:series chart:style-name="ch8" chart:values-cell-range-address="ff_plot_avx.J3:ff_plot_avx.J35" chart:label-cell-address="ff_plot_avx.J2:ff_plot_avx.J2" chart:class="chart:scatter">
            <chart:data-point chart:repeated="33"/>
          </chart:series>
          <chart:series chart:style-name="ch9" chart:values-cell-range-address="ff_plot_avx.K3:ff_plot_avx.K35" chart:label-cell-address="ff_plot_avx.K2:ff_plot_avx.K2" chart:class="chart:scatter">
            <chart:data-point chart:repeated="33"/>
          </chart:series>
          <chart:series chart:style-name="ch10" chart:values-cell-range-address="ff_plot_avx.L3:ff_plot_avx.L35" chart:label-cell-address="ff_plot_avx.L2:ff_plot_avx.L2" chart:class="chart:scatter">
            <chart:data-point chart:repeated="33"/>
          </chart:series>
          <chart:series chart:style-name="ch11" chart:values-cell-range-address="ff_plot_avx.M3:ff_plot_avx.M35" chart:label-cell-address="ff_plot_avx.M2:ff_plot_avx.M2" chart:class="chart:scatter">
            <chart:data-point chart:repeated="33"/>
          </chart:series>
          <chart:series chart:style-name="ch12" chart:values-cell-range-address="ff_plot_avx.N3:ff_plot_avx.N35" chart:label-cell-address="ff_plot_avx.N2:ff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_avx.H2:ff_plot_avx.H2</svg:desc>
                </draw:g>
              </table:table-cell>
              <table:table-cell office:value-type="string">
                <text:p>100000</text:p>
                <draw:g>
                  <svg:desc>ff_plot_avx.I2:ff_plot_avx.I2</svg:desc>
                </draw:g>
              </table:table-cell>
              <table:table-cell office:value-type="string">
                <text:p>200000</text:p>
                <draw:g>
                  <svg:desc>ff_plot_avx.J2:ff_plot_avx.J2</svg:desc>
                </draw:g>
              </table:table-cell>
              <table:table-cell office:value-type="string">
                <text:p>300000</text:p>
                <draw:g>
                  <svg:desc>ff_plot_avx.K2:ff_plot_avx.K2</svg:desc>
                </draw:g>
              </table:table-cell>
              <table:table-cell office:value-type="string">
                <text:p>400000</text:p>
                <draw:g>
                  <svg:desc>ff_plot_avx.L2:ff_plot_avx.L2</svg:desc>
                </draw:g>
              </table:table-cell>
              <table:table-cell office:value-type="string">
                <text:p>500000</text:p>
                <draw:g>
                  <svg:desc>ff_plot_avx.M2:ff_plot_avx.M2</svg:desc>
                </draw:g>
              </table:table-cell>
              <table:table-cell office:value-type="string">
                <text:p>600000</text:p>
                <draw:g>
                  <svg:desc>ff_plot_avx.N2:ff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_avx.A3:ff_plot_avx.A35</svg:desc>
                </draw:g>
              </table:table-cell>
              <table:table-cell office:value-type="float" office:value="1">
                <text:p>1</text:p>
                <draw:g>
                  <svg:desc>ff_plot_avx.H3:ff_plot_avx.H35</svg:desc>
                </draw:g>
              </table:table-cell>
              <table:table-cell office:value-type="float" office:value="NaN">
                <text:p>NaN</text:p>
                <draw:g>
                  <svg:desc>ff_plot_avx.I3:ff_plot_avx.I35</svg:desc>
                </draw:g>
              </table:table-cell>
              <table:table-cell office:value-type="float" office:value="NaN">
                <text:p>NaN</text:p>
                <draw:g>
                  <svg:desc>ff_plot_avx.J3:ff_plot_avx.J35</svg:desc>
                </draw:g>
              </table:table-cell>
              <table:table-cell office:value-type="float" office:value="NaN">
                <text:p>NaN</text:p>
                <draw:g>
                  <svg:desc>ff_plot_avx.K3:ff_plot_avx.K35</svg:desc>
                </draw:g>
              </table:table-cell>
              <table:table-cell office:value-type="float" office:value="NaN">
                <text:p>NaN</text:p>
                <draw:g>
                  <svg:desc>ff_plot_avx.L3:ff_plot_avx.L35</svg:desc>
                </draw:g>
              </table:table-cell>
              <table:table-cell office:value-type="float" office:value="NaN">
                <text:p>NaN</text:p>
                <draw:g>
                  <svg:desc>ff_plot_avx.M3:ff_plot_avx.M35</svg:desc>
                </draw:g>
              </table:table-cell>
              <table:table-cell office:value-type="float" office:value="NaN">
                <text:p>NaN</text:p>
                <draw:g>
                  <svg:desc>ff_plot_avx.N3:ff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1">
                <text:p>1.71</text:p>
              </table:table-cell>
              <table:table-cell office:value-type="float" office:value="2.17">
                <text:p>2.17</text:p>
              </table:table-cell>
              <table:table-cell office:value-type="float" office:value="3.04">
                <text:p>3.04</text:p>
              </table:table-cell>
              <table:table-cell office:value-type="float" office:value="3.17">
                <text:p>3.17</text:p>
              </table:table-cell>
              <table:table-cell office:value-type="float" office:value="2.7">
                <text:p>2.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4">
                <text:p>3.04</text:p>
              </table:table-cell>
              <table:table-cell office:value-type="float" office:value="4.06">
                <text:p>4.06</text:p>
              </table:table-cell>
              <table:table-cell office:value-type="float" office:value="6.19">
                <text:p>6.19</text:p>
              </table:table-cell>
              <table:table-cell office:value-type="float" office:value="6.05">
                <text:p>6.05</text:p>
              </table:table-cell>
              <table:table-cell office:value-type="float" office:value="5.38">
                <text:p>5.3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5.65">
                <text:p>5.65</text:p>
              </table:table-cell>
              <table:table-cell office:value-type="float" office:value="8.95">
                <text:p>8.95</text:p>
              </table:table-cell>
              <table:table-cell office:value-type="float" office:value="10.29">
                <text:p>10.29</text:p>
              </table:table-cell>
              <table:table-cell office:value-type="float" office:value="10.05">
                <text:p>10.0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7">
                <text:p>4.47</text:p>
              </table:table-cell>
              <table:table-cell office:value-type="float" office:value="6.82">
                <text:p>6.82</text:p>
              </table:table-cell>
              <table:table-cell office:value-type="float" office:value="11.22">
                <text:p>11.22</text:p>
              </table:table-cell>
              <table:table-cell office:value-type="float" office:value="12.87">
                <text:p>12.87</text:p>
              </table:table-cell>
              <table:table-cell office:value-type="float" office:value="13.82">
                <text:p>13.82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  <table:table-cell office:value-type="float" office:value="7.56">
                <text:p>7.56</text:p>
              </table:table-cell>
              <table:table-cell office:value-type="float" office:value="12.82">
                <text:p>12.82</text:p>
              </table:table-cell>
              <table:table-cell office:value-type="float" office:value="14.73">
                <text:p>14.73</text:p>
              </table:table-cell>
              <table:table-cell office:value-type="float" office:value="16.28">
                <text:p>16.28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88">
                <text:p>4.88</text:p>
              </table:table-cell>
              <table:table-cell office:value-type="float" office:value="8.25">
                <text:p>8.25</text:p>
              </table:table-cell>
              <table:table-cell office:value-type="float" office:value="14.21">
                <text:p>14.21</text:p>
              </table:table-cell>
              <table:table-cell office:value-type="float" office:value="17.24">
                <text:p>17.24</text:p>
              </table:table-cell>
              <table:table-cell office:value-type="float" office:value="18.54">
                <text:p>18.54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3">
                <text:p>4.83</text:p>
              </table:table-cell>
              <table:table-cell office:value-type="float" office:value="8.6">
                <text:p>8.6</text:p>
              </table:table-cell>
              <table:table-cell office:value-type="float" office:value="15.09">
                <text:p>15.09</text:p>
              </table:table-cell>
              <table:table-cell office:value-type="float" office:value="18.59">
                <text:p>18.59</text:p>
              </table:table-cell>
              <table:table-cell office:value-type="float" office:value="20.34">
                <text:p>20.34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1">
                <text:p>4.81</text:p>
              </table:table-cell>
              <table:table-cell office:value-type="float" office:value="8.68">
                <text:p>8.68</text:p>
              </table:table-cell>
              <table:table-cell office:value-type="float" office:value="15.97">
                <text:p>15.97</text:p>
              </table:table-cell>
              <table:table-cell office:value-type="float" office:value="19.34">
                <text:p>19.34</text:p>
              </table:table-cell>
              <table:table-cell office:value-type="float" office:value="21.54">
                <text:p>21.54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66">
                <text:p>4.66</text:p>
              </table:table-cell>
              <table:table-cell office:value-type="float" office:value="8.53">
                <text:p>8.53</text:p>
              </table:table-cell>
              <table:table-cell office:value-type="float" office:value="16.31">
                <text:p>16.31</text:p>
              </table:table-cell>
              <table:table-cell office:value-type="float" office:value="20.28">
                <text:p>20.28</text:p>
              </table:table-cell>
              <table:table-cell office:value-type="float" office:value="22.8">
                <text:p>22.8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1">
                <text:p>4.21</text:p>
              </table:table-cell>
              <table:table-cell office:value-type="float" office:value="8.5">
                <text:p>8.5</text:p>
              </table:table-cell>
              <table:table-cell office:value-type="float" office:value="15.75">
                <text:p>15.75</text:p>
              </table:table-cell>
              <table:table-cell office:value-type="float" office:value="20.2">
                <text:p>20.2</text:p>
              </table:table-cell>
              <table:table-cell office:value-type="float" office:value="23.26">
                <text:p>23.2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88">
                <text:p>3.88</text:p>
              </table:table-cell>
              <table:table-cell office:value-type="float" office:value="8.19">
                <text:p>8.19</text:p>
              </table:table-cell>
              <table:table-cell office:value-type="float" office:value="15.89">
                <text:p>15.89</text:p>
              </table:table-cell>
              <table:table-cell office:value-type="float" office:value="20.99">
                <text:p>20.99</text:p>
              </table:table-cell>
              <table:table-cell office:value-type="float" office:value="24.02">
                <text:p>24.0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85">
                <text:p>3.85</text:p>
              </table:table-cell>
              <table:table-cell office:value-type="float" office:value="8.48">
                <text:p>8.48</text:p>
              </table:table-cell>
              <table:table-cell office:value-type="float" office:value="16.18">
                <text:p>16.18</text:p>
              </table:table-cell>
              <table:table-cell office:value-type="float" office:value="21.19">
                <text:p>21.19</text:p>
              </table:table-cell>
              <table:table-cell office:value-type="float" office:value="24.33">
                <text:p>24.33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78">
                <text:p>3.78</text:p>
              </table:table-cell>
              <table:table-cell office:value-type="float" office:value="8.04">
                <text:p>8.04</text:p>
              </table:table-cell>
              <table:table-cell office:value-type="float" office:value="15.5">
                <text:p>15.5</text:p>
              </table:table-cell>
              <table:table-cell office:value-type="float" office:value="20.58">
                <text:p>20.58</text:p>
              </table:table-cell>
              <table:table-cell office:value-type="float" office:value="24.14">
                <text:p>24.14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52">
                <text:p>3.52</text:p>
              </table:table-cell>
              <table:table-cell office:value-type="float" office:value="7.4">
                <text:p>7.4</text:p>
              </table:table-cell>
              <table:table-cell office:value-type="float" office:value="15.41">
                <text:p>15.41</text:p>
              </table:table-cell>
              <table:table-cell office:value-type="float" office:value="20.65">
                <text:p>20.65</text:p>
              </table:table-cell>
              <table:table-cell office:value-type="float" office:value="24.06">
                <text:p>24.06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31">
                <text:p>3.31</text:p>
              </table:table-cell>
              <table:table-cell office:value-type="float" office:value="7.48">
                <text:p>7.48</text:p>
              </table:table-cell>
              <table:table-cell office:value-type="float" office:value="15.13">
                <text:p>15.13</text:p>
              </table:table-cell>
              <table:table-cell office:value-type="float" office:value="20.18">
                <text:p>20.18</text:p>
              </table:table-cell>
              <table:table-cell office:value-type="float" office:value="24.04">
                <text:p>24.0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19">
                <text:p>3.19</text:p>
              </table:table-cell>
              <table:table-cell office:value-type="float" office:value="7.36">
                <text:p>7.36</text:p>
              </table:table-cell>
              <table:table-cell office:value-type="float" office:value="14.72">
                <text:p>14.72</text:p>
              </table:table-cell>
              <table:table-cell office:value-type="float" office:value="19.75">
                <text:p>19.75</text:p>
              </table:table-cell>
              <table:table-cell office:value-type="float" office:value="24.08">
                <text:p>24.0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85">
                <text:p>2.85</text:p>
              </table:table-cell>
              <table:table-cell office:value-type="float" office:value="6.95">
                <text:p>6.95</text:p>
              </table:table-cell>
              <table:table-cell office:value-type="float" office:value="13.31">
                <text:p>13.31</text:p>
              </table:table-cell>
              <table:table-cell office:value-type="float" office:value="19.46">
                <text:p>19.46</text:p>
              </table:table-cell>
              <table:table-cell office:value-type="float" office:value="22.7">
                <text:p>22.7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76">
                <text:p>2.76</text:p>
              </table:table-cell>
              <table:table-cell office:value-type="float" office:value="6.7">
                <text:p>6.7</text:p>
              </table:table-cell>
              <table:table-cell office:value-type="float" office:value="13.34">
                <text:p>13.34</text:p>
              </table:table-cell>
              <table:table-cell office:value-type="float" office:value="18.89">
                <text:p>18.89</text:p>
              </table:table-cell>
              <table:table-cell office:value-type="float" office:value="22.49">
                <text:p>22.49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6">
                <text:p>2.6</text:p>
              </table:table-cell>
              <table:table-cell office:value-type="float" office:value="6.4">
                <text:p>6.4</text:p>
              </table:table-cell>
              <table:table-cell office:value-type="float" office:value="13.76">
                <text:p>13.76</text:p>
              </table:table-cell>
              <table:table-cell office:value-type="float" office:value="18">
                <text:p>18</text:p>
              </table:table-cell>
              <table:table-cell office:value-type="float" office:value="22.85">
                <text:p>22.85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3">
                <text:p>2.43</text:p>
              </table:table-cell>
              <table:table-cell office:value-type="float" office:value="5.97">
                <text:p>5.97</text:p>
              </table:table-cell>
              <table:table-cell office:value-type="float" office:value="13.33">
                <text:p>13.33</text:p>
              </table:table-cell>
              <table:table-cell office:value-type="float" office:value="16.79">
                <text:p>16.79</text:p>
              </table:table-cell>
              <table:table-cell office:value-type="float" office:value="21.46">
                <text:p>21.46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6">
                <text:p>2.26</text:p>
              </table:table-cell>
              <table:table-cell office:value-type="float" office:value="5.55">
                <text:p>5.55</text:p>
              </table:table-cell>
              <table:table-cell office:value-type="float" office:value="12.5">
                <text:p>12.5</text:p>
              </table:table-cell>
              <table:table-cell office:value-type="float" office:value="16.84">
                <text:p>16.84</text:p>
              </table:table-cell>
              <table:table-cell office:value-type="float" office:value="19.59">
                <text:p>19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16">
                <text:p>2.16</text:p>
              </table:table-cell>
              <table:table-cell office:value-type="float" office:value="5.3">
                <text:p>5.3</text:p>
              </table:table-cell>
              <table:table-cell office:value-type="float" office:value="11.95">
                <text:p>11.95</text:p>
              </table:table-cell>
              <table:table-cell office:value-type="float" office:value="16.81">
                <text:p>16.81</text:p>
              </table:table-cell>
              <table:table-cell office:value-type="float" office:value="19.66">
                <text:p>19.66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02">
                <text:p>2.02</text:p>
              </table:table-cell>
              <table:table-cell office:value-type="float" office:value="4.95">
                <text:p>4.95</text:p>
              </table:table-cell>
              <table:table-cell office:value-type="float" office:value="11.19">
                <text:p>11.19</text:p>
              </table:table-cell>
              <table:table-cell office:value-type="float" office:value="16.15">
                <text:p>16.15</text:p>
              </table:table-cell>
              <table:table-cell office:value-type="float" office:value="19.13">
                <text:p>19.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1">
                <text:p>1.91</text:p>
              </table:table-cell>
              <table:table-cell office:value-type="float" office:value="4.7">
                <text:p>4.7</text:p>
              </table:table-cell>
              <table:table-cell office:value-type="float" office:value="10.59">
                <text:p>10.59</text:p>
              </table:table-cell>
              <table:table-cell office:value-type="float" office:value="15.59">
                <text:p>15.59</text:p>
              </table:table-cell>
              <table:table-cell office:value-type="float" office:value="19.06">
                <text:p>19.0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6">
                <text:p>1.86</text:p>
              </table:table-cell>
              <table:table-cell office:value-type="float" office:value="4.57">
                <text:p>4.57</text:p>
              </table:table-cell>
              <table:table-cell office:value-type="float" office:value="10.31">
                <text:p>10.31</text:p>
              </table:table-cell>
              <table:table-cell office:value-type="float" office:value="15.35">
                <text:p>15.35</text:p>
              </table:table-cell>
              <table:table-cell office:value-type="float" office:value="19.09">
                <text:p>19.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74">
                <text:p>1.74</text:p>
              </table:table-cell>
              <table:table-cell office:value-type="float" office:value="4.34">
                <text:p>4.34</text:p>
              </table:table-cell>
              <table:table-cell office:value-type="float" office:value="9.82">
                <text:p>9.82</text:p>
              </table:table-cell>
              <table:table-cell office:value-type="float" office:value="14.48">
                <text:p>14.48</text:p>
              </table:table-cell>
              <table:table-cell office:value-type="float" office:value="18.5">
                <text:p>18.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4">
                <text:p>1.64</text:p>
              </table:table-cell>
              <table:table-cell office:value-type="float" office:value="4.16">
                <text:p>4.16</text:p>
              </table:table-cell>
              <table:table-cell office:value-type="float" office:value="9.31">
                <text:p>9.31</text:p>
              </table:table-cell>
              <table:table-cell office:value-type="float" office:value="13.76">
                <text:p>13.76</text:p>
              </table:table-cell>
              <table:table-cell office:value-type="float" office:value="16.42">
                <text:p>16.42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58">
                <text:p>1.58</text:p>
              </table:table-cell>
              <table:table-cell office:value-type="float" office:value="3.92">
                <text:p>3.92</text:p>
              </table:table-cell>
              <table:table-cell office:value-type="float" office:value="8.81">
                <text:p>8.81</text:p>
              </table:table-cell>
              <table:table-cell office:value-type="float" office:value="13.03">
                <text:p>13.03</text:p>
              </table:table-cell>
              <table:table-cell office:value-type="float" office:value="16.77">
                <text:p>16.77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1">
                <text:p>1.51</text:p>
              </table:table-cell>
              <table:table-cell office:value-type="float" office:value="3.74">
                <text:p>3.74</text:p>
              </table:table-cell>
              <table:table-cell office:value-type="float" office:value="8.46">
                <text:p>8.46</text:p>
              </table:table-cell>
              <table:table-cell office:value-type="float" office:value="12.48">
                <text:p>12.48</text:p>
              </table:table-cell>
              <table:table-cell office:value-type="float" office:value="16.11">
                <text:p>16.11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9">
                <text:p>1.49</text:p>
              </table:table-cell>
              <table:table-cell office:value-type="float" office:value="3.66">
                <text:p>3.66</text:p>
              </table:table-cell>
              <table:table-cell office:value-type="float" office:value="8.26">
                <text:p>8.26</text:p>
              </table:table-cell>
              <table:table-cell office:value-type="float" office:value="12.25">
                <text:p>12.25</text:p>
              </table:table-cell>
              <table:table-cell office:value-type="float" office:value="15.74">
                <text:p>15.74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3">
                <text:p>1.43</text:p>
              </table:table-cell>
              <table:table-cell office:value-type="float" office:value="3.52">
                <text:p>3.52</text:p>
              </table:table-cell>
              <table:table-cell office:value-type="float" office:value="7.92">
                <text:p>7.92</text:p>
              </table:table-cell>
              <table:table-cell office:value-type="float" office:value="11.67">
                <text:p>11.67</text:p>
              </table:table-cell>
              <table:table-cell office:value-type="float" office:value="15.04">
                <text:p>15.04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